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6.4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16.4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16.48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5" style:family="table">
      <style:table-properties style:width="16.506cm" fo:margin-top="0cm" fo:margin-bottom="0cm" table:align="left" style:writing-mode="lr-tb"/>
    </style:style>
    <style:style style:name="Таблица5.A" style:family="table-column">
      <style:table-column-properties style:column-width="16.50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6.48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7" style:family="table">
      <style:table-properties style:width="16.494cm" fo:margin-left="0.009cm" fo:margin-top="0cm" fo:margin-bottom="0cm" table:align="left" style:writing-mode="lr-tb"/>
    </style:style>
    <style:style style:name="Таблица7.A" style:family="table-column">
      <style:table-column-properties style:column-width="1.242cm"/>
    </style:style>
    <style:style style:name="Таблица7.B" style:family="table-column">
      <style:table-column-properties style:column-width="3.501cm"/>
    </style:style>
    <style:style style:name="Таблица7.C" style:family="table-column">
      <style:table-column-properties style:column-width="8.248cm"/>
    </style:style>
    <style:style style:name="Таблица7.D" style:family="table-column">
      <style:table-column-properties style:column-width="3.503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2" style:family="table-cell">
      <style:table-cell-properties fo:padding-left="0.191cm" fo:padding-right="0.191cm" fo:padding-top="0cm" fo:padding-bottom="0cm" fo:border="0.5pt solid #000000"/>
    </style:style>
    <style:style style:name="Таблица7.B2" style:family="table-cell">
      <style:table-cell-properties fo:padding-left="0.191cm" fo:padding-right="0.191cm" fo:padding-top="0cm" fo:padding-bottom="0cm" fo:border="0.5pt solid #000000"/>
    </style:style>
    <style:style style:name="Таблица7.C2" style:family="table-cell">
      <style:table-cell-properties fo:padding-left="0.191cm" fo:padding-right="0.191cm" fo:padding-top="0cm" fo:padding-bottom="0cm" fo:border="0.5pt solid #000000"/>
    </style:style>
    <style:style style:name="Таблица7.D2" style:family="table-cell">
      <style:table-cell-properties fo:padding-left="0.191cm" fo:padding-right="0.191cm" fo:padding-top="0cm" fo:padding-bottom="0cm" fo:border="0.5pt solid #000000"/>
    </style:style>
    <style:style style:name="Таблица7.A3" style:family="table-cell">
      <style:table-cell-properties fo:padding-left="0.191cm" fo:padding-right="0.191cm" fo:padding-top="0cm" fo:padding-bottom="0cm" fo:border="0.5pt solid #000000"/>
    </style:style>
    <style:style style:name="Таблица7.B3" style:family="table-cell">
      <style:table-cell-properties fo:padding-left="0.191cm" fo:padding-right="0.191cm" fo:padding-top="0cm" fo:padding-bottom="0cm" fo:border="0.5pt solid #000000"/>
    </style:style>
    <style:style style:name="Таблица7.C3" style:family="table-cell">
      <style:table-cell-properties fo:padding-left="0.191cm" fo:padding-right="0.191cm" fo:padding-top="0cm" fo:padding-bottom="0cm" fo:border="0.5pt solid #000000"/>
    </style:style>
    <style:style style:name="Таблица7.D3" style:family="table-cell">
      <style:table-cell-properties fo:padding-left="0.191cm" fo:padding-right="0.191cm" fo:padding-top="0cm" fo:padding-bottom="0cm" fo:border="0.5pt solid #000000"/>
    </style:style>
    <style:style style:name="Таблица7.4" style:family="table-row">
      <style:table-row-properties style:min-row-height="0.829cm" fo:keep-together="auto"/>
    </style:style>
    <style:style style:name="Таблица7.A4" style:family="table-cell">
      <style:table-cell-properties fo:padding-left="0.191cm" fo:padding-right="0.191cm" fo:padding-top="0cm" fo:padding-bottom="0cm" fo:border="0.5pt solid #000000"/>
    </style:style>
    <style:style style:name="Таблица7.B4" style:family="table-cell">
      <style:table-cell-properties fo:padding-left="0.191cm" fo:padding-right="0.191cm" fo:padding-top="0cm" fo:padding-bottom="0cm" fo:border="0.5pt solid #000000"/>
    </style:style>
    <style:style style:name="Таблица7.C4" style:family="table-cell">
      <style:table-cell-properties fo:padding-left="0.191cm" fo:padding-right="0.191cm" fo:padding-top="0cm" fo:padding-bottom="0cm" fo:border="0.5pt solid #000000"/>
    </style:style>
    <style:style style:name="Таблица7.D4" style:family="table-cell">
      <style:table-cell-properties fo:padding-left="0.191cm" fo:padding-right="0.191cm" fo:padding-top="0cm" fo:padding-bottom="0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6.48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6.48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6.48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6.48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2" style:family="table">
      <style:table-properties style:width="16.484cm" fo:margin-left="0cm" fo:margin-top="0cm" fo:margin-bottom="0cm" table:align="left" style:writing-mode="lr-tb"/>
    </style:style>
    <style:style style:name="Таблица12.A" style:family="table-column">
      <style:table-column-properties style:column-width="16.484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3" style:family="table">
      <style:table-properties style:width="16.484cm" fo:margin-left="0cm" fo:margin-top="0cm" fo:margin-bottom="0cm" table:align="left" style:writing-mode="lr-tb"/>
    </style:style>
    <style:style style:name="Таблица13.A" style:family="table-column">
      <style:table-column-properties style:column-width="16.484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4" style:family="table">
      <style:table-properties style:width="12.243cm" fo:margin-left="0cm" fo:margin-top="0cm" fo:margin-bottom="0cm" table:align="left" style:writing-mode="lr-tb"/>
    </style:style>
    <style:style style:name="Таблица14.A" style:family="table-column">
      <style:table-column-properties style:column-width="12.243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5" style:family="table">
      <style:table-properties style:width="16.503cm" fo:margin-left="0cm" fo:margin-top="0cm" fo:margin-bottom="0cm" table:align="left" style:writing-mode="lr-tb"/>
    </style:style>
    <style:style style:name="Таблица15.A" style:family="table-column">
      <style:table-column-properties style:column-width="16.503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6" style:family="table">
      <style:table-properties style:width="16.499cm" fo:margin-top="0cm" fo:margin-bottom="0cm" table:align="left" style:writing-mode="lr-tb"/>
    </style:style>
    <style:style style:name="Таблица16.A" style:family="table-column">
      <style:table-column-properties style:column-width="16.499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7" style:family="table">
      <style:table-properties style:width="16.503cm" fo:margin-left="0cm" fo:margin-top="0cm" fo:margin-bottom="0cm" table:align="left" style:writing-mode="lr-tb"/>
    </style:style>
    <style:style style:name="Таблица17.A" style:family="table-column">
      <style:table-column-properties style:column-width="16.503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8" style:family="table">
      <style:table-properties style:width="16.484cm" fo:margin-left="0cm" fo:margin-top="0cm" fo:margin-bottom="0cm" table:align="left" style:writing-mode="lr-tb"/>
    </style:style>
    <style:style style:name="Таблица18.A" style:family="table-column">
      <style:table-column-properties style:column-width="16.484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9" style:family="table">
      <style:table-properties style:width="5.253cm" fo:margin-left="0cm" fo:margin-top="0cm" fo:margin-bottom="0cm" table:align="left" style:writing-mode="lr-tb"/>
    </style:style>
    <style:style style:name="Таблица19.A" style:family="table-column">
      <style:table-column-properties style:column-width="5.25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0" style:family="table">
      <style:table-properties style:width="13.254cm" fo:margin-left="0cm" fo:margin-top="0cm" fo:margin-bottom="0cm" table:align="left" style:writing-mode="lr-tb"/>
    </style:style>
    <style:style style:name="Таблица20.A" style:family="table-column">
      <style:table-column-properties style:column-width="13.254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1" style:family="table">
      <style:table-properties style:width="13.254cm" fo:margin-left="0cm" fo:margin-top="0cm" fo:margin-bottom="0cm" table:align="left" style:writing-mode="lr-tb"/>
    </style:style>
    <style:style style:name="Таблица21.A" style:family="table-column">
      <style:table-column-properties style:column-width="13.254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2" style:family="table">
      <style:table-properties style:width="13.254cm" fo:margin-left="0cm" fo:margin-top="0cm" fo:margin-bottom="0cm" table:align="left" style:writing-mode="lr-tb"/>
    </style:style>
    <style:style style:name="Таблица22.A" style:family="table-column">
      <style:table-column-properties style:column-width="13.254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3" style:family="table">
      <style:table-properties style:width="5.242cm" fo:margin-left="0cm" fo:margin-top="0cm" fo:margin-bottom="0cm" table:align="left" style:writing-mode="lr-tb"/>
    </style:style>
    <style:style style:name="Таблица23.A" style:family="table-column">
      <style:table-column-properties style:column-width="5.242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Times New Roman" officeooo:rsid="0019c92b" officeooo:paragraph-rsid="0019c92b"/>
    </style:style>
    <style:style style:name="P7" style:family="paragraph" style:parent-style-name="Text_20_body">
      <style:text-properties style:font-name="Times New Roman" officeooo:paragraph-rsid="0019c92b"/>
    </style:style>
    <style:style style:name="P8" style:family="paragraph" style:parent-style-name="Text_20_body">
      <style:text-properties style:font-name="Times New Roman" officeooo:paragraph-rsid="001b8163"/>
    </style:style>
    <style:style style:name="P9" style:family="paragraph" style:parent-style-name="Heading_20_4">
      <style:text-properties style:font-name="Times New Roman"/>
    </style:style>
    <style:style style:name="P10" style:family="paragraph" style:parent-style-name="Text_20_body">
      <style:text-properties style:font-name="Times New Roman" officeooo:paragraph-rsid="00158c6e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text-properties style:font-name="Times New Roman" officeooo:paragraph-rsid="00309c75"/>
    </style:style>
    <style:style style:name="P13" style:family="paragraph" style:parent-style-name="Text_20_body">
      <style:text-properties style:font-name="Times New Roman" officeooo:paragraph-rsid="00331768"/>
    </style:style>
    <style:style style:name="P14" style:family="paragraph" style:parent-style-name="Text_20_body">
      <style:text-properties style:font-name="Times New Roman" officeooo:paragraph-rsid="00211617"/>
    </style:style>
    <style:style style:name="P15" style:family="paragraph" style:parent-style-name="Text_20_body">
      <style:text-properties style:font-name="Times New Roman" officeooo:paragraph-rsid="00235dbe"/>
    </style:style>
    <style:style style:name="P16" style:family="paragraph" style:parent-style-name="Text_20_body">
      <style:text-properties style:font-name="Times New Roman" officeooo:paragraph-rsid="002665e1"/>
    </style:style>
    <style:style style:name="P17" style:family="paragraph" style:parent-style-name="Text_20_body">
      <style:text-properties style:font-name="Times New Roman" officeooo:rsid="00248a65" officeooo:paragraph-rsid="00248a65"/>
    </style:style>
    <style:style style:name="P18" style:family="paragraph" style:parent-style-name="Text_20_body">
      <style:text-properties style:font-name="Times New Roman" officeooo:paragraph-rsid="002853d9"/>
    </style:style>
    <style:style style:name="P19" style:family="paragraph" style:parent-style-name="Text_20_body">
      <style:text-properties style:font-name="Times New Roman" officeooo:paragraph-rsid="0034f399"/>
    </style:style>
    <style:style style:name="P20" style:family="paragraph" style:parent-style-name="Heading_20_3">
      <style:text-properties officeooo:paragraph-rsid="001a0f63"/>
    </style:style>
    <style:style style:name="P21" style:family="paragraph" style:parent-style-name="Heading_20_3">
      <style:text-properties officeooo:paragraph-rsid="002665e1"/>
    </style:style>
    <style:style style:name="P22" style:family="paragraph" style:parent-style-name="Standard">
      <style:text-properties officeooo:paragraph-rsid="00115a34"/>
    </style:style>
    <style:style style:name="P23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 style:vertical-align="baseline"/>
      <style:text-properties officeooo:paragraph-rsid="00115a34"/>
    </style:style>
    <style:style style:name="P24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/>
      <style:text-properties officeooo:paragraph-rsid="00115a34"/>
    </style:style>
    <style:style style:name="P25" style:family="paragraph" style:parent-style-name="Standard">
      <style:paragraph-properties fo:text-align="center" style:justify-single-word="false" fo:orphans="0" fo:widows="0"/>
      <style:text-properties officeooo:paragraph-rsid="00115a34"/>
    </style:style>
    <style:style style:name="P26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0pt" fo:font-style="italic" officeooo:paragraph-rsid="00115a34" style:font-name-asian="Times New Roman2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27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fo:font-style="italic" officeooo:paragraph-rsid="00115a34" style:font-name-asian="Times New Roman2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28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fo:font-style="italic" officeooo:paragraph-rsid="00115a34" style:font-name-asian="Calibri" style:font-size-asian="10pt" style:language-asian="en" style:country-asian="US" style:font-style-asian="italic" style:font-name-complex="Times New Roman2" style:font-size-complex="10pt" style:language-complex="ar" style:country-complex="SA"/>
    </style:style>
    <style:style style:name="P29" style:family="paragraph" style:parent-style-name="Standard">
      <style:paragraph-properties fo:orphans="0" fo:widows="0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0" style:family="paragraph" style:parent-style-name="Standard">
      <style:paragraph-properties fo:orphans="2" fo:widows="2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0pt" officeooo:paragraph-rsid="00115a34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P32" style:family="paragraph" style:parent-style-name="Standard">
      <style:paragraph-properties fo:orphans="2" fo:widows="2"/>
      <style:text-properties style:use-window-font-color="true" loext:opacity="0%" style:font-name="Times New Roman1" fo:font-size="10pt" officeooo:paragraph-rsid="00115a34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P33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4pt" fo:font-weight="bold" officeooo:paragraph-rsid="00115a34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34" style:family="paragraph" style:parent-style-name="Standard">
      <style:paragraph-properties fo:orphans="2" fo:widows="2"/>
      <style:text-properties style:use-window-font-color="true" loext:opacity="0%" style:font-name="Times New Roman1" fo:font-size="14pt" fo:font-weight="bold" officeooo:paragraph-rsid="00115a34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35" style:family="paragraph" style:parent-style-name="Standard">
      <style:paragraph-properties fo:text-align="end" style:justify-single-word="false" fo:orphans="2" fo:widows="2"/>
      <style:text-properties style:use-window-font-color="true" loext:opacity="0%" style:font-name="Times New Roman1" fo:font-size="14pt" officeooo:paragraph-rsid="00115a34" style:font-name-asian="Times New Roman2" style:font-size-asian="14pt" style:font-name-complex="Times New Roman2" style:font-size-complex="14pt" style:language-complex="ar" style:country-complex="SA"/>
    </style:style>
    <style:style style:name="P36" style:family="paragraph" style:parent-style-name="Standard">
      <style:paragraph-properties fo:text-align="justify" style:justify-single-word="false" fo:orphans="2" fo:widows="2" style:punctuation-wrap="hanging"/>
      <style:text-properties style:use-window-font-color="true" loext:opacity="0%" style:font-name="Times New Roman1" fo:font-size="14pt" officeooo:paragraph-rsid="00115a34" style:font-name-asian="Times New Roman2" style:font-size-asian="14pt" style:font-name-complex="Times New Roman2" style:font-size-complex="14pt" style:language-complex="ar" style:country-complex="SA"/>
    </style:style>
    <style:style style:name="P37" style:family="paragraph" style:parent-style-name="Standard">
      <style:paragraph-properties fo:orphans="2" fo:widows="2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38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39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1pt" officeooo:paragraph-rsid="0012d768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40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1pt" fo:font-weight="bold" officeooo:paragraph-rsid="00115a34" style:font-name-asian="Times New Roman2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Times New Roman1"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Times New Roman1" fo:font-size="11pt" fo:language="ru" fo:country="RU" fo:font-style="italic" officeooo:paragraph-rsid="0012d768" style:letter-kerning="false" style:font-name-asian="Calibri" style:font-size-asian="11pt" style:language-asian="en" style:country-asian="US" style:font-style-asian="italic" style:font-name-complex="Times New Roman2" style:font-size-complex="11pt" style:language-complex="ar" style:country-complex="SA"/>
    </style:style>
    <style:style style:name="P43" style:family="paragraph" style:parent-style-name="Standard">
      <style:paragraph-properties fo:margin-top="0cm" fo:margin-bottom="0.282cm" style:contextual-spacing="false" fo:line-height="106%" fo:text-align="center" style:justify-single-word="false" fo:orphans="2" fo:widows="2"/>
      <style:text-properties style:use-window-font-color="true" loext:opacity="0%" style:font-name="Times New Roman1" fo:font-size="11pt" officeooo:paragraph-rsid="00115a34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44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officeooo:paragraph-rsid="00115a34" style:font-name-asian="Calibri" style:language-asian="en" style:country-asian="US" style:font-name-complex="Times New Roman2" style:language-complex="ar" style:country-complex="SA"/>
    </style:style>
    <style:style style:name="P45" style:family="paragraph" style:parent-style-name="Standard">
      <style:paragraph-properties fo:orphans="2" fo:widows="2"/>
      <style:text-properties style:use-window-font-color="true" loext:opacity="0%" style:font-name="Times New Roman1" officeooo:paragraph-rsid="00115a34" style:font-name-asian="Calibri" style:language-asian="en" style:country-asian="US" style:font-name-complex="Times New Roman2" style:language-complex="ar" style:country-complex="SA"/>
    </style:style>
    <style:style style:name="P46" style:family="paragraph" style:parent-style-name="Standard">
      <style:paragraph-properties fo:text-align="justify" style:justify-single-word="false" fo:orphans="0" fo:widows="0"/>
      <style:text-properties officeooo:paragraph-rsid="00115a34"/>
    </style:style>
    <style:style style:name="P47" style:family="paragraph" style:parent-style-name="Standard">
      <style:paragraph-properties fo:orphans="2" fo:widows="2"/>
      <style:text-properties officeooo:paragraph-rsid="00115a34"/>
    </style:style>
    <style:style style:name="P48" style:family="paragraph" style:parent-style-name="Standard">
      <style:paragraph-properties fo:orphans="2" fo:widows="2"/>
      <style:text-properties officeooo:paragraph-rsid="0012d768"/>
    </style:style>
    <style:style style:name="P49" style:family="paragraph" style:parent-style-name="Standard">
      <style:text-properties officeooo:paragraph-rsid="00115a34" style:font-name-asian="Courier New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1pt" fo:language="ru" fo:country="RU" officeooo:paragraph-rsid="0012d768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15a34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12d768" style:letter-kerning="false" style:font-size-asian="11pt" style:language-asian="en" style:country-asian="US" style:font-name-complex="Times New Roman2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56" style:family="paragraph" style:parent-style-name="Text_20_body">
      <style:text-properties officeooo:paragraph-rsid="00331768"/>
    </style:style>
    <style:style style:name="P57" style:family="paragraph" style:parent-style-name="Text_20_body">
      <style:text-properties officeooo:paragraph-rsid="0034b817"/>
    </style:style>
    <style:style style:name="P58" style:family="paragraph" style:parent-style-name="Standard" style:master-page-name="Standard">
      <style:paragraph-properties fo:margin-left="0cm" fo:margin-right="0.998cm" fo:text-align="center" style:justify-single-word="false" fo:text-indent="0cm" style:auto-text-indent="false" style:page-number="10"/>
      <style:text-properties style:use-window-font-color="true" loext:opacity="0%" style:font-name="Times New Roman1" fo:font-size="10pt" officeooo:paragraph-rsid="00115a34" style:font-name-asian="Times New Roman2" style:font-size-asian="10pt" style:font-name-complex="Times New Roman2" style:font-size-complex="10pt" style:language-complex="ar" style:country-complex="SA"/>
    </style:style>
    <style:style style:name="P59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/>
      <style:text-properties style:use-window-font-color="true" loext:opacity="0%" style:font-name="Times New Roman1" fo:font-size="10pt" officeooo:paragraph-rsid="00115a34" style:font-name-asian="Times New Roman2" style:font-size-asian="10pt" style:font-name-complex="Times New Roman2" style:font-size-complex="10pt" style:language-complex="ar" style:country-complex="SA"/>
    </style:style>
    <style:style style:name="P60" style:family="paragraph" style:parent-style-name="Standard">
      <style:paragraph-properties fo:margin-left="0cm" fo:margin-right="0.998cm" fo:text-align="center" style:justify-single-word="false" fo:orphans="2" fo:widows="2" fo:text-indent="0cm" style:auto-text-indent="false" style:punctuation-wrap="hanging" style:vertical-align="baseline"/>
      <style:text-properties style:use-window-font-color="true" loext:opacity="0%" style:font-name="Times New Roman1" fo:font-size="10pt" officeooo:paragraph-rsid="00115a34" style:font-name-asian="Times New Roman2" style:font-size-asian="10pt" style:font-name-complex="Times New Roman2" style:font-size-complex="10pt" style:language-complex="ar" style:country-complex="SA"/>
    </style:style>
    <style:style style:name="P61" style:family="paragraph" style:parent-style-name="Standard">
      <style:paragraph-properties fo:margin-left="0cm" fo:margin-right="0.998cm" fo:text-align="center" style:justify-single-word="false" fo:text-indent="0cm" style:auto-text-indent="false" fo:break-before="page" style:punctuation-wrap="hanging" style:vertical-align="baseline"/>
      <style:text-properties style:use-window-font-color="true" loext:opacity="0%" style:font-name="Times New Roman1" fo:font-size="10pt" officeooo:paragraph-rsid="00115a34" style:font-name-asian="Times New Roman2" style:font-size-asian="10pt" style:font-name-complex="Times New Roman2" style:font-size-complex="10pt" style:language-complex="ar" style:country-complex="SA"/>
    </style:style>
    <style:style style:name="P62" style:family="paragraph" style:parent-style-name="Standard">
      <style:paragraph-properties fo:orphans="0" fo:widows="0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63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64" style:family="paragraph" style:parent-style-name="Standard">
      <style:paragraph-properties fo:text-align="justify" style:justify-single-word="false" fo:orphans="0" fo:widows="0" style:punctuation-wrap="hanging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65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66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0pt" fo:font-weight="bold" officeooo:paragraph-rsid="00115a34" style:font-name-asian="Times New Roman2" style:font-size-asian="10pt" style:language-asian="en" style:country-asian="US" style:font-weight-asian="bold" style:font-name-complex="Times New Roman2" style:font-size-complex="10pt" style:language-complex="ar" style:country-complex="SA"/>
    </style:style>
    <style:style style:name="P67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1pt" officeooo:paragraph-rsid="00115a34" style:font-name-asian="Times New Roman2" style:font-size-asian="11pt" style:font-name-complex="Times New Roman2" style:font-size-complex="10pt" style:language-complex="ar" style:country-complex="SA"/>
    </style:style>
    <style:style style:name="P68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1" fo:font-size="11pt" officeooo:rsid="00115a34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69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70" style:family="paragraph" style:parent-style-name="Standard">
      <style:paragraph-properties fo:orphans="0" fo:widows="0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71" style:family="paragraph" style:parent-style-name="Standard">
      <style:paragraph-properties fo:orphans="2" fo:widows="2"/>
      <style:text-properties style:use-window-font-color="true" loext:opacity="0%" style:font-name="Times New Roman1" fo:font-size="11pt" officeooo:paragraph-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72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1pt" fo:font-style="italic" officeooo:paragraph-rsid="00115a34" style:font-name-asian="Times New Roman2" style:font-size-asian="11pt" style:language-asian="en" style:country-asian="US" style:font-style-asian="italic" style:font-name-complex="Times New Roman2" style:font-size-complex="11pt" style:language-complex="ar" style:country-complex="SA"/>
    </style:style>
    <style:style style:name="P73" style:family="paragraph" style:parent-style-name="Standard">
      <style:paragraph-properties fo:orphans="2" fo:widows="2"/>
      <style:text-properties style:use-window-font-color="true" loext:opacity="0%" style:font-name="Times New Roman1" fo:font-size="11pt" fo:font-weight="bold" officeooo:paragraph-rsid="00115a34" style:font-name-asian="Times New Roman2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Times New Roman1"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Times New Roman1" fo:font-size="11pt" fo:language="ru" fo:country="RU" officeooo:paragraph-rsid="00115a34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Times New Roman1" fo:font-size="11pt" fo:language="ru" fo:country="RU" fo:font-weight="bold" officeooo:paragraph-rsid="00115a34" style:letter-kerning="false" style:font-name-asian="Calibri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77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4pt" fo:font-weight="bold" officeooo:paragraph-rsid="00115a34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78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weight="bold" officeooo:paragraph-rsid="00115a34" style:font-name-asian="Calibri" style:language-asian="en" style:country-asian="US" style:font-weight-asian="bold" style:font-name-complex="Times New Roman2" style:language-complex="ar" style:country-complex="SA"/>
    </style:style>
    <style:style style:name="P79" style:family="paragraph" style:parent-style-name="Standard">
      <style:paragraph-properties fo:text-align="justify" style:justify-single-word="false" fo:orphans="0" fo:widows="0"/>
      <style:text-properties fo:color="#000000" loext:opacity="100%" style:font-name="Times New Roman1" fo:font-size="10pt" officeooo:paragraph-rsid="00115a34" style:font-name-asian="Times New Roman2" style:font-size-asian="10pt" style:language-asian="en" style:country-asian="US" style:font-name-complex="Times New Roman2" style:font-size-complex="10pt" style:language-complex="ar" style:country-complex="SA" style:font-style-complex="italic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Times New Roman1" fo:font-size="11pt" fo:language="ru" fo:country="RU" officeooo:rsid="0012d768" officeooo:paragraph-rsid="0012d768" style:letter-kerning="false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12d768"/>
    </style:style>
    <style:style style:name="P82" style:family="paragraph" style:parent-style-name="Heading_20_1" style:list-style-name="">
      <style:text-properties officeooo:rsid="00158c6e" officeooo:paragraph-rsid="00158c6e"/>
    </style:style>
    <style:style style:name="P83" style:family="paragraph" style:parent-style-name="Heading_20_1">
      <style:paragraph-properties fo:break-before="page"/>
      <style:text-properties style:font-name="Times New Roman" officeooo:rsid="00158c6e" officeooo:paragraph-rsid="00158c6e"/>
    </style:style>
    <style:style style:name="P84" style:family="paragraph" style:parent-style-name="Heading_20_1">
      <style:paragraph-properties fo:break-before="page"/>
      <style:text-properties style:font-name="Times New Roman" officeooo:rsid="0017cd8a" officeooo:paragraph-rsid="0017cd8a"/>
    </style:style>
    <style:style style:name="P85" style:family="paragraph" style:parent-style-name="Heading_20_1">
      <style:paragraph-properties fo:break-before="page"/>
      <style:text-properties style:font-name="Times New Roman" officeooo:rsid="0019c92b" officeooo:paragraph-rsid="0019c92b"/>
    </style:style>
    <style:style style:name="P86" style:family="paragraph" style:parent-style-name="Heading_20_1">
      <style:paragraph-properties fo:break-before="page"/>
      <style:text-properties style:font-name="Times New Roman" officeooo:paragraph-rsid="0019c92b"/>
    </style:style>
    <style:style style:name="P87" style:family="paragraph" style:parent-style-name="Heading_20_1">
      <style:paragraph-properties fo:break-before="page"/>
      <style:text-properties style:font-name="Times New Roman" officeooo:rsid="0034f399" officeooo:paragraph-rsid="0034f399"/>
    </style:style>
    <style:style style:name="P88" style:family="paragraph" style:parent-style-name="Heading_20_2">
      <style:text-properties style:font-name="Times New Roman" officeooo:rsid="002e1361" officeooo:paragraph-rsid="002e1361"/>
    </style:style>
    <style:style style:name="P89" style:family="paragraph" style:parent-style-name="Heading_20_2">
      <style:text-properties style:font-name="Times New Roman" officeooo:rsid="00331768" officeooo:paragraph-rsid="00331768"/>
    </style:style>
    <style:style style:name="P90" style:family="paragraph" style:parent-style-name="Heading_20_2">
      <style:text-properties style:font-name="Times New Roman" officeooo:rsid="0019c92b" officeooo:paragraph-rsid="0019c92b"/>
    </style:style>
    <style:style style:name="P91" style:family="paragraph" style:parent-style-name="Heading_20_2">
      <style:text-properties style:font-name="Times New Roman" officeooo:rsid="001b8163" officeooo:paragraph-rsid="001b8163"/>
    </style:style>
    <style:style style:name="P92" style:family="paragraph" style:parent-style-name="Heading_20_2">
      <style:paragraph-properties fo:break-before="page"/>
      <style:text-properties style:font-name="Times New Roman" officeooo:rsid="00211617" officeooo:paragraph-rsid="00211617"/>
    </style:style>
    <style:style style:name="P93" style:family="paragraph" style:parent-style-name="Heading_20_2">
      <style:text-properties style:font-name="Times New Roman" officeooo:rsid="00235dbe" officeooo:paragraph-rsid="00235dbe"/>
    </style:style>
    <style:style style:name="P94" style:family="paragraph" style:parent-style-name="Heading_20_2">
      <style:text-properties style:font-name="Times New Roman" officeooo:rsid="002853d9" officeooo:paragraph-rsid="002853d9"/>
    </style:style>
    <style:style style:name="P95" style:family="paragraph" style:parent-style-name="Heading_20_2">
      <style:paragraph-properties fo:break-before="page"/>
      <style:text-properties officeooo:paragraph-rsid="00309c75"/>
    </style:style>
    <style:style style:name="P96" style:family="paragraph" style:parent-style-name="Text_20_body" style:list-style-name="L1"/>
    <style:style style:name="P97" style:family="paragraph" style:parent-style-name="Text_20_body" style:list-style-name="L1">
      <style:paragraph-properties fo:margin-top="0cm" fo:margin-bottom="0cm" style:contextual-spacing="false"/>
    </style:style>
    <style:style style:name="P98" style:family="paragraph" style:parent-style-name="Text_20_body" style:list-style-name="L2"/>
    <style:style style:name="P99" style:family="paragraph" style:parent-style-name="Text_20_body" style:list-style-name="L2">
      <style:paragraph-properties fo:margin-top="0cm" fo:margin-bottom="0cm" style:contextual-spacing="false"/>
    </style:style>
    <style:style style:name="P100" style:family="paragraph" style:parent-style-name="Text_20_body" style:list-style-name="L3">
      <style:paragraph-properties fo:margin-top="0cm" fo:margin-bottom="0cm" style:contextual-spacing="false"/>
      <style:text-properties style:font-name="Times New Roman"/>
    </style:style>
    <style:style style:name="P101" style:family="paragraph" style:parent-style-name="Text_20_body" style:list-style-name="L3">
      <style:text-properties style:font-name="Times New Roman"/>
    </style:style>
    <style:style style:name="P102" style:family="paragraph" style:parent-style-name="Text_20_body" style:list-style-name="L5">
      <style:paragraph-properties fo:margin-top="0cm" fo:margin-bottom="0cm" style:contextual-spacing="false"/>
      <style:text-properties style:font-name="Times New Roman"/>
    </style:style>
    <style:style style:name="P103" style:family="paragraph" style:parent-style-name="Text_20_body" style:list-style-name="L5">
      <style:text-properties style:font-name="Times New Roman"/>
    </style:style>
    <style:style style:name="P104" style:family="paragraph" style:parent-style-name="Text_20_body" style:list-style-name="L6">
      <style:paragraph-properties fo:margin-top="0cm" fo:margin-bottom="0cm" style:contextual-spacing="false"/>
      <style:text-properties style:font-name="Times New Roman"/>
    </style:style>
    <style:style style:name="P105" style:family="paragraph" style:parent-style-name="Text_20_body" style:list-style-name="L6">
      <style:text-properties style:font-name="Times New Roman"/>
    </style:style>
    <style:style style:name="P106" style:family="paragraph" style:parent-style-name="Text_20_body" style:list-style-name="L7">
      <style:text-properties style:font-name="Times New Roman"/>
    </style:style>
    <style:style style:name="P107" style:family="paragraph" style:parent-style-name="Text_20_body" style:list-style-name="L9">
      <style:text-properties style:font-name="Times New Roman"/>
    </style:style>
    <style:style style:name="P108" style:family="paragraph" style:parent-style-name="Text_20_body" style:list-style-name="L10">
      <style:paragraph-properties fo:margin-top="0cm" fo:margin-bottom="0cm" style:contextual-spacing="false"/>
      <style:text-properties style:font-name="Times New Roman"/>
    </style:style>
    <style:style style:name="P109" style:family="paragraph" style:parent-style-name="Text_20_body" style:list-style-name="L15">
      <style:paragraph-properties fo:margin-top="0cm" fo:margin-bottom="0cm" style:contextual-spacing="false"/>
      <style:text-properties style:font-name="Times New Roman"/>
    </style:style>
    <style:style style:name="P110" style:family="paragraph" style:parent-style-name="Text_20_body" style:list-style-name="L16">
      <style:paragraph-properties fo:margin-top="0cm" fo:margin-bottom="0cm" style:contextual-spacing="false"/>
      <style:text-properties style:font-name="Times New Roman"/>
    </style:style>
    <style:style style:name="P111" style:family="paragraph" style:parent-style-name="Text_20_body" style:list-style-name="L16">
      <style:text-properties style:font-name="Times New Roman"/>
    </style:style>
    <style:style style:name="P112" style:family="paragraph" style:parent-style-name="Text_20_body" style:list-style-name="L17">
      <style:paragraph-properties fo:margin-top="0cm" fo:margin-bottom="0cm" style:contextual-spacing="false"/>
      <style:text-properties style:font-name="Times New Roman"/>
    </style:style>
    <style:style style:name="P113" style:family="paragraph" style:parent-style-name="Text_20_body" style:list-style-name="L17">
      <style:text-properties style:font-name="Times New Roman"/>
    </style:style>
    <style:style style:name="P114" style:family="paragraph" style:parent-style-name="Text_20_body" style:list-style-name="L18">
      <style:paragraph-properties fo:margin-top="0cm" fo:margin-bottom="0cm" style:contextual-spacing="false"/>
      <style:text-properties style:font-name="Times New Roman"/>
    </style:style>
    <style:style style:name="P115" style:family="paragraph" style:parent-style-name="Text_20_body" style:list-style-name="L18">
      <style:text-properties style:font-name="Times New Roman"/>
    </style:style>
    <style:style style:name="P116" style:family="paragraph" style:parent-style-name="Text_20_body" style:list-style-name="L19">
      <style:paragraph-properties fo:margin-top="0cm" fo:margin-bottom="0cm" style:contextual-spacing="false"/>
      <style:text-properties style:font-name="Times New Roman"/>
    </style:style>
    <style:style style:name="P117" style:family="paragraph" style:parent-style-name="Text_20_body" style:list-style-name="L19">
      <style:text-properties style:font-name="Times New Roman"/>
    </style:style>
    <style:style style:name="P118" style:family="paragraph" style:parent-style-name="Text_20_body" style:list-style-name="L21">
      <style:paragraph-properties fo:margin-top="0cm" fo:margin-bottom="0cm" style:contextual-spacing="false"/>
      <style:text-properties style:font-name="Times New Roman"/>
    </style:style>
    <style:style style:name="P119" style:family="paragraph" style:parent-style-name="Text_20_body" style:list-style-name="L21">
      <style:text-properties style:font-name="Times New Roman"/>
    </style:style>
    <style:style style:name="P120" style:family="paragraph" style:parent-style-name="Text_20_body" style:list-style-name="L22">
      <style:paragraph-properties fo:margin-top="0cm" fo:margin-bottom="0cm" style:contextual-spacing="false"/>
      <style:text-properties style:font-name="Times New Roman"/>
    </style:style>
    <style:style style:name="P121" style:family="paragraph" style:parent-style-name="Text_20_body" style:list-style-name="L22">
      <style:text-properties style:font-name="Times New Roman"/>
    </style:style>
    <style:style style:name="P122" style:family="paragraph" style:parent-style-name="Text_20_body" style:list-style-name="L23">
      <style:paragraph-properties fo:margin-top="0cm" fo:margin-bottom="0cm" style:contextual-spacing="false"/>
      <style:text-properties style:font-name="Times New Roman"/>
    </style:style>
    <style:style style:name="P123" style:family="paragraph" style:parent-style-name="Text_20_body" style:list-style-name="L23">
      <style:text-properties style:font-name="Times New Roman"/>
    </style:style>
    <style:style style:name="P124" style:family="paragraph" style:parent-style-name="Text_20_body" style:list-style-name="L25">
      <style:paragraph-properties fo:margin-top="0cm" fo:margin-bottom="0cm" style:contextual-spacing="false"/>
      <style:text-properties style:font-name="Times New Roman"/>
    </style:style>
    <style:style style:name="P125" style:family="paragraph" style:parent-style-name="Text_20_body" style:list-style-name="L25">
      <style:text-properties style:font-name="Times New Roman"/>
    </style:style>
    <style:style style:name="P126" style:family="paragraph" style:parent-style-name="Text_20_body" style:list-style-name="L26">
      <style:paragraph-properties fo:margin-top="0cm" fo:margin-bottom="0cm" style:contextual-spacing="false"/>
      <style:text-properties style:font-name="Times New Roman"/>
    </style:style>
    <style:style style:name="P127" style:family="paragraph" style:parent-style-name="Text_20_body" style:list-style-name="L26">
      <style:text-properties style:font-name="Times New Roman" officeooo:paragraph-rsid="0034b817"/>
    </style:style>
    <style:style style:name="P128" style:family="paragraph" style:parent-style-name="Text_20_body" style:list-style-name="L27">
      <style:paragraph-properties fo:margin-top="0cm" fo:margin-bottom="0cm" style:contextual-spacing="false"/>
      <style:text-properties style:font-name="Times New Roman"/>
    </style:style>
    <style:style style:name="P129" style:family="paragraph" style:parent-style-name="Text_20_body" style:list-style-name="L27">
      <style:text-properties style:font-name="Times New Roman"/>
    </style:style>
    <style:style style:name="P130" style:family="paragraph" style:parent-style-name="Text_20_body" style:list-style-name="L28">
      <style:paragraph-properties fo:margin-top="0cm" fo:margin-bottom="0cm" style:contextual-spacing="false"/>
      <style:text-properties style:font-name="Times New Roman"/>
    </style:style>
    <style:style style:name="P131" style:family="paragraph" style:parent-style-name="Text_20_body" style:list-style-name="L28">
      <style:text-properties style:font-name="Times New Roman"/>
    </style:style>
    <style:style style:name="P132" style:family="paragraph" style:parent-style-name="Text_20_body" style:list-style-name="L29">
      <style:text-properties style:font-name="Times New Roman"/>
    </style:style>
    <style:style style:name="P133" style:family="paragraph" style:parent-style-name="Text_20_body" style:list-style-name="L30">
      <style:paragraph-properties fo:margin-top="0cm" fo:margin-bottom="0cm" style:contextual-spacing="false"/>
      <style:text-properties style:font-name="Times New Roman"/>
    </style:style>
    <style:style style:name="P134" style:family="paragraph" style:parent-style-name="Text_20_body" style:list-style-name="L30">
      <style:text-properties style:font-name="Times New Roman"/>
    </style:style>
    <style:style style:name="P135" style:family="paragraph" style:parent-style-name="Text_20_body" style:list-style-name="L31">
      <style:paragraph-properties fo:margin-top="0cm" fo:margin-bottom="0cm" style:contextual-spacing="false"/>
      <style:text-properties style:font-name="Times New Roman"/>
    </style:style>
    <style:style style:name="P136" style:family="paragraph" style:parent-style-name="Text_20_body" style:list-style-name="L31">
      <style:text-properties style:font-name="Times New Roman"/>
    </style:style>
    <style:style style:name="P137" style:family="paragraph" style:parent-style-name="Text_20_body" style:list-style-name="L32">
      <style:paragraph-properties fo:margin-top="0cm" fo:margin-bottom="0cm" style:contextual-spacing="false"/>
      <style:text-properties style:font-name="Times New Roman"/>
    </style:style>
    <style:style style:name="P138" style:family="paragraph" style:parent-style-name="Text_20_body" style:list-style-name="L32">
      <style:text-properties style:font-name="Times New Roman"/>
    </style:style>
    <style:style style:name="P139" style:family="paragraph" style:parent-style-name="Text_20_body" style:list-style-name="L33">
      <style:paragraph-properties fo:margin-top="0cm" fo:margin-bottom="0cm" style:contextual-spacing="false"/>
      <style:text-properties style:font-name="Times New Roman"/>
    </style:style>
    <style:style style:name="P140" style:family="paragraph" style:parent-style-name="Text_20_body" style:list-style-name="L33">
      <style:text-properties style:font-name="Times New Roman"/>
    </style:style>
    <style:style style:name="P141" style:family="paragraph" style:parent-style-name="Text_20_body" style:list-style-name="L34">
      <style:paragraph-properties fo:margin-top="0cm" fo:margin-bottom="0cm" style:contextual-spacing="false"/>
      <style:text-properties style:font-name="Times New Roman"/>
    </style:style>
    <style:style style:name="P142" style:family="paragraph" style:parent-style-name="Text_20_body" style:list-style-name="L34">
      <style:text-properties style:font-name="Times New Roman"/>
    </style:style>
    <style:style style:name="P143" style:family="paragraph" style:parent-style-name="Text_20_body" style:list-style-name="L35">
      <style:paragraph-properties fo:margin-top="0cm" fo:margin-bottom="0cm" style:contextual-spacing="false"/>
      <style:text-properties style:font-name="Times New Roman"/>
    </style:style>
    <style:style style:name="P144" style:family="paragraph" style:parent-style-name="Text_20_body" style:list-style-name="L35">
      <style:text-properties style:font-name="Times New Roman"/>
    </style:style>
    <style:style style:name="P145" style:family="paragraph" style:parent-style-name="Text_20_body" style:list-style-name="L36">
      <style:text-properties style:font-name="Times New Roman"/>
    </style:style>
    <style:style style:name="P146" style:family="paragraph" style:parent-style-name="Text_20_body" style:list-style-name="L37">
      <style:paragraph-properties fo:margin-top="0cm" fo:margin-bottom="0cm" style:contextual-spacing="false"/>
      <style:text-properties style:font-name="Times New Roman"/>
    </style:style>
    <style:style style:name="P147" style:family="paragraph" style:parent-style-name="Text_20_body" style:list-style-name="L37">
      <style:text-properties style:font-name="Times New Roman"/>
    </style:style>
    <style:style style:name="P148" style:family="paragraph" style:parent-style-name="Text_20_body" style:list-style-name="L38">
      <style:paragraph-properties fo:margin-top="0cm" fo:margin-bottom="0cm" style:contextual-spacing="false"/>
      <style:text-properties style:font-name="Times New Roman"/>
    </style:style>
    <style:style style:name="P149" style:family="paragraph" style:parent-style-name="Text_20_body" style:list-style-name="L38">
      <style:text-properties style:font-name="Times New Roman"/>
    </style:style>
    <style:style style:name="P150" style:family="paragraph" style:parent-style-name="Text_20_body" style:list-style-name="L39">
      <style:paragraph-properties fo:margin-top="0cm" fo:margin-bottom="0cm" style:contextual-spacing="false"/>
      <style:text-properties style:font-name="Times New Roman"/>
    </style:style>
    <style:style style:name="P151" style:family="paragraph" style:parent-style-name="Text_20_body" style:list-style-name="L39">
      <style:text-properties style:font-name="Times New Roman"/>
    </style:style>
    <style:style style:name="P152" style:family="paragraph" style:parent-style-name="Text_20_body">
      <style:text-properties style:font-name="Times New Roman" officeooo:rsid="001a0f63" officeooo:paragraph-rsid="001a0f63"/>
    </style:style>
    <style:style style:name="P153" style:family="paragraph" style:parent-style-name="Text_20_body" style:list-style-name="L40">
      <style:paragraph-properties fo:margin-top="0cm" fo:margin-bottom="0cm" style:contextual-spacing="false"/>
      <style:text-properties style:font-name="Times New Roman"/>
    </style:style>
    <style:style style:name="P154" style:family="paragraph" style:parent-style-name="Text_20_body" style:list-style-name="L40">
      <style:text-properties style:font-name="Times New Roman"/>
    </style:style>
    <style:style style:name="P155" style:family="paragraph" style:parent-style-name="Text_20_body" style:list-style-name="L41">
      <style:paragraph-properties fo:margin-top="0cm" fo:margin-bottom="0cm" style:contextual-spacing="false"/>
      <style:text-properties style:font-name="Times New Roman"/>
    </style:style>
    <style:style style:name="P156" style:family="paragraph" style:parent-style-name="Text_20_body" style:list-style-name="L41">
      <style:text-properties style:font-name="Times New Roman"/>
    </style:style>
    <style:style style:name="P157" style:family="paragraph" style:parent-style-name="Text_20_body" style:list-style-name="L43">
      <style:text-properties style:font-name="Times New Roman"/>
    </style:style>
    <style:style style:name="P158" style:family="paragraph" style:parent-style-name="Text_20_body" style:list-style-name="L45">
      <style:text-properties style:font-name="Times New Roman"/>
    </style:style>
    <style:style style:name="P159" style:family="paragraph" style:parent-style-name="Text_20_body" style:list-style-name="L46">
      <style:text-properties style:font-name="Times New Roman"/>
    </style:style>
    <style:style style:name="P160" style:family="paragraph" style:parent-style-name="Text_20_body" style:list-style-name="L47">
      <style:paragraph-properties fo:margin-top="0cm" fo:margin-bottom="0cm" style:contextual-spacing="false"/>
      <style:text-properties style:font-name="Times New Roman"/>
    </style:style>
    <style:style style:name="P161" style:family="paragraph" style:parent-style-name="Text_20_body" style:list-style-name="L47">
      <style:text-properties style:font-name="Times New Roman"/>
    </style:style>
    <style:style style:name="P162" style:family="paragraph" style:parent-style-name="Text_20_body" style:list-style-name="L48">
      <style:text-properties style:font-name="Times New Roman"/>
    </style:style>
    <style:style style:name="P163" style:family="paragraph" style:parent-style-name="Text_20_body" style:list-style-name="L49">
      <style:text-properties style:font-name="Times New Roman"/>
    </style:style>
    <style:style style:name="P164" style:family="paragraph" style:parent-style-name="Text_20_body" style:list-style-name="L50">
      <style:text-properties style:font-name="Times New Roman"/>
    </style:style>
    <style:style style:name="P165" style:family="paragraph" style:parent-style-name="Text_20_body" style:list-style-name="L51">
      <style:paragraph-properties fo:margin-top="0cm" fo:margin-bottom="0cm" style:contextual-spacing="false"/>
      <style:text-properties style:font-name="Times New Roman"/>
    </style:style>
    <style:style style:name="P166" style:family="paragraph" style:parent-style-name="Text_20_body" style:list-style-name="L51">
      <style:text-properties style:font-name="Times New Roman"/>
    </style:style>
    <style:style style:name="P167" style:family="paragraph" style:parent-style-name="Text_20_body" style:list-style-name="L52">
      <style:paragraph-properties fo:margin-top="0cm" fo:margin-bottom="0cm" style:contextual-spacing="false"/>
      <style:text-properties style:font-name="Times New Roman"/>
    </style:style>
    <style:style style:name="P168" style:family="paragraph" style:parent-style-name="Text_20_body" style:list-style-name="L55">
      <style:paragraph-properties fo:margin-top="0cm" fo:margin-bottom="0cm" style:contextual-spacing="false"/>
      <style:text-properties style:font-name="Times New Roman"/>
    </style:style>
    <style:style style:name="P169" style:family="paragraph" style:parent-style-name="Text_20_body" style:list-style-name="L61">
      <style:paragraph-properties fo:margin-top="0cm" fo:margin-bottom="0cm" style:contextual-spacing="false"/>
      <style:text-properties style:font-name="Times New Roman"/>
    </style:style>
    <style:style style:name="P170" style:family="paragraph" style:parent-style-name="Text_20_body" style:list-style-name="L63">
      <style:paragraph-properties fo:margin-top="0cm" fo:margin-bottom="0cm" style:contextual-spacing="false"/>
      <style:text-properties style:font-name="Times New Roman"/>
    </style:style>
    <style:style style:name="P171" style:family="paragraph" style:parent-style-name="Text_20_body" style:list-style-name="L63">
      <style:text-properties style:font-name="Times New Roman"/>
    </style:style>
    <style:style style:name="P172" style:family="paragraph" style:parent-style-name="Text_20_body" style:list-style-name="L64">
      <style:paragraph-properties fo:margin-top="0cm" fo:margin-bottom="0cm" style:contextual-spacing="false"/>
      <style:text-properties style:font-name="Times New Roman"/>
    </style:style>
    <style:style style:name="P173" style:family="paragraph" style:parent-style-name="Text_20_body" style:list-style-name="L65">
      <style:paragraph-properties fo:margin-top="0cm" fo:margin-bottom="0cm" style:contextual-spacing="false"/>
      <style:text-properties style:font-name="Times New Roman"/>
    </style:style>
    <style:style style:name="P174" style:family="paragraph" style:parent-style-name="Text_20_body" style:list-style-name="L65">
      <style:text-properties style:font-name="Times New Roman"/>
    </style:style>
    <style:style style:name="P175" style:family="paragraph" style:parent-style-name="Text_20_body" style:list-style-name="L66">
      <style:text-properties style:font-name="Times New Roman"/>
    </style:style>
    <style:style style:name="P176" style:family="paragraph" style:parent-style-name="Text_20_body" style:list-style-name="L67">
      <style:paragraph-properties fo:margin-top="0cm" fo:margin-bottom="0cm" style:contextual-spacing="false"/>
      <style:text-properties style:font-name="Times New Roman"/>
    </style:style>
    <style:style style:name="P177" style:family="paragraph" style:parent-style-name="Text_20_body" style:list-style-name="L67">
      <style:text-properties style:font-name="Times New Roman"/>
    </style:style>
    <style:style style:name="P178" style:family="paragraph" style:parent-style-name="Text_20_body" style:list-style-name="L68">
      <style:paragraph-properties fo:margin-top="0cm" fo:margin-bottom="0cm" style:contextual-spacing="false"/>
      <style:text-properties style:font-name="Times New Roman"/>
    </style:style>
    <style:style style:name="P179" style:family="paragraph" style:parent-style-name="Text_20_body" style:list-style-name="L68">
      <style:text-properties style:font-name="Times New Roman"/>
    </style:style>
    <style:style style:name="P180" style:family="paragraph" style:parent-style-name="Text_20_body" style:list-style-name="L69">
      <style:text-properties style:font-name="Times New Roman"/>
    </style:style>
    <style:style style:name="P181" style:family="paragraph" style:parent-style-name="Text_20_body" style:list-style-name="L71">
      <style:paragraph-properties fo:margin-top="0cm" fo:margin-bottom="0cm" style:contextual-spacing="false"/>
      <style:text-properties style:font-name="Times New Roman"/>
    </style:style>
    <style:style style:name="P182" style:family="paragraph" style:parent-style-name="Text_20_body" style:list-style-name="L71">
      <style:text-properties style:font-name="Times New Roman"/>
    </style:style>
    <style:style style:name="P183" style:family="paragraph" style:parent-style-name="Text_20_body" style:list-style-name="L73">
      <style:paragraph-properties fo:margin-top="0cm" fo:margin-bottom="0cm" style:contextual-spacing="false"/>
      <style:text-properties style:font-name="Times New Roman"/>
    </style:style>
    <style:style style:name="P184" style:family="paragraph" style:parent-style-name="Text_20_body" style:list-style-name="L73">
      <style:text-properties style:font-name="Times New Roman"/>
    </style:style>
    <style:style style:name="P185" style:family="paragraph" style:parent-style-name="Text_20_body" style:list-style-name="L4"/>
    <style:style style:name="P186" style:family="paragraph" style:parent-style-name="Text_20_body" style:list-style-name="L4">
      <style:paragraph-properties fo:margin-top="0cm" fo:margin-bottom="0cm" style:contextual-spacing="false"/>
    </style:style>
    <style:style style:name="P187" style:family="paragraph" style:parent-style-name="Text_20_body" style:list-style-name="L8"/>
    <style:style style:name="P188" style:family="paragraph" style:parent-style-name="Text_20_body" style:list-style-name="L8">
      <style:paragraph-properties fo:margin-top="0cm" fo:margin-bottom="0cm" style:contextual-spacing="false"/>
    </style:style>
    <style:style style:name="P189" style:family="paragraph" style:parent-style-name="Text_20_body" style:list-style-name="L9">
      <style:paragraph-properties fo:margin-top="0cm" fo:margin-bottom="0cm" style:contextual-spacing="false"/>
    </style:style>
    <style:style style:name="P190" style:family="paragraph" style:parent-style-name="Text_20_body" style:list-style-name="L10"/>
    <style:style style:name="P191" style:family="paragraph" style:parent-style-name="Text_20_body" style:list-style-name="L11"/>
    <style:style style:name="P192" style:family="paragraph" style:parent-style-name="Text_20_body" style:list-style-name="L11">
      <style:paragraph-properties fo:margin-top="0cm" fo:margin-bottom="0cm" style:contextual-spacing="false"/>
    </style:style>
    <style:style style:name="P193" style:family="paragraph" style:parent-style-name="Text_20_body" style:list-style-name="L12"/>
    <style:style style:name="P194" style:family="paragraph" style:parent-style-name="Text_20_body" style:list-style-name="L12">
      <style:paragraph-properties fo:margin-top="0cm" fo:margin-bottom="0cm" style:contextual-spacing="false"/>
    </style:style>
    <style:style style:name="P195" style:family="paragraph" style:parent-style-name="Text_20_body" style:list-style-name="L13"/>
    <style:style style:name="P196" style:family="paragraph" style:parent-style-name="Text_20_body" style:list-style-name="L13">
      <style:paragraph-properties fo:margin-top="0cm" fo:margin-bottom="0cm" style:contextual-spacing="false"/>
    </style:style>
    <style:style style:name="P197" style:family="paragraph" style:parent-style-name="Text_20_body" style:list-style-name="L14"/>
    <style:style style:name="P198" style:family="paragraph" style:parent-style-name="Text_20_body" style:list-style-name="L14">
      <style:paragraph-properties fo:margin-top="0cm" fo:margin-bottom="0cm" style:contextual-spacing="false"/>
    </style:style>
    <style:style style:name="P199" style:family="paragraph" style:parent-style-name="Text_20_body" style:list-style-name="L15"/>
    <style:style style:name="P200" style:family="paragraph" style:parent-style-name="Text_20_body" style:list-style-name="L15">
      <style:paragraph-properties fo:margin-top="0cm" fo:margin-bottom="0cm" style:contextual-spacing="false"/>
    </style:style>
    <style:style style:name="P201" style:family="paragraph" style:parent-style-name="Text_20_body" style:list-style-name="L20"/>
    <style:style style:name="P202" style:family="paragraph" style:parent-style-name="Text_20_body" style:list-style-name="L20">
      <style:paragraph-properties fo:margin-top="0cm" fo:margin-bottom="0cm" style:contextual-spacing="false"/>
    </style:style>
    <style:style style:name="P203" style:family="paragraph" style:parent-style-name="Text_20_body" style:list-style-name="L21">
      <style:paragraph-properties fo:margin-top="0cm" fo:margin-bottom="0cm" style:contextual-spacing="false"/>
    </style:style>
    <style:style style:name="P204" style:family="paragraph" style:parent-style-name="Text_20_body" style:list-style-name="L24"/>
    <style:style style:name="P205" style:family="paragraph" style:parent-style-name="Text_20_body" style:list-style-name="L24">
      <style:paragraph-properties fo:margin-top="0cm" fo:margin-bottom="0cm" style:contextual-spacing="false"/>
    </style:style>
    <style:style style:name="P206" style:family="paragraph" style:parent-style-name="Text_20_body" style:list-style-name="L25">
      <style:paragraph-properties fo:margin-top="0cm" fo:margin-bottom="0cm" style:contextual-spacing="false"/>
    </style:style>
    <style:style style:name="P207" style:family="paragraph" style:parent-style-name="Text_20_body" style:list-style-name="L38"/>
    <style:style style:name="P208" style:family="paragraph" style:parent-style-name="Text_20_body" style:list-style-name="L39"/>
    <style:style style:name="P209" style:family="paragraph" style:parent-style-name="Text_20_body" style:list-style-name="L42"/>
    <style:style style:name="P210" style:family="paragraph" style:parent-style-name="Text_20_body" style:list-style-name="L42">
      <style:paragraph-properties fo:margin-top="0cm" fo:margin-bottom="0cm" style:contextual-spacing="false"/>
    </style:style>
    <style:style style:name="P211" style:family="paragraph" style:parent-style-name="Text_20_body" style:list-style-name="L44"/>
    <style:style style:name="P212" style:family="paragraph" style:parent-style-name="Text_20_body" style:list-style-name="L52"/>
    <style:style style:name="P213" style:family="paragraph" style:parent-style-name="Text_20_body" style:list-style-name="L52">
      <style:paragraph-properties fo:margin-top="0cm" fo:margin-bottom="0cm" style:contextual-spacing="false"/>
    </style:style>
    <style:style style:name="P214" style:family="paragraph" style:parent-style-name="Text_20_body" style:list-style-name="L53"/>
    <style:style style:name="P215" style:family="paragraph" style:parent-style-name="Text_20_body" style:list-style-name="L53">
      <style:paragraph-properties fo:margin-top="0cm" fo:margin-bottom="0cm" style:contextual-spacing="false"/>
    </style:style>
    <style:style style:name="P216" style:family="paragraph" style:parent-style-name="Text_20_body" style:list-style-name="L54"/>
    <style:style style:name="P217" style:family="paragraph" style:parent-style-name="Text_20_body" style:list-style-name="L54">
      <style:paragraph-properties fo:margin-top="0cm" fo:margin-bottom="0cm" style:contextual-spacing="false"/>
    </style:style>
    <style:style style:name="P218" style:family="paragraph" style:parent-style-name="Text_20_body" style:list-style-name="L55"/>
    <style:style style:name="P219" style:family="paragraph" style:parent-style-name="Text_20_body" style:list-style-name="L55">
      <style:paragraph-properties fo:margin-top="0cm" fo:margin-bottom="0cm" style:contextual-spacing="false"/>
    </style:style>
    <style:style style:name="P220" style:family="paragraph" style:parent-style-name="Text_20_body" style:list-style-name="L56"/>
    <style:style style:name="P221" style:family="paragraph" style:parent-style-name="Text_20_body" style:list-style-name="L56">
      <style:paragraph-properties fo:margin-top="0cm" fo:margin-bottom="0cm" style:contextual-spacing="false"/>
    </style:style>
    <style:style style:name="P222" style:family="paragraph" style:parent-style-name="Text_20_body" style:list-style-name="L57"/>
    <style:style style:name="P223" style:family="paragraph" style:parent-style-name="Text_20_body" style:list-style-name="L57">
      <style:paragraph-properties fo:margin-top="0cm" fo:margin-bottom="0cm" style:contextual-spacing="false"/>
    </style:style>
    <style:style style:name="P224" style:family="paragraph" style:parent-style-name="Text_20_body" style:list-style-name="L58"/>
    <style:style style:name="P225" style:family="paragraph" style:parent-style-name="Text_20_body" style:list-style-name="L59"/>
    <style:style style:name="P226" style:family="paragraph" style:parent-style-name="Text_20_body" style:list-style-name="L59">
      <style:paragraph-properties fo:margin-top="0cm" fo:margin-bottom="0cm" style:contextual-spacing="false"/>
    </style:style>
    <style:style style:name="P227" style:family="paragraph" style:parent-style-name="Text_20_body" style:list-style-name="L60"/>
    <style:style style:name="P228" style:family="paragraph" style:parent-style-name="Text_20_body" style:list-style-name="L60">
      <style:paragraph-properties fo:margin-top="0cm" fo:margin-bottom="0cm" style:contextual-spacing="false"/>
    </style:style>
    <style:style style:name="P229" style:family="paragraph" style:parent-style-name="Text_20_body" style:list-style-name="L61"/>
    <style:style style:name="P230" style:family="paragraph" style:parent-style-name="Text_20_body" style:list-style-name="L61">
      <style:paragraph-properties fo:margin-top="0cm" fo:margin-bottom="0cm" style:contextual-spacing="false"/>
    </style:style>
    <style:style style:name="P231" style:family="paragraph" style:parent-style-name="Text_20_body" style:list-style-name="L62"/>
    <style:style style:name="P232" style:family="paragraph" style:parent-style-name="Text_20_body" style:list-style-name="L62">
      <style:paragraph-properties fo:margin-top="0cm" fo:margin-bottom="0cm" style:contextual-spacing="false"/>
    </style:style>
    <style:style style:name="P233" style:family="paragraph" style:parent-style-name="Text_20_body" style:list-style-name="L63">
      <style:paragraph-properties fo:margin-top="0cm" fo:margin-bottom="0cm" style:contextual-spacing="false"/>
    </style:style>
    <style:style style:name="P234" style:family="paragraph" style:parent-style-name="Text_20_body" style:list-style-name="L64"/>
    <style:style style:name="P235" style:family="paragraph" style:parent-style-name="Text_20_body" style:list-style-name="L70"/>
    <style:style style:name="P236" style:family="paragraph" style:parent-style-name="Text_20_body" style:list-style-name="L70">
      <style:paragraph-properties fo:margin-top="0cm" fo:margin-bottom="0cm" style:contextual-spacing="false"/>
    </style:style>
    <style:style style:name="P237" style:family="paragraph" style:parent-style-name="Text_20_body" style:list-style-name="L72"/>
    <style:style style:name="P238" style:family="paragraph" style:parent-style-name="Text_20_body" style:list-style-name="L73"/>
    <style:style style:name="T1" style:family="text">
      <style:text-properties style:use-window-font-color="true" loext:opacity="0%" style:font-name="Times New Roman1"/>
    </style:style>
    <style:style style:name="T2" style:family="text">
      <style:text-properties style:use-window-font-color="true" loext:opacity="0%" style:font-name="Times New Roman1" fo:font-size="10pt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T3" style:family="text">
      <style:text-properties style:use-window-font-color="true" loext:opacity="0%" style:font-name="Times New Roman1" fo:font-size="10pt" fo:language="en" fo:country="US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T4" style:family="text">
      <style:text-properties style:use-window-font-color="true" loext:opacity="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5" style:family="text">
      <style:text-properties style:use-window-font-color="true" loext:opacity="0%" style:font-name="Times New Roman1" fo:font-size="11pt" officeooo:rsid="0035fc33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6" style:family="text">
      <style:text-properties style:use-window-font-color="true" loext:opacity="0%" style:font-name="Times New Roman1" fo:font-size="11pt" fo:language="en" fo:country="US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7" style:family="text">
      <style:text-properties style:use-window-font-color="true" loext:opacity="0%" style:font-name="Times New Roman1" fo:font-size="11pt" fo:font-weight="bold" style:font-name-asian="Times New Roman2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T8" style:family="text">
      <style:text-properties style:use-window-font-color="true" loext:opacity="0%" style:font-name="Times New Roman1" fo:font-size="11pt" fo:language="ru" fo:country="RU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T9" style:family="text">
      <style:text-properties style:use-window-font-color="true" loext:opacity="0%" style:font-name="Times New Roman1" fo:font-size="11pt" fo:language="ru" fo:country="RU" officeooo:rsid="0035fce6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T10" style:family="text">
      <style:text-properties style:use-window-font-color="true" loext:opacity="0%" style:font-name="Times New Roman1" fo:font-weight="bold" style:font-name-asian="Calibri" style:font-weight-asian="bold"/>
    </style:style>
    <style:style style:name="T11" style:family="text">
      <style:text-properties style:use-window-font-color="true" loext:opacity="0%" style:font-name="Times New Roman1" fo:font-weight="bold" style:font-weight-asian="bold"/>
    </style:style>
    <style:style style:name="T12" style:family="text">
      <style:text-properties style:use-window-font-color="true" loext:opacity="0%" style:font-name="Times New Roman1" fo:font-weight="bold" style:font-name-asian="Times New Roman2" style:font-weight-asian="bold"/>
    </style:style>
    <style:style style:name="T13" style:family="text">
      <style:text-properties style:use-window-font-color="true" loext:opacity="0%" style:font-name="Times New Roman1" fo:language="ru" fo:country="RU"/>
    </style:style>
    <style:style style:name="T14" style:family="text">
      <style:text-properties style:use-window-font-color="true" loext:opacity="0%" style:font-name="Times New Roman1" fo:language="ru" fo:country="RU" fo:font-weight="bold" style:font-weight-asian="bold"/>
    </style:style>
    <style:style style:name="T15" style:family="text">
      <style:text-properties style:use-window-font-color="true" loext:opacity="0%" style:font-name="Times New Roman1" style:font-name-asian="Times New Roman2"/>
    </style:style>
    <style:style style:name="T16" style:family="text">
      <style:text-properties style:use-window-font-color="true" loext:opacity="0%" style:font-name="Times New Roman1" style:font-name-asian="Calibri"/>
    </style:style>
    <style:style style:name="T17" style:family="text">
      <style:text-properties style:use-window-font-color="true" loext:opacity="0%" style:font-name="Times New Roman1" officeooo:rsid="0035fce6"/>
    </style:style>
    <style:style style:name="T18" style:family="text">
      <style:text-properties style:font-name="Times New Roman1" fo:font-size="10pt" fo:font-style="italic" fo:font-weight="bold" fo:background-color="#ffffff" loext:char-shading-value="0" style:font-name-asian="Times New Roman2" style:font-size-asian="10pt" style:font-style-asian="italic" style:font-weight-asian="bold" style:font-name-complex="Times New Roman2" style:font-size-complex="10pt" style:language-complex="ar" style:country-complex="SA"/>
    </style:style>
    <style:style style:name="T19" style:family="text">
      <style:text-properties style:font-name="Times New Roman1" fo:font-size="10pt" fo:font-weight="bold" fo:background-color="#ffffff" loext:char-shading-value="0" style:font-name-asian="Times New Roman2" style:font-size-asian="10pt" style:font-weight-asian="bold" style:font-name-complex="Times New Roman2" style:font-size-complex="10pt" style:language-complex="ar" style:country-complex="SA"/>
    </style:style>
    <style:style style:name="T20" style:family="text">
      <style:text-properties fo:color="#ff0000" loext:opacity="100%" style:font-name="Times New Roman1"/>
    </style:style>
    <style:style style:name="T21" style:family="text">
      <style:text-properties fo:color="#ff0000" loext:opacity="10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22" style:family="text">
      <style:text-properties fo:color="#ff0000" loext:opacity="100%" style:font-name="Times New Roman1" fo:font-size="11pt" style:font-size-asian="11pt" style:font-size-complex="11pt"/>
    </style:style>
    <style:style style:name="T23" style:family="text">
      <style:text-properties fo:color="#ff0000" loext:opacity="100%" style:font-name="Times New Roman1" fo:font-size="11pt" fo:language="ru" fo:country="RU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T24" style:family="text">
      <style:text-properties fo:color="#ff0000" loext:opacity="100%" style:font-name="Times New Roman1" style:font-name-asian="Times New Roman2"/>
    </style:style>
    <style:style style:name="T25" style:family="text">
      <style:text-properties fo:color="#ff0000" loext:opacity="100%" style:font-name="Times New Roman1" fo:language="en" fo:country="US" fo:font-weight="bold" style:font-weight-asian="bold"/>
    </style:style>
    <style:style style:name="T26" style:family="text">
      <style:text-properties fo:color="#ff0000" loext:opacity="100%" style:font-name="Times New Roman1" fo:language="ru" fo:country="RU" fo:font-weight="bold" style:font-weight-asian="bold"/>
    </style:style>
    <style:style style:name="T27" style:family="text">
      <style:text-properties style:font-name-asian="Courier New"/>
    </style:style>
    <style:style style:name="T28" style:family="text">
      <style:text-properties style:font-name-asian="Calibri"/>
    </style:style>
    <style:style style:name="T29" style:family="text">
      <style:text-properties fo:color="#000000" loext:opacity="100%" style:font-name="Times New Roman1" fo:font-size="11pt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30" style:family="text">
      <style:text-properties fo:color="#000000" loext:opacity="100%" style:font-name="Times New Roman1" fo:font-size="11pt" officeooo:rsid="00115a34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31" style:family="text">
      <style:text-properties fo:color="#000000" loext:opacity="100%" style:font-name="Times New Roman1" fo:font-size="11pt" officeooo:rsid="0035fc33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32" style:family="text">
      <style:text-properties fo:color="#000000" loext:opacity="100%" style:font-name="Times New Roman1" fo:font-size="11pt" fo:language="ru" fo:country="RU" officeooo:rsid="00115a34" style:letter-kerning="false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33" style:family="text">
      <style:text-properties fo:color="#000000" loext:opacity="100%" style:font-name="Times New Roman1" fo:font-size="11pt" fo:language="ru" fo:country="RU" officeooo:rsid="0035fce6" style:letter-kerning="false" style:font-name-asian="Times New Roman2" style:font-size-asian="11pt" style:language-asian="en" style:country-asian="US" style:font-name-complex="Times New Roman2" style:font-size-complex="11pt" style:language-complex="ar" style:country-complex="SA"/>
    </style:style>
    <style:style style:name="T34" style:family="text">
      <style:text-properties fo:color="#000000" loext:opacity="100%" style:font-name="Times New Roman1" style:font-name-asian="Times New Roman2"/>
    </style:style>
    <style:style style:name="T35" style:family="text">
      <style:text-properties fo:color="#000000" loext:opacity="100%" style:font-name="Times New Roman1" officeooo:rsid="00115a34" style:font-name-asian="Times New Roman2"/>
    </style:style>
    <style:style style:name="T36" style:family="text">
      <style:text-properties fo:color="#000000" loext:opacity="100%" style:font-name="Times New Roman1" officeooo:rsid="0035fce6" style:font-name-asian="Times New Roman2"/>
    </style:style>
    <style:style style:name="T37" style:family="text">
      <style:text-properties fo:color="#000000" loext:opacity="100%" style:font-name="Times New Roman1" fo:language="en" fo:country="US" officeooo:rsid="0012d768"/>
    </style:style>
    <style:style style:name="T38" style:family="text">
      <style:text-properties officeooo:rsid="0016cf5f"/>
    </style:style>
    <style:style style:name="T39" style:family="text">
      <style:text-properties officeooo:rsid="0017e60c"/>
    </style:style>
    <style:style style:name="T40" style:family="text">
      <style:text-properties officeooo:rsid="001c596e"/>
    </style:style>
    <style:style style:name="T41" style:family="text">
      <style:text-properties officeooo:rsid="001f7ac3"/>
    </style:style>
    <style:style style:name="T42" style:family="text">
      <style:text-properties officeooo:rsid="00226dac"/>
    </style:style>
    <style:style style:name="T43" style:family="text">
      <style:text-properties officeooo:rsid="002aadf8"/>
    </style:style>
    <style:style style:name="T44" style:family="text">
      <style:text-properties officeooo:rsid="002e1361"/>
    </style:style>
    <style:style style:name="T45" style:family="text">
      <style:text-properties officeooo:rsid="002f71eb"/>
    </style:style>
    <style:style style:name="T46" style:family="text">
      <style:text-properties officeooo:rsid="0034b817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officeooo:rsid="001a0f63"/>
    </style:style>
    <style:style style:name="T49" style:family="text">
      <style:text-properties style:font-name="Times New Roman" officeooo:rsid="0037962c"/>
    </style:style>
    <style:style style:name="T50" style:family="text">
      <style:text-properties officeooo:rsid="0037962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ФЕДЕРАЛЬНОЕ ГОСУДАРСТВЕННОЕ АВТОНОМНОЕ ОБРАЗОВАТЕЛЬНОЕ УЧРЕЖДЕНИЕ</text:p>
      <text:p text:style-name="P59">ВЫСШЕГО ОБРАЗОВАНИЯ</text:p>
      <text:p text:style-name="P24"><text:span text:style-name="T18">«</text:span><text:span text:style-name="T19">САНКТ-ПЕТЕРБУРГСКИЙ ПОЛИТЕХНИЧЕСКИЙ УНИВЕРСИТЕТ ПЕТРА ВЕЛИКОГО»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67">Институт компьютерных наук и кибербезопасности</text:p>
            <text:p text:style-name="P67">Высшая школа программной инженерии</text:p>
          </table:table-cell>
        </table:table-row>
        <table:table-row table:style-name="Таблица1.1">
          <table:table-cell table:style-name="Таблица1.A2" office:value-type="string">
            <text:p text:style-name="P26"/>
          </table:table-cell>
        </table:table-row>
      </table:table>
      <text:p text:style-name="P33"/>
      <text:p text:style-name="P33">ИНДИВИДУАЛЬНЫЙ ПЛАН (ЗАДАНИЕ И ГРАФИК) </text:p>
      <text:p text:style-name="P33">ПРОВЕДЕНИЯ ПРАКТИКИ</text:p>
      <text:p text:style-name="P2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68">Абраамян Александр Манвелович</text:p>
          </table:table-cell>
        </table:table-row>
      </table:table>
      <text:p text:style-name="P37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69">Направление подготовки (код/наименование) 09.03.04 «Программная инженерия»</text:p>
          </table:table-cell>
        </table:table-row>
        <table:table-row table:style-name="Таблица3.1">
          <table:table-cell table:style-name="Таблица3.A2" office:value-type="string">
            <text:p text:style-name="P69">Профиль (код/наименование) 09.03.04_01 «Технология разработки и сопровождения качественного программного продукта»</text:p>
          </table:table-cell>
        </table:table-row>
        <table:table-row table:style-name="Таблица3.1">
          <table:table-cell table:style-name="Таблица3.A2" office:value-type="string">
            <text:p text:style-name="P69">Вид практики: научно-исследовательская работа</text:p>
          </table:table-cell>
        </table:table-row>
        <table:table-row table:style-name="Таблица3.1">
          <table:table-cell table:style-name="Таблица3.A2" office:value-type="string">
            <text:p text:style-name="P46"><text:span text:style-name="T4">Тип практики</text:span><text:span text:style-name="T6">:</text:span><text:span text:style-name="T4"> распределенная</text:span></text:p>
          </table:table-cell>
        </table:table-row>
        <table:table-row table:style-name="Таблица3.1">
          <table:table-cell table:style-name="Таблица3.A2" office:value-type="string">
            <text:p text:style-name="P69">Место прохождения практики ФГАОУ ВО «СПбПУ», ИКНК, ВШПИ, СПб, ул.Политехническая, 29</text:p>
          </table:table-cell>
        </table:table-row>
      </table:table>
      <text:p text:style-name="P3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70">Руководитель практической подготовки от ФГАОУ ВО «СПбПУ»:</text:p>
          </table:table-cell>
        </table:table-row>
      </table:table>
      <text:p text:style-name="P37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5"><text:span text:style-name="T30">Коликова Татьяна Всеволодовна,</text:span><text:span text:style-name="T21"> </text:span><text:span text:style-name="T30">старший преподаватель</text:span><text:span text:style-name="T29"> ВШПИ ИКНК</text:span></text:p>
          </table:table-cell>
        </table:table-row>
      </table:table>
      <text:p text:style-name="P72">(Ф.И.О., уч.степень, должность)</text:p>
      <text:p text:style-name="P38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69">Руководитель практической подготовки от профильной организации: -</text:p>
          </table:table-cell>
        </table:table-row>
        <table:table-row table:style-name="Таблица6.1">
          <table:table-cell table:style-name="Таблица6.A1" office:value-type="string">
            <text:p text:style-name="P39">Петров Александр Владимирович, старший преподаватель ВШПИ ИКНТ</text:p>
          </table:table-cell>
        </table:table-row>
      </table:table>
      <text:p text:style-name="P38"/>
      <text:p text:style-name="P73">Рабочий график проведения практики</text:p>
      <text:p text:style-name="P40"/>
      <text:p text:style-name="P47"><text:span text:style-name="T4">Сроки практики: с</text:span><text:span text:style-name="T7"> </text:span><text:span text:style-name="T4">02.09.2024 по 16.12.24</text:span></text:p>
      <text:p text:style-name="P3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66">№ п/п</text:p>
          </table:table-cell>
          <table:table-cell table:style-name="Таблица7.A1" office:value-type="string">
            <text:p text:style-name="P66">Этапы (периоды) практики</text:p>
          </table:table-cell>
          <table:table-cell table:style-name="Таблица7.A1" office:value-type="string">
            <text:p text:style-name="P66">Вид работ</text:p>
          </table:table-cell>
          <table:table-cell table:style-name="Таблица7.A1" office:value-type="string">
            <text:p text:style-name="P66">Сроки прохождения этапа (периода) практики</text:p>
          </table:table-cell>
        </table:table-row>
        <table:table-row table:style-name="Таблица7.1">
          <table:table-cell table:style-name="Таблица7.A2" office:value-type="string">
            <text:p text:style-name="P29">1</text:p>
          </table:table-cell>
          <table:table-cell table:style-name="Таблица7.B2" office:value-type="string">
            <text:p text:style-name="P29">Организационный этап</text:p>
          </table:table-cell>
          <table:table-cell table:style-name="Таблица7.C2" office:value-type="string">
            <text:p text:style-name="P63">Установочная лекция для разъяснения целей, задач, содержания и порядка прохождения практики, инструктаж по технике безопасности, выдача сопроводительных документов по практике</text:p>
          </table:table-cell>
          <table:table-cell table:style-name="Таблица7.D2" office:value-type="string">
            <text:p text:style-name="P29"/>
            <text:p text:style-name="P65">02.09</text:p>
          </table:table-cell>
        </table:table-row>
        <table:table-row table:style-name="Таблица7.1">
          <table:table-cell table:style-name="Таблица7.A3" office:value-type="string">
            <text:p text:style-name="P29">2</text:p>
          </table:table-cell>
          <table:table-cell table:style-name="Таблица7.B3" office:value-type="string">
            <text:p text:style-name="P29">Основной </text:p>
            <text:p text:style-name="P29">этап</text:p>
          </table:table-cell>
          <table:table-cell table:style-name="Таблица7.C3" office:value-type="string">
            <text:p text:style-name="P79">Разработка мессенджера</text:p>
          </table:table-cell>
          <table:table-cell table:style-name="Таблица7.D3" office:value-type="string">
            <text:p text:style-name="P25"><text:span text:style-name="T3">0</text:span><text:span text:style-name="T2">3.09-15.12</text:span></text:p>
          </table:table-cell>
        </table:table-row>
        <table:table-row table:style-name="Таблица7.4">
          <table:table-cell table:style-name="Таблица7.A4" office:value-type="string">
            <text:p text:style-name="P29">3</text:p>
          </table:table-cell>
          <table:table-cell table:style-name="Таблица7.B4" office:value-type="string">
            <text:p text:style-name="P29">Заключительный этап</text:p>
          </table:table-cell>
          <table:table-cell table:style-name="Таблица7.C4" office:value-type="string">
            <text:p text:style-name="P64">Защита отчета по практике </text:p>
          </table:table-cell>
          <table:table-cell table:style-name="Таблица7.D4" office:value-type="string">
            <text:p text:style-name="P65">16.12</text:p>
          </table:table-cell>
        </table:table-row>
      </table:table>
      <text:p text:style-name="P30"/>
      <text:p text:style-name="P47"><text:span text:style-name="T4">Обучающийся <text:tab/><text:tab/><text:tab/>________________________<text:tab/><text:tab/>/ </text:span><text:span text:style-name="T30">Абраамян А. М.</text:span><text:span text:style-name="T22"> </text:span><text:span text:style-name="T4">/</text:span></text:p>
      <text:p text:style-name="P37"/>
      <text:p text:style-name="P37">Руководитель практической подготовки </text:p>
      <text:p text:style-name="P48"><text:span text:style-name="T4">от ФГАОУ ВО «СПбПУ»<text:tab/><text:tab/>_______________________ <text:s text:c="4"/>/ </text:span><text:span text:style-name="T5">Коликова</text:span><text:span text:style-name="T30"> </text:span><text:span text:style-name="T31">Т</text:span><text:span text:style-name="T30">. </text:span><text:span text:style-name="T31">В</text:span><text:span text:style-name="T30">.</text:span><text:span text:style-name="T4"> /</text:span></text:p>
      <text:p text:style-name="P35"/>
      <text:p text:style-name="P36"/>
      <text:p text:style-name="P49"><text:span text:style-name="Заголовок_20__2116_1_5f_"><text:span text:style-name="T27"/></text:span></text:p>
      <text:p text:style-name="P61">ФЕДЕРАЛЬНОЕ ГОСУДАРСТВЕННОЕ АВТОНОМНОЕ ОБРАЗОВАТЕЛЬНОЕ УЧРЕЖДЕНИЕ</text:p>
      <text:p text:style-name="P60">ВЫСШЕГО ОБРАЗОВАНИЯ</text:p>
      <text:p text:style-name="P23"><text:span text:style-name="T18">«</text:span><text:span text:style-name="T19">САНКТ-ПЕТЕРБУРГСКИЙ ПОЛИТЕХНИЧЕСКИЙ УНИВЕРСИТЕТ ПЕТРА ВЕЛИКОГО»</text:span></text:p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41">Институт компьютерных наук и кибербезопасности</text:p>
            <text:p text:style-name="P41">Высшая школа программной инженерии</text:p>
          </table:table-cell>
        </table:table-row>
        <table:table-row table:style-name="Таблица8.1">
          <table:table-cell table:style-name="Таблица8.A2" office:value-type="string">
            <text:p text:style-name="P41"/>
          </table:table-cell>
        </table:table-row>
      </table:table>
      <text:p text:style-name="P43"/>
      <text:p text:style-name="P43"/>
      <text:p text:style-name="P43"/>
      <text:p text:style-name="P44"/>
      <text:p text:style-name="P78">Отчет о прохождении научно-исследовательской работы</text:p>
      <text:p text:style-name="P31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80">Абраамян Александр Манвелович</text:p>
          </table:table-cell>
        </table:table-row>
      </table:table>
      <text:p text:style-name="P31"/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54"><text:span text:style-name="T13">4 курс, 5130904/1010</text:span><text:span text:style-name="T37">1</text:span></text:p>
          </table:table-cell>
        </table:table-row>
      </table:table>
      <text:p text:style-name="P28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41">09.03.04 «Программная инженерия»</text:p>
          </table:table-cell>
        </table:table-row>
      </table:table>
      <text:p text:style-name="P31"/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50"><text:span text:style-name="T11">Место прохождения практики: </text:span><text:span text:style-name="T1">ФГАОУ ВО «СПбПУ», ИКНК, ВШПИ, </text:span></text:p>
          </table:table-cell>
        </table:table-row>
      </table:table>
      <text:p text:style-name="P31"/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41">СПб, ул.Политехническая, 29</text:p>
          </table:table-cell>
        </table:table-row>
      </table:table>
      <text:p text:style-name="P31"/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52"><text:span text:style-name="T10">Сроки практики: </text:span><text:span text:style-name="T15">с</text:span><text:span text:style-name="T12"> </text:span><text:span text:style-name="T15">02.09.2024 по 16.12.2024</text:span></text:p>
          </table:table-cell>
        </table:table-row>
      </table:table>
      <text:p text:style-name="P32"/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76">Руководитель практической подготовки от ФГАОУ ВО «СПбПУ»:</text:p>
          </table:table-cell>
        </table:table-row>
      </table:table>
      <text:p text:style-name="P28"/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51"><text:span text:style-name="T35">Коликова Татьяна Всеволодовна,</text:span><text:span text:style-name="T24"> </text:span><text:span text:style-name="T35">старший преподаватель</text:span><text:span text:style-name="T34"> ВШПИ ИКНК</text:span></text:p>
          </table:table-cell>
        </table:table-row>
      </table:table>
      <text:p text:style-name="P32"/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50"><text:span text:style-name="T11">Руководитель практической подготовки от профильной организации: </text:span><text:span text:style-name="T1">-</text:span></text:p>
          </table:table-cell>
        </table:table-row>
      </table:table>
      <text:p text:style-name="P28"/>
      <table:table table:name="Таблица18" table:style-name="Таблица18">
        <table:table-column table:style-name="Таблица18.A"/>
        <table:table-row table:style-name="Таблица18.1">
          <table:table-cell table:style-name="Таблица18.A1" office:value-type="string">
            <text:p text:style-name="P42">Петров Александр Владимирович, старший преподаватель ВШПИ ИКНТ</text:p>
          </table:table-cell>
        </table:table-row>
      </table:table>
      <text:p text:style-name="P32"/>
      <text:p text:style-name="P32"/>
      <table:table table:name="Таблица19" table:style-name="Таблица19">
        <table:table-column table:style-name="Таблица19.A"/>
        <table:table-row table:style-name="Таблица19.1">
          <table:table-cell table:style-name="Таблица19.A1" office:value-type="string">
            <text:p text:style-name="P55"><text:span text:style-name="T14">Оценка: </text:span><text:span text:style-name="T26">зачтено</text:span><text:span text:style-name="T25">/</text:span><text:span text:style-name="T26">не зачетно</text:span></text:p>
          </table:table-cell>
        </table:table-row>
      </table:table>
      <text:p text:style-name="P32"/>
      <table:table table:name="Таблица20" table:style-name="Таблица20">
        <table:table-column table:style-name="Таблица20.A"/>
        <table:table-row table:style-name="Таблица20.1">
          <table:table-cell table:style-name="Таблица20.A1" office:value-type="string">
            <text:p text:style-name="P75">Руководитель практической подготовки</text:p>
            <text:p text:style-name="P81"><text:span text:style-name="T8">от ФГАОУ ВО «СПбПУ»: <text:s text:c="38"/>/ </text:span><text:span text:style-name="T9">Коликова</text:span><text:span text:style-name="T32"> </text:span><text:span text:style-name="T33">Т</text:span><text:span text:style-name="T32">. </text:span><text:span text:style-name="T33">В</text:span><text:span text:style-name="T32">.</text:span><text:bookmark-start text:name="_Hlk87105930"/><text:span text:style-name="T23"> </text:span><text:bookmark-end text:name="_Hlk87105930"/><text:span text:style-name="T8">/</text:span></text:p>
          </table:table-cell>
        </table:table-row>
      </table:table>
      <text:p text:style-name="P45"/>
      <table:table table:name="Таблица21" table:style-name="Таблица21">
        <table:table-column table:style-name="Таблица21.A"/>
        <table:table-row table:style-name="Таблица21.1">
          <table:table-cell table:style-name="Таблица21.A1" office:value-type="string">
            <text:p text:style-name="P75">Руководитель практической подготовки</text:p>
            <text:p text:style-name="P75">от профильной организации: <text:s text:c="51"/>-</text:p>
          </table:table-cell>
        </table:table-row>
      </table:table>
      <text:p text:style-name="P45"/>
      <text:p text:style-name="P45"/>
      <table:table table:name="Таблица22" table:style-name="Таблица22">
        <table:table-column table:style-name="Таблица22.A"/>
        <table:table-row table:style-name="Таблица22.1">
          <table:table-cell table:style-name="Таблица22.A1" office:value-type="string">
            <text:p text:style-name="P53"><text:span text:style-name="T16">Обучающийся: <text:s text:c="53"/>/</text:span><text:span text:style-name="T28"> </text:span><text:span text:style-name="T35">Абраамян А. М.</text:span><text:span text:style-name="T24"> </text:span><text:span text:style-name="T16">/</text:span></text:p>
          </table:table-cell>
        </table:table-row>
      </table:table>
      <text:p text:style-name="P32"/>
      <text:p text:style-name="P32"/>
      <table:table table:name="Таблица23" table:style-name="Таблица23">
        <table:table-column table:style-name="Таблица23.A"/>
        <table:table-row table:style-name="Таблица23.1">
          <table:table-cell table:style-name="Таблица23.A1" office:value-type="string">
            <text:p text:style-name="P75">Дата: 16.12.2024</text:p>
          </table:table-cell>
        </table:table-row>
      </table:table>
      <text:p text:style-name="P2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1"><text:a xlink:type="simple" xlink:href="#__RefHeading___Toc641_291603241" text:style-name="Index_20_Link" text:visited-style-name="Index_20_Link">Постановка задачи<text:tab/>14</text:a></text:p>
          <text:p text:style-name="P1"><text:a xlink:type="simple" xlink:href="#__RefHeading___Toc643_291603241" text:style-name="Index_20_Link" text:visited-style-name="Index_20_Link">Обоснование актуальности работы<text:tab/>15</text:a></text:p>
          <text:p text:style-name="P1"><text:a xlink:type="simple" xlink:href="#__RefHeading___Toc645_291603241" text:style-name="Index_20_Link" text:visited-style-name="Index_20_Link">Обзор литуратуры и существующих решений<text:tab/>16</text:a></text:p>
          <text:p text:style-name="P2"><text:a xlink:type="simple" xlink:href="#__RefHeading___Toc782_291603241" text:style-name="Index_20_Link" text:visited-style-name="Index_20_Link">Discord<text:tab/>16</text:a></text:p>
          <text:p text:style-name="P3"><text:a xlink:type="simple" xlink:href="#__RefHeading___Toc784_291603241" text:style-name="Index_20_Link" text:visited-style-name="Index_20_Link">Основные особенности Discord<text:tab/>16</text:a></text:p>
          <text:p text:style-name="P4"><text:a xlink:type="simple" xlink:href="#__RefHeading___Toc786_291603241" text:style-name="Index_20_Link" text:visited-style-name="Index_20_Link">1. Текстовые чаты<text:tab/>16</text:a></text:p>
          <text:p text:style-name="P4"><text:a xlink:type="simple" xlink:href="#__RefHeading___Toc788_291603241" text:style-name="Index_20_Link" text:visited-style-name="Index_20_Link">2. Голосовые и видеозвонки<text:tab/>16</text:a></text:p>
          <text:p text:style-name="P4"><text:a xlink:type="simple" xlink:href="#__RefHeading___Toc790_291603241" text:style-name="Index_20_Link" text:visited-style-name="Index_20_Link">3. Серверы<text:tab/>16</text:a></text:p>
          <text:p text:style-name="P4"><text:a xlink:type="simple" xlink:href="#__RefHeading___Toc792_291603241" text:style-name="Index_20_Link" text:visited-style-name="Index_20_Link">4. Интеграции и расширения<text:tab/>16</text:a></text:p>
          <text:p text:style-name="P4"><text:a xlink:type="simple" xlink:href="#__RefHeading___Toc794_291603241" text:style-name="Index_20_Link" text:visited-style-name="Index_20_Link">5. Настраиваемость<text:tab/>16</text:a></text:p>
          <text:p text:style-name="P4"><text:a xlink:type="simple" xlink:href="#__RefHeading___Toc796_291603241" text:style-name="Index_20_Link" text:visited-style-name="Index_20_Link">6. Безопасность<text:tab/>17</text:a></text:p>
          <text:p text:style-name="P4"><text:a xlink:type="simple" xlink:href="#__RefHeading___Toc798_291603241" text:style-name="Index_20_Link" text:visited-style-name="Index_20_Link">7. Платформы<text:tab/>17</text:a></text:p>
          <text:p text:style-name="P3"><text:a xlink:type="simple" xlink:href="#__RefHeading___Toc800_291603241" text:style-name="Index_20_Link" text:visited-style-name="Index_20_Link">Технологии Discord<text:tab/>17</text:a></text:p>
          <text:p text:style-name="P4"><text:a xlink:type="simple" xlink:href="#__RefHeading___Toc802_291603241" text:style-name="Index_20_Link" text:visited-style-name="Index_20_Link">1. Бэкенд<text:tab/>17</text:a></text:p>
          <text:p text:style-name="P4"><text:a xlink:type="simple" xlink:href="#__RefHeading___Toc804_291603241" text:style-name="Index_20_Link" text:visited-style-name="Index_20_Link">2. Фронтенд<text:tab/>17</text:a></text:p>
          <text:p text:style-name="P4"><text:a xlink:type="simple" xlink:href="#__RefHeading___Toc806_291603241" text:style-name="Index_20_Link" text:visited-style-name="Index_20_Link">3. Сети<text:tab/>17</text:a></text:p>
          <text:p text:style-name="P3"><text:a xlink:type="simple" xlink:href="#__RefHeading___Toc808_291603241" text:style-name="Index_20_Link" text:visited-style-name="Index_20_Link">Преимущества Discord<text:tab/>17</text:a></text:p>
          <text:p text:style-name="P3"><text:a xlink:type="simple" xlink:href="#__RefHeading___Toc810_291603241" text:style-name="Index_20_Link" text:visited-style-name="Index_20_Link">Недостатки Discord<text:tab/>17</text:a></text:p>
          <text:p text:style-name="P3"><text:a xlink:type="simple" xlink:href="#__RefHeading___Toc812_291603241" text:style-name="Index_20_Link" text:visited-style-name="Index_20_Link">Итог<text:tab/>18</text:a></text:p>
          <text:p text:style-name="P2"><text:a xlink:type="simple" xlink:href="#__RefHeading___Toc814_291603241" text:style-name="Index_20_Link" text:visited-style-name="Index_20_Link">Telegram<text:tab/>19</text:a></text:p>
          <text:p text:style-name="P3"><text:a xlink:type="simple" xlink:href="#__RefHeading___Toc816_291603241" text:style-name="Index_20_Link" text:visited-style-name="Index_20_Link">Основные особенности Telegram<text:tab/>19</text:a></text:p>
          <text:p text:style-name="P4"><text:a xlink:type="simple" xlink:href="#__RefHeading___Toc818_291603241" text:style-name="Index_20_Link" text:visited-style-name="Index_20_Link">1. Текстовые сообщения<text:tab/>19</text:a></text:p>
          <text:p text:style-name="P4"><text:a xlink:type="simple" xlink:href="#__RefHeading___Toc820_291603241" text:style-name="Index_20_Link" text:visited-style-name="Index_20_Link">2. Чаты<text:tab/>19</text:a></text:p>
          <text:p text:style-name="P4"><text:a xlink:type="simple" xlink:href="#__RefHeading___Toc822_291603241" text:style-name="Index_20_Link" text:visited-style-name="Index_20_Link">3. Безопасность<text:tab/>19</text:a></text:p>
          <text:p text:style-name="P4"><text:a xlink:type="simple" xlink:href="#__RefHeading___Toc824_291603241" text:style-name="Index_20_Link" text:visited-style-name="Index_20_Link">4. Голосовые и видеозвонки<text:tab/>19</text:a></text:p>
          <text:p text:style-name="P4"><text:a xlink:type="simple" xlink:href="#__RefHeading___Toc826_291603241" text:style-name="Index_20_Link" text:visited-style-name="Index_20_Link">5. Боты<text:tab/>19</text:a></text:p>
          <text:p text:style-name="P4"><text:a xlink:type="simple" xlink:href="#__RefHeading___Toc828_291603241" text:style-name="Index_20_Link" text:visited-style-name="Index_20_Link">6. Кроссплатформенность<text:tab/>19</text:a></text:p>
          <text:p text:style-name="P4"><text:a xlink:type="simple" xlink:href="#__RefHeading___Toc830_291603241" text:style-name="Index_20_Link" text:visited-style-name="Index_20_Link">7. Настраиваемость<text:tab/>20</text:a></text:p>
          <text:p text:style-name="P4"><text:a xlink:type="simple" xlink:href="#__RefHeading___Toc832_291603241" text:style-name="Index_20_Link" text:visited-style-name="Index_20_Link">8. Уникальные функции<text:tab/>20</text:a></text:p>
          <text:p text:style-name="P3"><text:a xlink:type="simple" xlink:href="#__RefHeading___Toc834_291603241" text:style-name="Index_20_Link" text:visited-style-name="Index_20_Link">Технологии Telegram<text:tab/>20</text:a></text:p>
          <text:p text:style-name="P4"><text:a xlink:type="simple" xlink:href="#__RefHeading___Toc836_291603241" text:style-name="Index_20_Link" text:visited-style-name="Index_20_Link">1. Бэкенд<text:tab/>20</text:a></text:p>
          <text:p text:style-name="P4"><text:a xlink:type="simple" xlink:href="#__RefHeading___Toc838_291603241" text:style-name="Index_20_Link" text:visited-style-name="Index_20_Link">2. Хранилище<text:tab/>20</text:a></text:p>
          <text:p text:style-name="P4"><text:a xlink:type="simple" xlink:href="#__RefHeading___Toc840_291603241" text:style-name="Index_20_Link" text:visited-style-name="Index_20_Link">3. Клиент<text:tab/>20</text:a></text:p>
          <text:p text:style-name="P3"><text:a xlink:type="simple" xlink:href="#__RefHeading___Toc842_291603241" text:style-name="Index_20_Link" text:visited-style-name="Index_20_Link">Преимущества Telegram<text:tab/>20</text:a></text:p>
          <text:p text:style-name="P3"><text:a xlink:type="simple" xlink:href="#__RefHeading___Toc844_291603241" text:style-name="Index_20_Link" text:visited-style-name="Index_20_Link">Недостатки Telegram<text:tab/>20</text:a></text:p>
          <text:p text:style-name="P3"><text:a xlink:type="simple" xlink:href="#__RefHeading___Toc846_291603241" text:style-name="Index_20_Link" text:visited-style-name="Index_20_Link">Итог<text:tab/>21</text:a></text:p>
          <text:p text:style-name="P2"><text:a xlink:type="simple" xlink:href="#__RefHeading___Toc848_291603241" text:style-name="Index_20_Link" text:visited-style-name="Index_20_Link">Итоги анализа существующих решений<text:tab/>21</text:a></text:p>
          <text:p text:style-name="P1"><text:a xlink:type="simple" xlink:href="#__RefHeading___Toc647_291603241" text:style-name="Index_20_Link" text:visited-style-name="Index_20_Link">Обоснование выбора технологий и средств разработки<text:tab/>23</text:a></text:p>
          <text:p text:style-name="P2"><text:a xlink:type="simple" xlink:href="#__RefHeading___Toc649_291603241" text:style-name="Index_20_Link" text:visited-style-name="Index_20_Link">Язык программирования С<text:tab/>23</text:a></text:p>
          <text:p text:style-name="P3"><text:a xlink:type="simple" xlink:href="#__RefHeading___Toc651_291603241" text:style-name="Index_20_Link" text:visited-style-name="Index_20_Link">Плюсы использования C для бэкенда:<text:tab/>23</text:a></text:p>
          <text:p text:style-name="P3"><text:a xlink:type="simple" xlink:href="#__RefHeading___Toc653_291603241" text:style-name="Index_20_Link" text:visited-style-name="Index_20_Link">Минусы использования C для бэкенда:<text:tab/>23</text:a></text:p>
          <text:p text:style-name="P3"><text:a xlink:type="simple" xlink:href="#__RefHeading___Toc655_291603241" text:style-name="Index_20_Link" text:visited-style-name="Index_20_Link">Заключение<text:tab/>24</text:a></text:p>
          <text:p text:style-name="P2"><text:a xlink:type="simple" xlink:href="#__RefHeading___Toc657_291603241" text:style-name="Index_20_Link" text:visited-style-name="Index_20_Link">Язык программирования С++<text:tab/>24</text:a></text:p>
          <text:p text:style-name="P3"><text:a xlink:type="simple" xlink:href="#__RefHeading___Toc659_291603241" text:style-name="Index_20_Link" text:visited-style-name="Index_20_Link">Плюсы использования C++ для бэкенда:<text:tab/>24</text:a></text:p>
          <text:p text:style-name="P4"><text:a xlink:type="simple" xlink:href="#__RefHeading___Toc661_291603241" text:style-name="Index_20_Link" text:visited-style-name="Index_20_Link">1. Высокая производительность:<text:tab/>24</text:a></text:p>
          <text:p text:style-name="P4"><text:a xlink:type="simple" xlink:href="#__RefHeading___Toc663_291603241" text:style-name="Index_20_Link" text:visited-style-name="Index_20_Link">2. Мощные возможности ООП и шаблонов:<text:tab/>24</text:a></text:p>
          <text:p text:style-name="P4"><text:a xlink:type="simple" xlink:href="#__RefHeading___Toc665_291603241" text:style-name="Index_20_Link" text:visited-style-name="Index_20_Link">3. Современные библиотеки и фреймворки:<text:tab/>24</text:a></text:p>
          <text:p text:style-name="P4"><text:a xlink:type="simple" xlink:href="#__RefHeading___Toc667_291603241" text:style-name="Index_20_Link" text:visited-style-name="Index_20_Link">4. Асинхронное программирование:<text:tab/>24</text:a></text:p>
          <text:p text:style-name="P4"><text:a xlink:type="simple" xlink:href="#__RefHeading___Toc669_291603241" text:style-name="Index_20_Link" text:visited-style-name="Index_20_Link">5. Поддержка многопоточности:<text:tab/>24</text:a></text:p>
          <text:p text:style-name="P4"><text:a xlink:type="simple" xlink:href="#__RefHeading___Toc671_291603241" text:style-name="Index_20_Link" text:visited-style-name="Index_20_Link">6. Кроссплатформенность:<text:tab/>25</text:a></text:p>
          <text:p text:style-name="P4"><text:soft-page-break/><text:a xlink:type="simple" xlink:href="#__RefHeading___Toc673_291603241" text:style-name="Index_20_Link" text:visited-style-name="Index_20_Link">7. Подходит для работы с мультимедиа:<text:tab/>25</text:a></text:p>
          <text:p text:style-name="P3"><text:a xlink:type="simple" xlink:href="#__RefHeading___Toc675_291603241" text:style-name="Index_20_Link" text:visited-style-name="Index_20_Link">Минусы использования C++ для бэкенда:<text:tab/>25</text:a></text:p>
          <text:p text:style-name="P4"><text:a xlink:type="simple" xlink:href="#__RefHeading___Toc677_291603241" text:style-name="Index_20_Link" text:visited-style-name="Index_20_Link">1. Сложность языка:<text:tab/>25</text:a></text:p>
          <text:p text:style-name="P4"><text:a xlink:type="simple" xlink:href="#__RefHeading___Toc679_291603241" text:style-name="Index_20_Link" text:visited-style-name="Index_20_Link">2. Длительное время разработки:<text:tab/>25</text:a></text:p>
          <text:p text:style-name="P4"><text:a xlink:type="simple" xlink:href="#__RefHeading___Toc681_291603241" text:style-name="Index_20_Link" text:visited-style-name="Index_20_Link">3. Меньше готовых решений для веба:<text:tab/>25</text:a></text:p>
          <text:p text:style-name="P4"><text:a xlink:type="simple" xlink:href="#__RefHeading___Toc683_291603241" text:style-name="Index_20_Link" text:visited-style-name="Index_20_Link">4. Компиляция:<text:tab/>25</text:a></text:p>
          <text:p text:style-name="P3"><text:a xlink:type="simple" xlink:href="#__RefHeading___Toc685_291603241" text:style-name="Index_20_Link" text:visited-style-name="Index_20_Link">Когда использовать C++ для бэкенда?<text:tab/>25</text:a></text:p>
          <text:p text:style-name="P4"><text:a xlink:type="simple" xlink:href="#__RefHeading___Toc687_291603241" text:style-name="Index_20_Link" text:visited-style-name="Index_20_Link">Использование C++ оправдано, если:<text:tab/>25</text:a></text:p>
          <text:p text:style-name="P3"><text:a xlink:type="simple" xlink:href="#__RefHeading___Toc689_291603241" text:style-name="Index_20_Link" text:visited-style-name="Index_20_Link">Заключение<text:tab/>25</text:a></text:p>
          <text:p text:style-name="P2"><text:a xlink:type="simple" xlink:href="#__RefHeading___Toc691_291603241" text:style-name="Index_20_Link" text:visited-style-name="Index_20_Link">Язык программирования Rust<text:tab/>26</text:a></text:p>
          <text:p text:style-name="P3"><text:a xlink:type="simple" xlink:href="#__RefHeading___Toc693_291603241" text:style-name="Index_20_Link" text:visited-style-name="Index_20_Link">1. Работа с базами данных<text:tab/>26</text:a></text:p>
          <text:p text:style-name="P4"><text:a xlink:type="simple" xlink:href="#__RefHeading___Toc695_291603241" text:style-name="Index_20_Link" text:visited-style-name="Index_20_Link">Реляционные базы данных:<text:tab/>26</text:a></text:p>
          <text:p text:style-name="P4"><text:a xlink:type="simple" xlink:href="#__RefHeading___Toc697_291603241" text:style-name="Index_20_Link" text:visited-style-name="Index_20_Link">NoSQL базы данных:<text:tab/>26</text:a></text:p>
          <text:p text:style-name="P4"><text:a xlink:type="simple" xlink:href="#__RefHeading___Toc699_291603241" text:style-name="Index_20_Link" text:visited-style-name="Index_20_Link">Связанные технологии:<text:tab/>26</text:a></text:p>
          <text:p text:style-name="P3"><text:a xlink:type="simple" xlink:href="#__RefHeading___Toc701_291603241" text:style-name="Index_20_Link" text:visited-style-name="Index_20_Link">2. Работа с RTC (Real-Time Communication)<text:tab/>26</text:a></text:p>
          <text:p text:style-name="P4"><text:a xlink:type="simple" xlink:href="#__RefHeading___Toc703_291603241" text:style-name="Index_20_Link" text:visited-style-name="Index_20_Link">WebRTC:<text:tab/>26</text:a></text:p>
          <text:p text:style-name="P4"><text:a xlink:type="simple" xlink:href="#__RefHeading___Toc705_291603241" text:style-name="Index_20_Link" text:visited-style-name="Index_20_Link">Сетевые библиотеки:<text:tab/>27</text:a></text:p>
          <text:p text:style-name="P3"><text:a xlink:type="simple" xlink:href="#__RefHeading___Toc707_291603241" text:style-name="Index_20_Link" text:visited-style-name="Index_20_Link">3. Работа с API<text:tab/>27</text:a></text:p>
          <text:p text:style-name="P4"><text:a xlink:type="simple" xlink:href="#__RefHeading___Toc709_291603241" text:style-name="Index_20_Link" text:visited-style-name="Index_20_Link">HTTP-серверы:<text:tab/>27</text:a></text:p>
          <text:p text:style-name="P4"><text:a xlink:type="simple" xlink:href="#__RefHeading___Toc711_291603241" text:style-name="Index_20_Link" text:visited-style-name="Index_20_Link">gRPC:<text:tab/>27</text:a></text:p>
          <text:p text:style-name="P4"><text:a xlink:type="simple" xlink:href="#__RefHeading___Toc713_291603241" text:style-name="Index_20_Link" text:visited-style-name="Index_20_Link">HTTP-клиенты:<text:tab/>27</text:a></text:p>
          <text:p text:style-name="P3"><text:a xlink:type="simple" xlink:href="#__RefHeading___Toc715_291603241" text:style-name="Index_20_Link" text:visited-style-name="Index_20_Link">Заключение<text:tab/>27</text:a></text:p>
          <text:p text:style-name="P2"><text:a xlink:type="simple" xlink:href="#__RefHeading___Toc717_291603241" text:style-name="Index_20_Link" text:visited-style-name="Index_20_Link">Язык программирования Python<text:tab/>27</text:a></text:p>
          <text:p text:style-name="P3"><text:a xlink:type="simple" xlink:href="#__RefHeading___Toc719_291603241" text:style-name="Index_20_Link" text:visited-style-name="Index_20_Link">Плюсы Python как основного языка для мессенджера<text:tab/>27</text:a></text:p>
          <text:p text:style-name="P4"><text:a xlink:type="simple" xlink:href="#__RefHeading___Toc721_291603241" text:style-name="Index_20_Link" text:visited-style-name="Index_20_Link">1. Быстрота разработки<text:tab/>27</text:a></text:p>
          <text:p text:style-name="P4"><text:a xlink:type="simple" xlink:href="#__RefHeading___Toc723_291603241" text:style-name="Index_20_Link" text:visited-style-name="Index_20_Link">2. Асинхронное программирование<text:tab/>28</text:a></text:p>
          <text:p text:style-name="P4"><text:a xlink:type="simple" xlink:href="#__RefHeading___Toc725_291603241" text:style-name="Index_20_Link" text:visited-style-name="Index_20_Link">3. Богатая экосистема библиотек<text:tab/>28</text:a></text:p>
          <text:p text:style-name="P4"><text:a xlink:type="simple" xlink:href="#__RefHeading___Toc727_291603241" text:style-name="Index_20_Link" text:visited-style-name="Index_20_Link">4. Удобство интеграции<text:tab/>28</text:a></text:p>
          <text:p text:style-name="P4"><text:a xlink:type="simple" xlink:href="#__RefHeading___Toc729_291603241" text:style-name="Index_20_Link" text:visited-style-name="Index_20_Link">5. Широкий выбор хостинга и инструментов<text:tab/>28</text:a></text:p>
          <text:p text:style-name="P4"><text:a xlink:type="simple" xlink:href="#__RefHeading___Toc731_291603241" text:style-name="Index_20_Link" text:visited-style-name="Index_20_Link">6. Комьюнити и поддержка<text:tab/>28</text:a></text:p>
          <text:p text:style-name="P3"><text:a xlink:type="simple" xlink:href="#__RefHeading___Toc733_291603241" text:style-name="Index_20_Link" text:visited-style-name="Index_20_Link">Минусы Python как основного языка для мессенджера<text:tab/>28</text:a></text:p>
          <text:p text:style-name="P4"><text:a xlink:type="simple" xlink:href="#__RefHeading___Toc735_291603241" text:style-name="Index_20_Link" text:visited-style-name="Index_20_Link">1. Ограничения производительности<text:tab/>28</text:a></text:p>
          <text:p text:style-name="P4"><text:a xlink:type="simple" xlink:href="#__RefHeading___Toc737_291603241" text:style-name="Index_20_Link" text:visited-style-name="Index_20_Link">2. Меньшая поддержка мультимедиа<text:tab/>28</text:a></text:p>
          <text:p text:style-name="P4"><text:a xlink:type="simple" xlink:href="#__RefHeading___Toc739_291603241" text:style-name="Index_20_Link" text:visited-style-name="Index_20_Link">3. Ресурсоёмкость<text:tab/>29</text:a></text:p>
          <text:p text:style-name="P3"><text:a xlink:type="simple" xlink:href="#__RefHeading___Toc741_291603241" text:style-name="Index_20_Link" text:visited-style-name="Index_20_Link">Когда Python подходит как фундаментальный язык<text:tab/>29</text:a></text:p>
          <text:p text:style-name="P3"><text:a xlink:type="simple" xlink:href="#__RefHeading___Toc743_291603241" text:style-name="Index_20_Link" text:visited-style-name="Index_20_Link">Когда Python недостаточен<text:tab/>29</text:a></text:p>
          <text:p text:style-name="P3"><text:a xlink:type="simple" xlink:href="#__RefHeading___Toc745_291603241" text:style-name="Index_20_Link" text:visited-style-name="Index_20_Link">Заключение<text:tab/>29</text:a></text:p>
          <text:p text:style-name="P2"><text:a xlink:type="simple" xlink:href="#__RefHeading___Toc850_291603241" text:style-name="Index_20_Link" text:visited-style-name="Index_20_Link">Заключение по выбору языка программирования<text:tab/>29</text:a></text:p>
        </text:index-body>
      </text:table-of-content>
      <text:h text:style-name="P82" text:outline-level="1"/>
      <text:h text:style-name="P83" text:outline-level="1"><text:bookmark-start text:name="__RefHeading___Toc641_291603241"/>Постановка задачи<text:bookmark-end text:name="__RefHeading___Toc641_291603241"/></text:h>
      <text:p text:style-name="P10"><text:tab/><text:span text:style-name="T38">Разработать</text:span> мессенджер с поддержкой текстового общения, а также <text:span text:style-name="T50">возможно </text:span>функций <text:span text:style-name="T50">обмена файлами, </text:span>голосовой и видеосвязи. Приложение будет ориентировано на обеспечение стабильной связи между пользователями, удобный интерфейс и безопасность данных. Особое внимание будет уделено реализации современных технологий передачи данных в реальном времени и интеграции с пользовательскими устройствами.</text:p>
      <text:h text:style-name="P84" text:outline-level="1"><text:bookmark-start text:name="__RefHeading___Toc643_291603241"/>Обоснование актуальности работы<text:bookmark-end text:name="__RefHeading___Toc643_291603241"/></text:h>
      <text:p text:style-name="P11"><text:tab/>С каждым годом использование цифровых сервисов охватывает все более широкий спектр жизненных аспектов: от коммуникации и развлечений до образования и финансовых операций. В основе большинства современных интернет-услуг лежат сложные веб-приложения и мобильные платформы, которые взаимодействуют с пользователями и обрабатывают большие объемы данных. Для того чтобы эти приложения могли эффективно работать, с минимальными задержками и без сбоев, необходимо надежное и масштабируемое серверное решение.</text:p>
      <text:p text:style-name="P11"><text:tab/>В последние десятилетия значительные изменения в технологической сфере привели к росту объема и сложности данных, которые должны быть обработаны в реальном времени. Увеличение числа пользователей и устройств, подключенных к сети, порождает новые вызовы для бэкенд-разработки: необходимо создавать системы, которые смогут обрабатывать огромные объемы данных без потери производительности, обеспечивать безопасность и конфиденциальность информации, а также сохранять высокую доступность и отказоустойчивость даже при интенсивных нагрузках.</text:p>
      <text:p text:style-name="P11"><text:tab/><text:span text:style-name="T39">Б</text:span>экенд-разработк<text:span text:style-name="T39">а — </text:span>ключев<text:span text:style-name="T39">ой </text:span>компонент для успешной работы многих сервисов. Не только крупные корпорации, но и стартапы, а также малые и средние предприятия сталкиваются с необходимостью создания высококачественных серверных решений, которые могут эффективно масштабироваться и обеспечивать высокую степень безопасности данных. В этой связи, разработка надежных и производительных бэкенд-систем становится не только актуальной задачей, но и основой для успеха в различных сферах, таких как электронная коммерция, социальные сети, финтех, здравоохранение, образование и другие.</text:p>
      <text:p text:style-name="P11"><text:tab/>Таким образом, тема разработки серверных решений для современных приложений представляет собой важный и перспективный объект исследования, поскольку она касается всех аспектов функционирования крупных и малых цифровых платформ, а также обеспечивает их конкурентоспособность на рынке.</text:p>
      <text:h text:style-name="P85" text:outline-level="1"><text:bookmark-start text:name="__RefHeading___Toc645_291603241"/>Обзор литуратуры и существующих решений<text:bookmark-end text:name="__RefHeading___Toc645_291603241"/></text:h>
      <text:p text:style-name="P7"><text:tab/><text:span text:style-name="T44">Очень важно проанализировать имеющиеся решения чтобы научися на уже известных ошибках.</text:span></text:p>
      <text:h text:style-name="P88" text:outline-level="2"><text:bookmark-start text:name="__RefHeading___Toc782_291603241"/>Discord<text:bookmark-end text:name="__RefHeading___Toc782_291603241"/></text:h>
      <text:p text:style-name="Text_20_body"><text:span text:style-name="Strong_20_Emphasis"><text:span text:style-name="T47"><text:tab/>Discord</text:span></text:span><text:span text:style-name="T47"> — это многофункциональное приложение для обмена сообщениями, которое сочетает в себе текстовые чаты, голосовые и видеозвонки. Первоначально оно было разработано для геймеров, но быстро стало популярным среди разных сообществ благодаря удобству использования, широкому набору функций и высокой производительности.</text:span></text:p>
      <text:p text:style-name="P11"><text:tab/><text:span text:style-name="T45">На данный момент приложение находится в списке блокировок РКН, однако это не повод списывать его со счетов, ведь это действительно очень удобное, функциональное и гениальное приложение и задумка в целом.</text:span></text:p>
      <text:h text:style-name="Heading_20_3" text:outline-level="3"><text:bookmark-start text:name="__RefHeading___Toc784_291603241"/><text:span text:style-name="Strong_20_Emphasis"><text:span text:style-name="T47">Основные особенности Discord</text:span></text:span><text:bookmark-end text:name="__RefHeading___Toc784_291603241"/></text:h>
      <text:h text:style-name="Heading_20_4" text:outline-level="4"><text:bookmark-start text:name="__RefHeading___Toc786_291603241"/><text:span text:style-name="Strong_20_Emphasis"><text:span text:style-name="T47">1. Текстовые чаты</text:span></text:span><text:bookmark-end text:name="__RefHeading___Toc786_291603241"/></text:h>
      <text:list xml:id="list1016826554" text:style-name="L1">
        <text:list-item>
          <text:p text:style-name="P97"><text:span text:style-name="Strong_20_Emphasis"><text:span text:style-name="T47">Каналы</text:span></text:span><text:span text:style-name="T47">: Серверы организованы в текстовые каналы, где пользователи могут обмениваться сообщениями, ссылками, изображениями и файлами. </text:span></text:p>
        </text:list-item>
        <text:list-item>
          <text:p text:style-name="P97"><text:span text:style-name="Strong_20_Emphasis"><text:span text:style-name="T47">Темы (Threads)</text:span></text:span><text:span text:style-name="T47">: Возможность создавать отдельные ветки обсуждений в каналах. </text:span></text:p>
        </text:list-item>
        <text:list-item>
          <text:p text:style-name="P96"><text:span text:style-name="Strong_20_Emphasis"><text:span text:style-name="T47">Приватные сообщения</text:span></text:span><text:span text:style-name="T47">: Личное общение между пользователями. </text:span></text:p>
        </text:list-item>
      </text:list>
      <text:h text:style-name="Heading_20_4" text:outline-level="4"><text:bookmark-start text:name="__RefHeading___Toc788_291603241"/><text:span text:style-name="Strong_20_Emphasis"><text:span text:style-name="T47">2. Голосовые и видеозвонки</text:span></text:span><text:bookmark-end text:name="__RefHeading___Toc788_291603241"/></text:h>
      <text:list xml:id="list2173188443" text:style-name="L2">
        <text:list-item>
          <text:p text:style-name="P99"><text:span text:style-name="Strong_20_Emphasis"><text:span text:style-name="T47">Голосовые каналы</text:span></text:span><text:span text:style-name="T47">: Постоянные комнаты, где пользователи могут подключаться и общаться в реальном времени. </text:span></text:p>
        </text:list-item>
        <text:list-item>
          <text:p text:style-name="P99"><text:span text:style-name="Strong_20_Emphasis"><text:span text:style-name="T47">Видеозвонки</text:span></text:span><text:span text:style-name="T47">: Возможность делиться экраном и общаться через видео. </text:span></text:p>
        </text:list-item>
        <text:list-item>
          <text:p text:style-name="P98"><text:span text:style-name="Strong_20_Emphasis"><text:span text:style-name="T47">Качество связи</text:span></text:span><text:span text:style-name="T47">: Регулируется в зависимости от пропускной способности и настроек сервера. </text:span></text:p>
        </text:list-item>
      </text:list>
      <text:h text:style-name="Heading_20_4" text:outline-level="4"><text:bookmark-start text:name="__RefHeading___Toc790_291603241"/><text:span text:style-name="Strong_20_Emphasis"><text:span text:style-name="T47">3. Серверы</text:span></text:span><text:bookmark-end text:name="__RefHeading___Toc790_291603241"/></text:h>
      <text:list xml:id="list1229594440" text:style-name="L3">
        <text:list-item>
          <text:p text:style-name="P100">Серверы представляют собой виртуальные пространства, где собираются сообщества. </text:p>
        </text:list-item>
        <text:list-item>
          <text:p text:style-name="P100">Поддержка большого количества участников (до сотен тысяч). </text:p>
        </text:list-item>
        <text:list-item>
          <text:p text:style-name="P101">Настраиваемая структура каналов и ролей. </text:p>
        </text:list-item>
      </text:list>
      <text:h text:style-name="Heading_20_4" text:outline-level="4"><text:bookmark-start text:name="__RefHeading___Toc792_291603241"/><text:span text:style-name="Strong_20_Emphasis"><text:span text:style-name="T47">4. Интеграции и расширения</text:span></text:span><text:bookmark-end text:name="__RefHeading___Toc792_291603241"/></text:h>
      <text:list xml:id="list2461805489" text:style-name="L4">
        <text:list-item>
          <text:p text:style-name="P186"><text:span text:style-name="Strong_20_Emphasis"><text:span text:style-name="T47">Боты</text:span></text:span><text:span text:style-name="T47">: Возможность добавлять автоматизированных помощников для модерации, игр, опросов и других задач. </text:span></text:p>
        </text:list-item>
        <text:list-item>
          <text:p text:style-name="P185"><text:span text:style-name="Strong_20_Emphasis"><text:span text:style-name="T47">Интеграция с другими платформами</text:span></text:span><text:span text:style-name="T47">: Twitch, YouTube, Spotify, GitHub, и т.д. </text:span></text:p>
        </text:list-item>
      </text:list>
      <text:h text:style-name="Heading_20_4" text:outline-level="4"><text:bookmark-start text:name="__RefHeading___Toc794_291603241"/><text:span text:style-name="Strong_20_Emphasis"><text:span text:style-name="T47">5. Настраиваемость</text:span></text:span><text:bookmark-end text:name="__RefHeading___Toc794_291603241"/></text:h>
      <text:list xml:id="list3342470239" text:style-name="L5">
        <text:list-item>
          <text:p text:style-name="P102">Роли и разрешения: Гибкая система прав доступа для участников. </text:p>
        </text:list-item>
        <text:list-item>
          <text:p text:style-name="P103">Темы интерфейса и пользовательские настройки. </text:p>
        </text:list-item>
      </text:list>
      <text:h text:style-name="Heading_20_4" text:outline-level="4"><text:bookmark-start text:name="__RefHeading___Toc796_291603241"/><text:soft-page-break/><text:span text:style-name="Strong_20_Emphasis"><text:span text:style-name="T47">6. Безопасность</text:span></text:span><text:bookmark-end text:name="__RefHeading___Toc796_291603241"/></text:h>
      <text:list xml:id="list1448891532" text:style-name="L6">
        <text:list-item>
          <text:p text:style-name="P104">Двухфакторная аутентификация (2FA). </text:p>
        </text:list-item>
        <text:list-item>
          <text:p text:style-name="P104">Настройки конфиденциальности для серверов и пользователей. </text:p>
        </text:list-item>
        <text:list-item>
          <text:p text:style-name="P105">Возможность модерации и фильтрации контента. </text:p>
        </text:list-item>
      </text:list>
      <text:h text:style-name="Heading_20_4" text:outline-level="4"><text:bookmark-start text:name="__RefHeading___Toc798_291603241"/><text:span text:style-name="Strong_20_Emphasis"><text:span text:style-name="T47">7. Платформы</text:span></text:span><text:bookmark-end text:name="__RefHeading___Toc798_291603241"/></text:h>
      <text:list xml:id="list956386448" text:style-name="L7">
        <text:list-item>
          <text:p text:style-name="P106">Доступен на Windows, macOS, Linux, iOS, Android и через веб-браузер. </text:p>
        </text:list-item>
      </text:list>
      <text:h text:style-name="Heading_20_3" text:outline-level="3"><text:bookmark-start text:name="__RefHeading___Toc800_291603241"/><text:span text:style-name="Strong_20_Emphasis"><text:span text:style-name="T47">Технологии Discord</text:span></text:span><text:bookmark-end text:name="__RefHeading___Toc800_291603241"/></text:h>
      <text:h text:style-name="Heading_20_4" text:outline-level="4"><text:bookmark-start text:name="__RefHeading___Toc802_291603241"/><text:span text:style-name="Strong_20_Emphasis"><text:span text:style-name="T47">1. Бэкенд</text:span></text:span><text:bookmark-end text:name="__RefHeading___Toc802_291603241"/></text:h>
      <text:list xml:id="list1527753985" text:style-name="L8">
        <text:list-item>
          <text:p text:style-name="P188"><text:span text:style-name="T47">Написан на </text:span><text:span text:style-name="Strong_20_Emphasis"><text:span text:style-name="T47">Elixir</text:span></text:span><text:span text:style-name="T47"> для обеспечения высокой производительности и масштабируемости. </text:span></text:p>
        </text:list-item>
        <text:list-item>
          <text:p text:style-name="P188"><text:span text:style-name="T47">Использует </text:span><text:span text:style-name="Strong_20_Emphasis"><text:span text:style-name="T47">WebRTC</text:span></text:span><text:span text:style-name="T47"> для голосовых и видеозвонков. </text:span></text:p>
        </text:list-item>
        <text:list-item>
          <text:p text:style-name="P187"><text:span text:style-name="Strong_20_Emphasis"><text:span text:style-name="T47">Redis</text:span></text:span><text:span text:style-name="T47"> и </text:span><text:span text:style-name="Strong_20_Emphasis"><text:span text:style-name="T47">PostgreSQL</text:span></text:span><text:span text:style-name="T47"> для кэширования и управления данными. </text:span></text:p>
        </text:list-item>
      </text:list>
      <text:h text:style-name="Heading_20_4" text:outline-level="4"><text:bookmark-start text:name="__RefHeading___Toc804_291603241"/><text:span text:style-name="Strong_20_Emphasis"><text:span text:style-name="T47">2. Фронтенд</text:span></text:span><text:bookmark-end text:name="__RefHeading___Toc804_291603241"/></text:h>
      <text:list xml:id="list4285217782" text:style-name="L9">
        <text:list-item>
          <text:p text:style-name="P189"><text:span text:style-name="T47">Основные технологии: </text:span><text:span text:style-name="Strong_20_Emphasis"><text:span text:style-name="T47">React</text:span></text:span><text:span text:style-name="T47"> и </text:span><text:span text:style-name="Strong_20_Emphasis"><text:span text:style-name="T47">TypeScript</text:span></text:span><text:span text:style-name="T47">. </text:span></text:p>
        </text:list-item>
        <text:list-item>
          <text:p text:style-name="P107">Удобный интерфейс с акцентом на производительность и UX. </text:p>
        </text:list-item>
      </text:list>
      <text:h text:style-name="Heading_20_4" text:outline-level="4"><text:bookmark-start text:name="__RefHeading___Toc806_291603241"/><text:span text:style-name="Strong_20_Emphasis"><text:span text:style-name="T47">3. Сети</text:span></text:span><text:bookmark-end text:name="__RefHeading___Toc806_291603241"/></text:h>
      <text:list xml:id="list150067869" text:style-name="L10">
        <text:list-item>
          <text:p text:style-name="P108">Discord использует свои собственные сервера для обработки аудио- и видеопотоков. </text:p>
        </text:list-item>
        <text:list-item>
          <text:p text:style-name="P190"><text:span text:style-name="Strong_20_Emphasis"><text:span text:style-name="T47">STUN/TURN-серверы</text:span></text:span><text:span text:style-name="T47"> для обеспечения работы через NAT. </text:span></text:p>
        </text:list-item>
      </text:list>
      <text:h text:style-name="Heading_20_3" text:outline-level="3"><text:bookmark-start text:name="__RefHeading___Toc808_291603241"/><text:span text:style-name="Strong_20_Emphasis"><text:span text:style-name="T47">Преимущества Discord</text:span></text:span><text:bookmark-end text:name="__RefHeading___Toc808_291603241"/></text:h>
      <text:list xml:id="list858926958" text:style-name="L11">
        <text:list-item>
          <text:p text:style-name="P192"><text:span text:style-name="Strong_20_Emphasis"><text:span text:style-name="T47">Удобство использования</text:span></text:span><text:span text:style-name="T47">: Интуитивный интерфейс, понятный даже для новых пользователей. </text:span></text:p>
        </text:list-item>
        <text:list-item>
          <text:p text:style-name="P192"><text:span text:style-name="Strong_20_Emphasis"><text:span text:style-name="T47">Богатый функционал</text:span></text:span><text:span text:style-name="T47">: Подходит для общения как в небольших группах, так и в больших сообществах. </text:span></text:p>
        </text:list-item>
        <text:list-item>
          <text:p text:style-name="P192"><text:span text:style-name="Strong_20_Emphasis"><text:span text:style-name="T47">Масштабируемость</text:span></text:span><text:span text:style-name="T47">: Поддержка большого количества пользователей на серверах. </text:span></text:p>
        </text:list-item>
        <text:list-item>
          <text:p text:style-name="P191"><text:span text:style-name="Strong_20_Emphasis"><text:span text:style-name="T47">Бесплатность</text:span></text:span><text:span text:style-name="T47">: Базовые функции доступны бесплатно. Дополнительные возможности (Nitro) предлагаются за подписку. </text:span></text:p>
        </text:list-item>
      </text:list>
      <text:h text:style-name="Heading_20_3" text:outline-level="3"><text:bookmark-start text:name="__RefHeading___Toc810_291603241"/><text:span text:style-name="Strong_20_Emphasis"><text:span text:style-name="T47">Недостатки Discord</text:span></text:span><text:bookmark-end text:name="__RefHeading___Toc810_291603241"/></text:h>
      <text:list xml:id="list4044906030" text:style-name="L12">
        <text:list-item>
          <text:p text:style-name="P194"><text:span text:style-name="Strong_20_Emphasis"><text:span text:style-name="T47">Высокое потребление ресурсов</text:span></text:span><text:span text:style-name="T47">: Приложение может быть тяжёлым для старых устройств. </text:span></text:p>
        </text:list-item>
        <text:list-item>
          <text:p text:style-name="P194"><text:span text:style-name="Strong_20_Emphasis"><text:span text:style-name="T47">Привязка к серверам Discord</text:span></text:span><text:span text:style-name="T47">: Нет возможности создать полностью автономные серверы. </text:span></text:p>
        </text:list-item>
        <text:list-item>
          <text:p text:style-name="P194"><text:span text:style-name="Strong_20_Emphasis"><text:span text:style-name="T47">Проблемы конфиденциальности</text:span></text:span><text:span text:style-name="T47">: Некоторые пользователи выражают обеспокоенность сбором данных. </text:span></text:p>
        </text:list-item>
        <text:list-item>
          <text:p text:style-name="P193"><text:span text:style-name="Strong_20_Emphasis"><text:span text:style-name="T47">Зависимость от интернет-соединения</text:span></text:span><text:span text:style-name="T47">: Требуется стабильное подключение для работы. </text:span></text:p>
        </text:list-item>
      </text:list>
      <text:h text:style-name="Heading_20_3" text:outline-level="3"><text:bookmark-start text:name="__RefHeading___Toc812_291603241"/><text:soft-page-break/><text:span text:style-name="Strong_20_Emphasis"><text:span text:style-name="T47">Итог</text:span></text:span><text:bookmark-end text:name="__RefHeading___Toc812_291603241"/></text:h>
      <text:p text:style-name="P12">Discord — это мощное, универсальное приложение для общения, подходящее как для личного использования, так и для создания сообществ. Оно предоставляет пользователям гибкость в общении через текстовые, голосовые и видеоформаты. Для анализа архитектуры мессенджеров Discord может стать полезным примером благодаря своему акценту на масштабируемости, удобстве использования и интеграции современных технологий.</text:p>
      <text:h text:style-name="P95" text:outline-level="2"><text:bookmark-start text:name="__RefHeading___Toc814_291603241"/><text:span text:style-name="Strong_20_Emphasis"><text:span text:style-name="T47">Telegram</text:span></text:span><text:bookmark-end text:name="__RefHeading___Toc814_291603241"/></text:h>
      <text:p text:style-name="Text_20_body"><text:span text:style-name="Strong_20_Emphasis"><text:span text:style-name="T47">Telegram</text:span></text:span><text:span text:style-name="T47"> — это популярный мессенджер с акцентом на скорость, безопасность и богатую функциональность. Он был запущен в 2013 году братьями Павлом и Николаем Дуровыми и быстро завоевал популярность благодаря своей простоте, удобству и инновациям.</text:span></text:p>
      <text:h text:style-name="Heading_20_3" text:outline-level="3"><text:bookmark-start text:name="__RefHeading___Toc816_291603241"/><text:span text:style-name="Strong_20_Emphasis"><text:span text:style-name="T47">Основные особенности Telegram</text:span></text:span><text:bookmark-end text:name="__RefHeading___Toc816_291603241"/></text:h>
      <text:h text:style-name="Heading_20_4" text:outline-level="4"><text:bookmark-start text:name="__RefHeading___Toc818_291603241"/><text:span text:style-name="Strong_20_Emphasis"><text:span text:style-name="T47">1. Текстовые сообщения</text:span></text:span><text:bookmark-end text:name="__RefHeading___Toc818_291603241"/></text:h>
      <text:list xml:id="list191078665" text:style-name="L13">
        <text:list-item>
          <text:p text:style-name="P196"><text:span text:style-name="Strong_20_Emphasis"><text:span text:style-name="T47">Быстрая отправка</text:span></text:span><text:span text:style-name="T47">: Оптимизирован для быстрой передачи сообщений даже при низкой скорости интернета. </text:span></text:p>
        </text:list-item>
        <text:list-item>
          <text:p text:style-name="P196"><text:span text:style-name="Strong_20_Emphasis"><text:span text:style-name="T47">Редактирование и удаление</text:span></text:span><text:span text:style-name="T47">: Пользователи могут редактировать и удалять свои сообщения. </text:span></text:p>
        </text:list-item>
        <text:list-item>
          <text:p text:style-name="P195"><text:span text:style-name="Strong_20_Emphasis"><text:span text:style-name="T47">Отправка файлов</text:span></text:span><text:span text:style-name="T47">: Поддержка отправки файлов больших размеров (до 2 ГБ на файл). </text:span></text:p>
        </text:list-item>
      </text:list>
      <text:h text:style-name="Heading_20_4" text:outline-level="4"><text:bookmark-start text:name="__RefHeading___Toc820_291603241"/><text:span text:style-name="Strong_20_Emphasis"><text:span text:style-name="T47">2. Чаты</text:span></text:span><text:bookmark-end text:name="__RefHeading___Toc820_291603241"/></text:h>
      <text:list xml:id="list276940950" text:style-name="L14">
        <text:list-item>
          <text:p text:style-name="P198"><text:span text:style-name="Strong_20_Emphasis"><text:span text:style-name="T47">Личные чаты</text:span></text:span><text:span text:style-name="T47">: Обычные и зашифрованные. </text:span></text:p>
        </text:list-item>
        <text:list-item>
          <text:p text:style-name="P198"><text:span text:style-name="Strong_20_Emphasis"><text:span text:style-name="T47">Группы</text:span></text:span><text:span text:style-name="T47">: Поддерживают до 200,000 участников. </text:span></text:p>
        </text:list-item>
        <text:list-item>
          <text:p text:style-name="P198"><text:span text:style-name="Strong_20_Emphasis"><text:span text:style-name="T47">Супергруппы</text:span></text:span><text:span text:style-name="T47">: Для больших сообществ с расширенными функциями модерации. </text:span></text:p>
        </text:list-item>
        <text:list-item>
          <text:p text:style-name="P197"><text:span text:style-name="Strong_20_Emphasis"><text:span text:style-name="T47">Каналы</text:span></text:span><text:span text:style-name="T47">: Односторонние трансляции сообщений для неограниченного числа подписчиков. </text:span></text:p>
        </text:list-item>
      </text:list>
      <text:h text:style-name="Heading_20_4" text:outline-level="4"><text:bookmark-start text:name="__RefHeading___Toc822_291603241"/><text:span text:style-name="Strong_20_Emphasis"><text:span text:style-name="T47">3. Безопасность</text:span></text:span><text:bookmark-end text:name="__RefHeading___Toc822_291603241"/></text:h>
      <text:list xml:id="list4191918099" text:style-name="L15">
        <text:list-item>
          <text:p text:style-name="P200"><text:span text:style-name="Strong_20_Emphasis"><text:span text:style-name="T47">Секретные чаты</text:span></text:span><text:span text:style-name="T47">: </text:span></text:p>
          <text:list>
            <text:list-item>
              <text:p text:style-name="P109">Шифрование "клиент-клиент" (end-to-end). </text:p>
            </text:list-item>
            <text:list-item>
              <text:p text:style-name="P109">Сообщения не сохраняются на серверах Telegram. </text:p>
            </text:list-item>
            <text:list-item>
              <text:p text:style-name="P109">Самоуничтожающиеся сообщения. </text:p>
            </text:list-item>
          </text:list>
        </text:list-item>
        <text:list-item>
          <text:p text:style-name="P199"><text:span text:style-name="Strong_20_Emphasis"><text:span text:style-name="T47">Регулярные чаты</text:span></text:span><text:span text:style-name="T47">: Шифруются между клиентом и сервером, но не являются end-to-end. </text:span></text:p>
        </text:list-item>
      </text:list>
      <text:h text:style-name="Heading_20_4" text:outline-level="4"><text:bookmark-start text:name="__RefHeading___Toc824_291603241"/><text:span text:style-name="Strong_20_Emphasis"><text:span text:style-name="T47">4. Голосовые и видеозвонки</text:span></text:span><text:bookmark-end text:name="__RefHeading___Toc824_291603241"/></text:h>
      <text:list xml:id="list1158950564" text:style-name="L16">
        <text:list-item>
          <text:p text:style-name="P110">Высокое качество связи с использованием собственной технологии компрессии данных. </text:p>
        </text:list-item>
        <text:list-item>
          <text:p text:style-name="P111">Поддержка групповых звонков и видеоконференций. </text:p>
        </text:list-item>
      </text:list>
      <text:h text:style-name="Heading_20_4" text:outline-level="4"><text:bookmark-start text:name="__RefHeading___Toc826_291603241"/><text:span text:style-name="Strong_20_Emphasis"><text:span text:style-name="T47">5. Боты</text:span></text:span><text:bookmark-end text:name="__RefHeading___Toc826_291603241"/></text:h>
      <text:list xml:id="list3803316641" text:style-name="L17">
        <text:list-item>
          <text:p text:style-name="P112">Telegram предоставляет мощную платформу для разработки ботов. </text:p>
        </text:list-item>
        <text:list-item>
          <text:p text:style-name="P113">Боты могут выполнять сложные задачи: принимать платежи, запускать мини-игры, обеспечивать поддержку. </text:p>
        </text:list-item>
      </text:list>
      <text:h text:style-name="Heading_20_4" text:outline-level="4"><text:bookmark-start text:name="__RefHeading___Toc828_291603241"/><text:span text:style-name="Strong_20_Emphasis"><text:span text:style-name="T47">6. Кроссплатформенность</text:span></text:span><text:bookmark-end text:name="__RefHeading___Toc828_291603241"/></text:h>
      <text:list xml:id="list2845006210" text:style-name="L18">
        <text:list-item>
          <text:p text:style-name="P114">Доступен на Windows, macOS, Linux, iOS, Android и через веб. </text:p>
        </text:list-item>
        <text:list-item>
          <text:p text:style-name="P115">Синхронизация сообщений между устройствами. </text:p>
        </text:list-item>
      </text:list>
      <text:h text:style-name="Heading_20_4" text:outline-level="4"><text:bookmark-start text:name="__RefHeading___Toc830_291603241"/><text:soft-page-break/><text:span text:style-name="Strong_20_Emphasis"><text:span text:style-name="T47">7. Настраиваемость</text:span></text:span><text:bookmark-end text:name="__RefHeading___Toc830_291603241"/></text:h>
      <text:list xml:id="list1373579881" text:style-name="L19">
        <text:list-item>
          <text:p text:style-name="P116">Темы, обои, звуки уведомлений. </text:p>
        </text:list-item>
        <text:list-item>
          <text:p text:style-name="P117">Гибкие настройки приватности и безопасности. </text:p>
        </text:list-item>
      </text:list>
      <text:h text:style-name="Heading_20_4" text:outline-level="4"><text:bookmark-start text:name="__RefHeading___Toc832_291603241"/><text:span text:style-name="Strong_20_Emphasis"><text:span text:style-name="T47">8. Уникальные функции</text:span></text:span><text:bookmark-end text:name="__RefHeading___Toc832_291603241"/></text:h>
      <text:list xml:id="list1720283246" text:style-name="L20">
        <text:list-item>
          <text:p text:style-name="P202"><text:span text:style-name="Strong_20_Emphasis"><text:span text:style-name="T47">Голосовые чаты (Spaces)</text:span></text:span><text:span text:style-name="T47">: Мгновенное общение в реальном времени. </text:span></text:p>
        </text:list-item>
        <text:list-item>
          <text:p text:style-name="P202"><text:span text:style-name="Strong_20_Emphasis"><text:span text:style-name="T47">Интеграция с публичными сервисами</text:span></text:span><text:span text:style-name="T47">: Поддержка RSS, интеграция платежей и других внешних систем. </text:span></text:p>
        </text:list-item>
        <text:list-item>
          <text:p text:style-name="P201"><text:span text:style-name="Strong_20_Emphasis"><text:span text:style-name="T47">Стикеры и GIF</text:span></text:span><text:span text:style-name="T47">: Поддержка анимированных стикеров и встроенный поиск GIF. </text:span></text:p>
        </text:list-item>
      </text:list>
      <text:h text:style-name="Heading_20_3" text:outline-level="3"><text:bookmark-start text:name="__RefHeading___Toc834_291603241"/><text:span text:style-name="Strong_20_Emphasis"><text:span text:style-name="T47">Технологии Telegram</text:span></text:span><text:bookmark-end text:name="__RefHeading___Toc834_291603241"/></text:h>
      <text:h text:style-name="Heading_20_4" text:outline-level="4"><text:bookmark-start text:name="__RefHeading___Toc836_291603241"/><text:span text:style-name="Strong_20_Emphasis"><text:span text:style-name="T47">1. Бэкенд</text:span></text:span><text:bookmark-end text:name="__RefHeading___Toc836_291603241"/></text:h>
      <text:list xml:id="list1274178830" text:style-name="L21">
        <text:list-item>
          <text:p text:style-name="P203"><text:span text:style-name="T47">Telegram использует собственный протокол </text:span><text:span text:style-name="Strong_20_Emphasis"><text:span text:style-name="T47">MTProto</text:span></text:span><text:span text:style-name="T47">: </text:span></text:p>
          <text:list>
            <text:list-item>
              <text:p text:style-name="P118">Высокая безопасность данных. </text:p>
            </text:list-item>
            <text:list-item>
              <text:p text:style-name="P118">Оптимизация передачи данных в сетях с высоким уровнем задержек. </text:p>
            </text:list-item>
          </text:list>
        </text:list-item>
        <text:list-item>
          <text:p text:style-name="P119">Серверная часть высокопроизводительна, что позволяет обрабатывать огромное количество сообщений. </text:p>
        </text:list-item>
      </text:list>
      <text:h text:style-name="Heading_20_4" text:outline-level="4"><text:bookmark-start text:name="__RefHeading___Toc838_291603241"/><text:span text:style-name="Strong_20_Emphasis"><text:span text:style-name="T47">2. Хранилище</text:span></text:span><text:bookmark-end text:name="__RefHeading___Toc838_291603241"/></text:h>
      <text:list xml:id="list3714195425" text:style-name="L22">
        <text:list-item>
          <text:p text:style-name="P120">Телеграм хранит данные пользователей (кроме секретных чатов) на своих серверах, позволяя синхронизацию между устройствами. </text:p>
        </text:list-item>
        <text:list-item>
          <text:p text:style-name="P121">Использует распределённое хранилище для масштабирования. </text:p>
        </text:list-item>
      </text:list>
      <text:h text:style-name="Heading_20_4" text:outline-level="4"><text:bookmark-start text:name="__RefHeading___Toc840_291603241"/><text:span text:style-name="Strong_20_Emphasis"><text:span text:style-name="T47">3. Клиент</text:span></text:span><text:bookmark-end text:name="__RefHeading___Toc840_291603241"/></text:h>
      <text:list xml:id="list1557146610" text:style-name="L23">
        <text:list-item>
          <text:p text:style-name="P122">Открытый исходный код для всех клиентских приложений. </text:p>
        </text:list-item>
        <text:list-item>
          <text:p text:style-name="P123">Обеспечивает высокую производительность и безопасность. </text:p>
        </text:list-item>
      </text:list>
      <text:h text:style-name="Heading_20_3" text:outline-level="3"><text:bookmark-start text:name="__RefHeading___Toc842_291603241"/><text:span text:style-name="Strong_20_Emphasis"><text:span text:style-name="T47">Преимущества Telegram</text:span></text:span><text:bookmark-end text:name="__RefHeading___Toc842_291603241"/></text:h>
      <text:list xml:id="list2647250521" text:style-name="L24">
        <text:list-item>
          <text:p text:style-name="P205"><text:span text:style-name="Strong_20_Emphasis"><text:span text:style-name="T47">Скорость и масштабируемость</text:span></text:span><text:span text:style-name="T47">: Работает быстро даже при низкой скорости интернета. </text:span></text:p>
        </text:list-item>
        <text:list-item>
          <text:p text:style-name="P205"><text:span text:style-name="Strong_20_Emphasis"><text:span text:style-name="T47">Простота использования</text:span></text:span><text:span text:style-name="T47">: Интуитивный интерфейс и кроссплатформенность. </text:span></text:p>
        </text:list-item>
        <text:list-item>
          <text:p text:style-name="P205"><text:span text:style-name="Strong_20_Emphasis"><text:span text:style-name="T47">Безопасность</text:span></text:span><text:span text:style-name="T47">: Поддержка end-to-end шифрования в секретных чатах. </text:span></text:p>
        </text:list-item>
        <text:list-item>
          <text:p text:style-name="P205"><text:span text:style-name="Strong_20_Emphasis"><text:span text:style-name="T47">Масштабные чаты и каналы</text:span></text:span><text:span text:style-name="T47">: Возможность охватывать огромную аудиторию. </text:span></text:p>
        </text:list-item>
        <text:list-item>
          <text:p text:style-name="P204"><text:span text:style-name="Strong_20_Emphasis"><text:span text:style-name="T47">Разработка ботов</text:span></text:span><text:span text:style-name="T47">: Гибкость и мощность платформы для автоматизации. </text:span></text:p>
        </text:list-item>
      </text:list>
      <text:h text:style-name="Heading_20_3" text:outline-level="3"><text:bookmark-start text:name="__RefHeading___Toc844_291603241"/><text:span text:style-name="Strong_20_Emphasis"><text:span text:style-name="T47">Недостатки Telegram</text:span></text:span><text:bookmark-end text:name="__RefHeading___Toc844_291603241"/></text:h>
      <text:list xml:id="list1889892642" text:style-name="L25">
        <text:list-item>
          <text:p text:style-name="P206"><text:span text:style-name="Strong_20_Emphasis"><text:span text:style-name="T47">Конфиденциальность</text:span></text:span><text:span text:style-name="T47">: </text:span></text:p>
          <text:list>
            <text:list-item>
              <text:p text:style-name="P124">Регулярные чаты не используют end-to-end шифрование. </text:p>
            </text:list-item>
            <text:list-item>
              <text:p text:style-name="P124">Некоторые пользователи критикуют привязку аккаунта к номеру телефона. </text:p>
            </text:list-item>
          </text:list>
        </text:list-item>
        <text:list-item>
          <text:p text:style-name="P206"><text:span text:style-name="Strong_20_Emphasis"><text:span text:style-name="T47">Требовательность к хранилищу</text:span></text:span><text:span text:style-name="T47">: </text:span></text:p>
          <text:list>
            <text:list-item>
              <text:p text:style-name="P124">Большое количество медиафайлов может занимать значительное место на устройствах. </text:p>
            </text:list-item>
          </text:list>
        </text:list-item>
        <text:list-item>
          <text:p text:style-name="P206"><text:span text:style-name="Strong_20_Emphasis"><text:span text:style-name="T47">Зависимость от серверов Telegram</text:span></text:span><text:span text:style-name="T47">: </text:span></text:p>
          <text:list>
            <text:list-item>
              <text:p text:style-name="P125">Отсутствие возможности полностью автономного использования. </text:p>
            </text:list-item>
          </text:list>
        </text:list-item>
      </text:list>
      <text:h text:style-name="Heading_20_3" text:outline-level="3"><text:bookmark-start text:name="__RefHeading___Toc846_291603241"/><text:soft-page-break/><text:span text:style-name="Strong_20_Emphasis"><text:span text:style-name="T47">Итог</text:span></text:span><text:bookmark-end text:name="__RefHeading___Toc846_291603241"/></text:h>
      <text:p text:style-name="P11"><text:tab/>Telegram — это мощный мессенджер, который сочетает в себе удобство, безопасность и гибкость. Он предоставляет богатый функционал для обычных пользователей и разработчиков. Telegram может быть отличным примером для изучения архитектуры мессенджеров благодаря инновационному подходу к безопасности, быстродействию и масштабируемости.</text:p>
      <text:h text:style-name="P89" text:outline-level="2"><text:bookmark-start text:name="__RefHeading___Toc848_291603241"/>Итоги анализа существующих решений<text:bookmark-end text:name="__RefHeading___Toc848_291603241"/></text:h>
      <text:p text:style-name="P13"><text:tab/>Мой мессенджер не претендует на статус инновационного или революционного продукта. Его цель — не изобрести что-то новое, а предоставить возможность глубоко погрузиться в разработку сложных систем, получить ценные практические навыки и понять, как работают современные мессенджеры на архитектурном уровне. <text:span text:style-name="T46">Перечислим основные характеристики которым будет обладать мессенджер:</text:span></text:p>
      <text:p text:style-name="P56"><text:span text:style-name="Strong_20_Emphasis"><text:span text:style-name="T47">Обмен сообщениями</text:span></text:span><text:span text:style-name="T47">:</text:span></text:p>
      <text:list xml:id="list3489267889" text:style-name="L26">
        <text:list-item>
          <text:p text:style-name="P126">Текстовые чаты: личные и групповые.</text:p>
        </text:list-item>
        <text:list-item>
          <text:p text:style-name="P126">Поддержка редактирования и удаления сообщений.</text:p>
        </text:list-item>
        <text:list-item>
          <text:p text:style-name="P127">Отправка медиафайлов (изображения, видео, документы).</text:p>
        </text:list-item>
      </text:list>
      <text:p text:style-name="P57"><text:span text:style-name="Strong_20_Emphasis"><text:span text:style-name="T47">Голосовые и видеозвонки </text:span></text:span><text:span text:style-name="Strong_20_Emphasis"><text:span text:style-name="T49">(Дополнительная функция)</text:span></text:span><text:span text:style-name="T47">:</text:span></text:p>
      <text:list xml:id="list3852691807" text:style-name="L27">
        <text:list-item>
          <text:p text:style-name="P128">Личные звонки: голосовые и видеосвязь.</text:p>
        </text:list-item>
        <text:list-item>
          <text:p text:style-name="P128">Групповые звонки и конференции.</text:p>
        </text:list-item>
        <text:list-item>
          <text:p text:style-name="P129">Поддержка демонстрации экрана.</text:p>
        </text:list-item>
      </text:list>
      <text:p text:style-name="Text_20_body"><text:span text:style-name="Strong_20_Emphasis"><text:span text:style-name="T47">Серверная функциональность</text:span></text:span><text:span text:style-name="T47">:</text:span></text:p>
      <text:list xml:id="list3561466785" text:style-name="L28">
        <text:list-item>
          <text:p text:style-name="P130">Возможность развёртывания собственных серверов (аналог Discord).</text:p>
        </text:list-item>
        <text:list-item>
          <text:p text:style-name="P130">Настраиваемая структура серверов: каналы, категории, роли.</text:p>
        </text:list-item>
        <text:list-item>
          <text:p text:style-name="P131">Гибкая система прав доступа для пользователей.</text:p>
        </text:list-item>
      </text:list>
      <text:p text:style-name="Text_20_body"><text:span text:style-name="Strong_20_Emphasis"><text:span text:style-name="T47">Мгновенные уведомления</text:span></text:span><text:span text:style-name="T47">:</text:span></text:p>
      <text:list xml:id="list889731971" text:style-name="L29">
        <text:list-item>
          <text:p text:style-name="P132">Push-уведомления для новых сообщений, звонков и событий.</text:p>
        </text:list-item>
      </text:list>
      <text:p text:style-name="Text_20_body"><text:span text:style-name="Strong_20_Emphasis"><text:span text:style-name="T47">Шифрование</text:span></text:span><text:span text:style-name="T47">:</text:span></text:p>
      <text:list xml:id="list969755586" text:style-name="L30">
        <text:list-item>
          <text:p text:style-name="P133">End-to-end шифрование личных чатов и звонков.</text:p>
        </text:list-item>
        <text:list-item>
          <text:p text:style-name="P134">Настраиваемые параметры безопасности для серверов.</text:p>
        </text:list-item>
      </text:list>
      <text:p text:style-name="Text_20_body"><text:span text:style-name="Strong_20_Emphasis"><text:span text:style-name="T47">Кроссплатформенность</text:span></text:span><text:span text:style-name="T47">:</text:span></text:p>
      <text:list xml:id="list3416623871" text:style-name="L31">
        <text:list-item>
          <text:p text:style-name="P135">Доступность на Windows, macOS, Linux, iOS и Android.</text:p>
        </text:list-item>
        <text:list-item>
          <text:p text:style-name="P136">Веб-версия для браузеров.</text:p>
        </text:list-item>
      </text:list>
      <text:p text:style-name="Text_20_body"><text:span text:style-name="Strong_20_Emphasis"><text:span text:style-name="T47">Интеграции</text:span></text:span><text:span text:style-name="T47">:</text:span></text:p>
      <text:list xml:id="list102588883" text:style-name="L32">
        <text:list-item>
          <text:p text:style-name="P137">Поддержка ботов и автоматизации.</text:p>
        </text:list-item>
        <text:list-item>
          <text:p text:style-name="P138">Интеграция с внешними сервисами (через API).</text:p>
        </text:list-item>
      </text:list>
      <text:p text:style-name="Text_20_body"><text:span text:style-name="Strong_20_Emphasis"><text:span text:style-name="T47">Масштабируемость</text:span></text:span><text:span text:style-name="T47">:</text:span></text:p>
      <text:list xml:id="list1692303117" text:style-name="L33">
        <text:list-item>
          <text:p text:style-name="P139">Работа с большим количеством пользователей на сервере.</text:p>
        </text:list-item>
        <text:list-item>
          <text:p text:style-name="P140"><text:soft-page-break/>Поддержка групп и публичных каналов.</text:p>
        </text:list-item>
      </text:list>
      <text:p text:style-name="Text_20_body"><text:span text:style-name="Strong_20_Emphasis"><text:span text:style-name="T47">Управление медиа</text:span></text:span><text:span text:style-name="T47">:</text:span></text:p>
      <text:list xml:id="list3118388602" text:style-name="L34">
        <text:list-item>
          <text:p text:style-name="P141">Встроенный просмотр изображений и видео.</text:p>
        </text:list-item>
        <text:list-item>
          <text:p text:style-name="P142">Поддержка файлов большого размера.</text:p>
        </text:list-item>
      </text:list>
      <text:p text:style-name="Text_20_body"><text:span text:style-name="Strong_20_Emphasis"><text:span text:style-name="T47">Безопасность</text:span></text:span><text:span text:style-name="T47">:</text:span></text:p>
      <text:list xml:id="list2192507946" text:style-name="L35">
        <text:list-item>
          <text:p text:style-name="P143">Аутентификация через токены, пароли или сертификаты.</text:p>
        </text:list-item>
        <text:list-item>
          <text:p text:style-name="P144">Настраиваемая система разрешений для пользователей и администраторов.</text:p>
        </text:list-item>
      </text:list>
      <text:p text:style-name="Text_20_body"><text:span text:style-name="Strong_20_Emphasis"><text:span text:style-name="T47">Настраиваемость интерфейса</text:span></text:span><text:span text:style-name="T47">:</text:span></text:p>
      <text:list xml:id="list654065084" text:style-name="L36">
        <text:list-item>
          <text:p text:style-name="P145">Темы, цветовые схемы, настройки уведомлений.</text:p>
        </text:list-item>
      </text:list>
      <text:p text:style-name="Text_20_body"><text:span text:style-name="Strong_20_Emphasis"><text:span text:style-name="T47">Модерация</text:span></text:span><text:span text:style-name="T47">:</text:span></text:p>
      <text:list xml:id="list365709782" text:style-name="L37">
        <text:list-item>
          <text:p text:style-name="P146">Инструменты для управления контентом и пользователями на сервере.</text:p>
        </text:list-item>
        <text:list-item>
          <text:p text:style-name="P147">Логи действий модераторов и участников.</text:p>
        </text:list-item>
      </text:list>
      <text:p text:style-name="P13"/>
      <text:h text:style-name="P86" text:outline-level="1"><text:bookmark-start text:name="__RefHeading___Toc647_291603241"/>Обоснование выбора технологий и средств разработки<text:bookmark-end text:name="__RefHeading___Toc647_291603241"/></text:h>
      <text:p text:style-name="P6"><text:tab/>Для эффективного выбора необходимо кратко описать существующие технологии, их плюсы и минусы. В основе любой программы или библиотеки лежит язык программировния, поэтому логично будет начать именно с него.</text:p>
      <text:h text:style-name="P90" text:outline-level="2"><text:bookmark-start text:name="__RefHeading___Toc649_291603241"/>Язык программирования С<text:bookmark-end text:name="__RefHeading___Toc649_291603241"/></text:h>
      <text:p text:style-name="P7"><text:tab/>C – это мощный язык программирования, который используется в системном программировании, встроенных системах и высокопроизводительных приложениях. Однако для разработки современных бэкенд-приложений, таких как мессенджеры, C имеет как плюсы, так и минусы.</text:p>
      <text:h text:style-name="Heading_20_3" text:outline-level="3"><text:bookmark-start text:name="__RefHeading___Toc651_291603241"/><text:span text:style-name="Strong_20_Emphasis"><text:span text:style-name="T47">Плюсы использования C для бэкенда:</text:span></text:span><text:bookmark-end text:name="__RefHeading___Toc651_291603241"/></text:h>
      <text:list xml:id="list1112480825" text:style-name="L38">
        <text:list-item>
          <text:p text:style-name="P207"><text:span text:style-name="Strong_20_Emphasis"><text:span text:style-name="T47">Высокая производительность</text:span></text:span><text:span text:style-name="T47">:</text:span></text:p>
          <text:list>
            <text:list-item>
              <text:p text:style-name="P148">C компилируется в машинный код, что обеспечивает высокую скорость выполнения. </text:p>
            </text:list-item>
            <text:list-item>
              <text:p text:style-name="P148">Полный контроль над памятью позволяет оптимизировать производительность. </text:p>
            </text:list-item>
          </text:list>
        </text:list-item>
        <text:list-item>
          <text:p text:style-name="P207"><text:span text:style-name="Strong_20_Emphasis"><text:span text:style-name="T47">Минимальные зависимости</text:span></text:span><text:span text:style-name="T47">:</text:span></text:p>
          <text:list>
            <text:list-item>
              <text:p text:style-name="P148">Программы на C не зависят от сторонних фреймворков или библиотек, что делает их компактными и независимыми. </text:p>
            </text:list-item>
          </text:list>
        </text:list-item>
        <text:list-item>
          <text:p text:style-name="P207"><text:span text:style-name="Strong_20_Emphasis"><text:span text:style-name="T47">Кроссплатформенность</text:span></text:span><text:span text:style-name="T47">:</text:span></text:p>
          <text:list>
            <text:list-item>
              <text:p text:style-name="P148">Код на C можно компилировать для различных операционных систем. </text:p>
            </text:list-item>
          </text:list>
        </text:list-item>
        <text:list-item>
          <text:p text:style-name="P207"><text:span text:style-name="Strong_20_Emphasis"><text:span text:style-name="T47">Гибкость</text:span></text:span><text:span text:style-name="T47">:</text:span></text:p>
          <text:list>
            <text:list-item>
              <text:p text:style-name="P149">Подходит для низкоуровневой работы, включая сетевые протоколы (например, создание собственного WebSocket-сервера или работа с WebRTC). </text:p>
            </text:list-item>
          </text:list>
        </text:list-item>
      </text:list>
      <text:h text:style-name="Heading_20_3" text:outline-level="3"><text:bookmark-start text:name="__RefHeading___Toc653_291603241"/><text:span text:style-name="Strong_20_Emphasis"><text:span text:style-name="T47">Минусы использования C для бэкенда:</text:span></text:span><text:bookmark-end text:name="__RefHeading___Toc653_291603241"/></text:h>
      <text:list xml:id="list2709115490" text:style-name="L39">
        <text:list-item>
          <text:p text:style-name="P208"><text:span text:style-name="Strong_20_Emphasis"><text:span text:style-name="T47">Отсутствие встроенных библиотек и фреймворков</text:span></text:span><text:span text:style-name="T47">:</text:span></text:p>
          <text:list>
            <text:list-item>
              <text:p text:style-name="P150">В отличие от Python или Node.js, в C отсутствуют готовые решения для работы с HTTP, WebSocket и базами данных. Все придется писать с нуля или использовать сторонние библиотеки. </text:p>
            </text:list-item>
          </text:list>
        </text:list-item>
        <text:list-item>
          <text:p text:style-name="P208"><text:span text:style-name="Strong_20_Emphasis"><text:span text:style-name="T47">Сложность разработки</text:span></text:span><text:span text:style-name="T47">:</text:span></text:p>
          <text:list>
            <text:list-item>
              <text:p text:style-name="P150">Управление памятью (malloc/free) требует аккуратности, чтобы избежать утечек памяти. </text:p>
            </text:list-item>
            <text:list-item>
              <text:p text:style-name="P150">Ошибки, связанные с указателями и буферным переполнением, часто приводят к уязвимостям. </text:p>
            </text:list-item>
          </text:list>
        </text:list-item>
        <text:list-item>
          <text:p text:style-name="P208"><text:span text:style-name="Strong_20_Emphasis"><text:span text:style-name="T47">Низкая скорость разработки</text:span></text:span><text:span text:style-name="T47">:I have already tried to use cargo-local-registry to set up a local registry, apart from all the other means that are explained through the registries wiki.</text:span></text:p>
          <text:list>
            <text:list-item>
              <text:p text:style-name="P150">Для создания современных приложений требуется больше времени, чем с языками, имеющими богатые экосистемы (например, Python или Node.js). </text:p>
            </text:list-item>
          </text:list>
        </text:list-item>
        <text:list-item>
          <text:p text:style-name="P208"><text:span text:style-name="Strong_20_Emphasis"><text:span text:style-name="T47">Ограниченные возможности масштабирования</text:span></text:span><text:span text:style-name="T47">:</text:span></text:p>
          <text:list>
            <text:list-item>
              <text:p text:style-name="P150"><text:soft-page-break/>Отсутствие встроенных средств для работы с многопоточностью и асинхронностью делает C менее удобным для масштабирования серверов. </text:p>
            </text:list-item>
          </text:list>
        </text:list-item>
        <text:list-item>
          <text:p text:style-name="P208"><text:span text:style-name="Strong_20_Emphasis"><text:span text:style-name="T47">Трудности интеграции с современными технологиями</text:span></text:span><text:span text:style-name="T47">:</text:span></text:p>
          <text:list>
            <text:list-item>
              <text:p text:style-name="P151">WebRTC, OAuth, и другие современные технологии сложнее интегрировать в приложении на C. </text:p>
            </text:list-item>
          </text:list>
        </text:list-item>
      </text:list>
      <text:h text:style-name="P20" text:outline-level="3"><text:bookmark-start text:name="__RefHeading___Toc655_291603241"/><text:span text:style-name="Strong_20_Emphasis"><text:span text:style-name="T48">Заключение</text:span></text:span><text:bookmark-end text:name="__RefHeading___Toc655_291603241"/></text:h>
      <text:p text:style-name="P152"><text:tab/>Использование языка С для решения такой задачи нецелесообразно из-за необходимости написания всех необходимых утилит с нуля. К тому же стандартная библиотека и возможности языка С являются очень ограниченными из-за низкоуровневости.</text:p>
      <text:h text:style-name="P91" text:outline-level="2"><text:bookmark-start text:name="__RefHeading___Toc657_291603241"/>Язык программирования С++<text:bookmark-end text:name="__RefHeading___Toc657_291603241"/></text:h>
      <text:p text:style-name="P8"><text:tab/>C++ является более современным и мощным языком программирования, чем C, сохраняя при этом его высокую производительность. Он часто используется для разработки сложных систем, включая мессенджеры и мультимедийные приложения. Рассмотрим C++ для создания бэкенда мессенджера.</text:p>
      <text:h text:style-name="Heading_20_3" text:outline-level="3"><text:bookmark-start text:name="__RefHeading___Toc659_291603241"/><text:span text:style-name="Strong_20_Emphasis"><text:span text:style-name="T47">Плюсы использования C++ для бэкенда:</text:span></text:span><text:bookmark-end text:name="__RefHeading___Toc659_291603241"/></text:h>
      <text:h text:style-name="Heading_20_4" text:outline-level="4"><text:bookmark-start text:name="__RefHeading___Toc661_291603241"/><text:span text:style-name="T47">1. </text:span><text:span text:style-name="Strong_20_Emphasis"><text:span text:style-name="T47">Высокая производительность</text:span></text:span><text:span text:style-name="T47">:</text:span><text:bookmark-end text:name="__RefHeading___Toc661_291603241"/></text:h>
      <text:list xml:id="list3867539721" text:style-name="L40">
        <text:list-item>
          <text:p text:style-name="P153">C++ компилируется в машинный код, обеспечивая высокую скорость выполнения. </text:p>
        </text:list-item>
        <text:list-item>
          <text:p text:style-name="P154">Полный контроль над ресурсами (память, процессор) позволяет оптимизировать приложение. </text:p>
        </text:list-item>
      </text:list>
      <text:h text:style-name="Heading_20_4" text:outline-level="4"><text:bookmark-start text:name="__RefHeading___Toc663_291603241"/><text:span text:style-name="T47">2. </text:span><text:span text:style-name="Strong_20_Emphasis"><text:span text:style-name="T47">Мощные возможности ООП и шаблонов</text:span></text:span><text:span text:style-name="T47">:</text:span><text:bookmark-end text:name="__RefHeading___Toc663_291603241"/></text:h>
      <text:list xml:id="list278392810" text:style-name="L41">
        <text:list-item>
          <text:p text:style-name="P155">Поддержка объектно-ориентированного программирования облегчает организацию кода. </text:p>
        </text:list-item>
        <text:list-item>
          <text:p text:style-name="P156">Шаблоны (templates) и STL (Standard Template Library) ускоряют разработку. </text:p>
        </text:list-item>
      </text:list>
      <text:h text:style-name="Heading_20_4" text:outline-level="4"><text:bookmark-start text:name="__RefHeading___Toc665_291603241"/><text:span text:style-name="T47">3. </text:span><text:span text:style-name="Strong_20_Emphasis"><text:span text:style-name="T47">Современные библиотеки и фреймворки</text:span></text:span><text:span text:style-name="T47">:</text:span><text:bookmark-end text:name="__RefHeading___Toc665_291603241"/></text:h>
      <text:list xml:id="list2309285472" text:style-name="L42">
        <text:list-item>
          <text:p text:style-name="P210"><text:span text:style-name="Strong_20_Emphasis"><text:span text:style-name="T47">Boost</text:span></text:span><text:span text:style-name="T47">: Набор библиотек для работы с потоками, сетями, файловыми системами и др. </text:span></text:p>
        </text:list-item>
        <text:list-item>
          <text:p text:style-name="P210"><text:span text:style-name="Strong_20_Emphasis"><text:span text:style-name="T47">Qt</text:span></text:span><text:span text:style-name="T47">: Фреймворк для разработки приложений, включая серверную часть. </text:span></text:p>
        </text:list-item>
        <text:list-item>
          <text:p text:style-name="P209"><text:span text:style-name="Strong_20_Emphasis"><text:span text:style-name="T47">gRPC</text:span></text:span><text:span text:style-name="T47">: Фреймворк для работы с RPC (удаленными вызовами) на базе HTTP/2. </text:span></text:p>
        </text:list-item>
      </text:list>
      <text:h text:style-name="Heading_20_4" text:outline-level="4"><text:bookmark-start text:name="__RefHeading___Toc667_291603241"/><text:span text:style-name="T47">4. </text:span><text:span text:style-name="Strong_20_Emphasis"><text:span text:style-name="T47">Асинхронное программирование</text:span></text:span><text:span text:style-name="T47">:</text:span><text:bookmark-end text:name="__RefHeading___Toc667_291603241"/></text:h>
      <text:list xml:id="list1220451317" text:style-name="L43">
        <text:list-item>
          <text:p text:style-name="P157">Библиотеки, такие как ASIO (Boost.Asio), предоставляют мощные инструменты для асинхронной обработки данных, включая WebSocket и TCP/UDP. </text:p>
        </text:list-item>
      </text:list>
      <text:h text:style-name="Heading_20_4" text:outline-level="4"><text:bookmark-start text:name="__RefHeading___Toc669_291603241"/><text:span text:style-name="T47">5. </text:span><text:span text:style-name="Strong_20_Emphasis"><text:span text:style-name="T47">Поддержка многопоточности</text:span></text:span><text:span text:style-name="T47">:</text:span><text:bookmark-end text:name="__RefHeading___Toc669_291603241"/></text:h>
      <text:list xml:id="list2542262237" text:style-name="L44">
        <text:list-item>
          <text:p text:style-name="P211"><text:span text:style-name="T47">Встроенная библиотека </text:span><text:span text:style-name="Source_20_Text"><text:span text:style-name="T47">std::thread</text:span></text:span><text:span text:style-name="T47"> и инструменты для синхронизации облегчают создание многопоточных приложений. </text:span></text:p>
        </text:list-item>
      </text:list>
      <text:h text:style-name="Heading_20_4" text:outline-level="4"><text:bookmark-start text:name="__RefHeading___Toc671_291603241"/><text:soft-page-break/><text:span text:style-name="T47">6. </text:span><text:span text:style-name="Strong_20_Emphasis"><text:span text:style-name="T47">Кроссплатформенность</text:span></text:span><text:span text:style-name="T47">:</text:span><text:bookmark-end text:name="__RefHeading___Toc671_291603241"/></text:h>
      <text:list xml:id="list1560682195" text:style-name="L45">
        <text:list-item>
          <text:p text:style-name="P158">C++ позволяет разрабатывать приложения, которые легко переносятся между Windows, Linux и macOS. </text:p>
        </text:list-item>
      </text:list>
      <text:h text:style-name="Heading_20_4" text:outline-level="4"><text:bookmark-start text:name="__RefHeading___Toc673_291603241"/><text:span text:style-name="T47">7. </text:span><text:span text:style-name="Strong_20_Emphasis"><text:span text:style-name="T47">Подходит для работы с мультимедиа</text:span></text:span><text:span text:style-name="T47">:</text:span><text:bookmark-end text:name="__RefHeading___Toc673_291603241"/></text:h>
      <text:list xml:id="list3701002279" text:style-name="L46">
        <text:list-item>
          <text:p text:style-name="P159">Библиотеки, такие как FFmpeg и OpenCV, упрощают обработку аудио и видео. </text:p>
        </text:list-item>
      </text:list>
      <text:h text:style-name="Heading_20_3" text:outline-level="3"><text:bookmark-start text:name="__RefHeading___Toc675_291603241"/><text:span text:style-name="Strong_20_Emphasis"><text:span text:style-name="T47">Минусы использования C++ для бэкенда:</text:span></text:span><text:bookmark-end text:name="__RefHeading___Toc675_291603241"/></text:h>
      <text:h text:style-name="Heading_20_4" text:outline-level="4"><text:bookmark-start text:name="__RefHeading___Toc677_291603241"/><text:span text:style-name="T47">1. </text:span><text:span text:style-name="Strong_20_Emphasis"><text:span text:style-name="T47">Сложность языка</text:span></text:span><text:span text:style-name="T47">:</text:span><text:bookmark-end text:name="__RefHeading___Toc677_291603241"/></text:h>
      <text:list xml:id="list997587487" text:style-name="L47">
        <text:list-item>
          <text:p text:style-name="P160">Более крутая кривая обучения по сравнению с Python или JavaScript. </text:p>
        </text:list-item>
        <text:list-item>
          <text:p text:style-name="P161">Необходимость управлять памятью, если не используются умные указатели (smart pointers). </text:p>
        </text:list-item>
      </text:list>
      <text:h text:style-name="Heading_20_4" text:outline-level="4"><text:bookmark-start text:name="__RefHeading___Toc679_291603241"/><text:span text:style-name="T47">2. </text:span><text:span text:style-name="Strong_20_Emphasis"><text:span text:style-name="T47">Длительное время разработки</text:span></text:span><text:span text:style-name="T47">:</text:span><text:bookmark-end text:name="__RefHeading___Toc679_291603241"/></text:h>
      <text:list xml:id="list2132170984" text:style-name="L48">
        <text:list-item>
          <text:p text:style-name="P162">Код на C++ требует больше времени на написание, тестирование и отладку. </text:p>
        </text:list-item>
      </text:list>
      <text:h text:style-name="Heading_20_4" text:outline-level="4"><text:bookmark-start text:name="__RefHeading___Toc681_291603241"/><text:span text:style-name="T47">3. </text:span><text:span text:style-name="Strong_20_Emphasis"><text:span text:style-name="T47">Меньше готовых решений для веба</text:span></text:span><text:span text:style-name="T47">:</text:span><text:bookmark-end text:name="__RefHeading___Toc681_291603241"/></text:h>
      <text:list xml:id="list2066475749" text:style-name="L49">
        <text:list-item>
          <text:p text:style-name="P163">В отличие от Python (Django, Flask) или Node.js, C++ имеет меньше специализированных фреймворков для работы с HTTP, WebSocket и REST API. </text:p>
        </text:list-item>
      </text:list>
      <text:h text:style-name="Heading_20_4" text:outline-level="4"><text:bookmark-start text:name="__RefHeading___Toc683_291603241"/><text:span text:style-name="T47">4. </text:span><text:span text:style-name="Strong_20_Emphasis"><text:span text:style-name="T47">Компиляция</text:span></text:span><text:span text:style-name="T47">:</text:span><text:bookmark-end text:name="__RefHeading___Toc683_291603241"/></text:h>
      <text:list xml:id="list3985326810" text:style-name="L50">
        <text:list-item>
          <text:p text:style-name="P164">Компиляция больших проектов занимает больше времени, чем интерпретация скриптовых языков. </text:p>
        </text:list-item>
      </text:list>
      <text:h text:style-name="Heading_20_3" text:outline-level="3"><text:bookmark-start text:name="__RefHeading___Toc685_291603241"/><text:span text:style-name="Strong_20_Emphasis"><text:span text:style-name="T47">Когда использовать C++ для бэкенда?</text:span></text:span><text:bookmark-end text:name="__RefHeading___Toc685_291603241"/></text:h>
      <text:h text:style-name="P9" text:outline-level="4"><text:bookmark-start text:name="__RefHeading___Toc687_291603241"/>Использование C++ оправдано, если:<text:bookmark-end text:name="__RefHeading___Toc687_291603241"/></text:h>
      <text:list xml:id="list3947504028" text:style-name="L51">
        <text:list-item>
          <text:p text:style-name="P165">Производительность и эффективность имеют критическое значение (например, для обработки видеопотоков в реальном времени). </text:p>
        </text:list-item>
        <text:list-item>
          <text:p text:style-name="P165">Вы разрабатываете многопоточные или высоконагруженные системы. </text:p>
        </text:list-item>
        <text:list-item>
          <text:p text:style-name="P165">Нужен полный контроль над низкоуровневыми аспектами системы. </text:p>
        </text:list-item>
        <text:list-item>
          <text:p text:style-name="P166">Проект предполагает использование существующих библиотек или фреймворков C++ (Boost, Qt, gRPC).</text:p>
        </text:list-item>
      </text:list>
      <text:h text:style-name="Heading_20_3" text:outline-level="3"><text:bookmark-start text:name="__RefHeading___Toc689_291603241"/><text:span text:style-name="Strong_20_Emphasis"><text:span text:style-name="T47">Заключение</text:span></text:span><text:bookmark-end text:name="__RefHeading___Toc689_291603241"/></text:h>
      <text:p text:style-name="P11"><text:tab/>C++ отлично подходит для разработки мессенджера с голосовой и видеосвязью, особенно <text:span text:style-name="T40">чтобы</text:span> интегрировать сложные функции, такие как обработка мультимедиа или взаимодействие с WebRTC. Однако <text:span text:style-name="T41">всё же С++ это тоже довольно низкоуровневый язык, и возможно стоит отдать предпочтение другим рассмотренным языкам</text:span>. C++ будет оптимальным выбором, если проект требует баланса между высокой производительностью и мощной функциональностью.</text:p>
      <text:h text:style-name="P92" text:outline-level="2"><text:bookmark-start text:name="__RefHeading___Toc691_291603241"/>Язык программирования Rust<text:bookmark-end text:name="__RefHeading___Toc691_291603241"/></text:h>
      <text:p text:style-name="P14"><text:tab/>Rust предоставляет растущую экосистему высококачественных библиотек (называемых "<text:span text:style-name="T42">creates</text:span>") для работы с базами данных, обмена данными в режиме реального времени (RTC) и API. Несмотря на то, что его экосистема меньше по сравнению с более зрелыми языками, такими как Python или JavaScript, он отличается высокой эффективностью, современностью и разработан с учетом требований безопасности и производительности. Вот краткое описание:</text:p>
      <text:h text:style-name="Heading_20_3" text:outline-level="3"><text:bookmark-start text:name="__RefHeading___Toc693_291603241"/><text:span text:style-name="Strong_20_Emphasis"><text:span text:style-name="T47">1. Работа с базами данных</text:span></text:span><text:bookmark-end text:name="__RefHeading___Toc693_291603241"/></text:h>
      <text:p text:style-name="P11">Rust имеет множество библиотек для взаимодействия с реляционными и NoSQL базами данных:</text:p>
      <text:h text:style-name="P9" text:outline-level="4"><text:bookmark-start text:name="__RefHeading___Toc695_291603241"/>Реляционные базы данных:<text:bookmark-end text:name="__RefHeading___Toc695_291603241"/></text:h>
      <text:list xml:id="list1938755558" text:style-name="L52">
        <text:list-item>
          <text:p text:style-name="P213"><text:span text:style-name="Strong_20_Emphasis"><text:span text:style-name="T47">Diesel</text:span></text:span><text:span text:style-name="T47">: ORM (Object-Relational Mapper) для безопасной работы с SQL. Поддерживает PostgreSQL, MySQL, SQLite. </text:span></text:p>
          <text:list>
            <text:list-item>
              <text:p text:style-name="P167">Преимущества: Компиляция SQL-запросов на этапе сборки. </text:p>
            </text:list-item>
          </text:list>
        </text:list-item>
        <text:list-item>
          <text:p text:style-name="P213"><text:span text:style-name="Strong_20_Emphasis"><text:span text:style-name="T47">SQLx</text:span></text:span><text:span text:style-name="T47">: Асинхронный ORM, поддерживает PostgreSQL, MySQL, SQLite. Работает без необходимости генерации кода. </text:span></text:p>
          <text:list>
            <text:list-item>
              <text:p text:style-name="P212"><text:span text:style-name="T47">Преимущества: Удобная интеграция с </text:span><text:span text:style-name="Source_20_Text"><text:span text:style-name="T47">async/await</text:span></text:span><text:span text:style-name="T47">. </text:span></text:p>
            </text:list-item>
          </text:list>
        </text:list-item>
      </text:list>
      <text:h text:style-name="P9" text:outline-level="4"><text:bookmark-start text:name="__RefHeading___Toc697_291603241"/>NoSQL базы данных:<text:bookmark-end text:name="__RefHeading___Toc697_291603241"/></text:h>
      <text:list xml:id="list146808368" text:style-name="L53">
        <text:list-item>
          <text:p text:style-name="P215"><text:span text:style-name="Strong_20_Emphasis"><text:span text:style-name="T47">MongoDB</text:span></text:span><text:span text:style-name="T47">: Crate </text:span><text:span text:style-name="Source_20_Text"><text:span text:style-name="T47">mongodb</text:span></text:span><text:span text:style-name="T47"> предоставляет полный доступ к MongoDB с асинхронной поддержкой. </text:span></text:p>
        </text:list-item>
        <text:list-item>
          <text:p text:style-name="P214"><text:span text:style-name="Strong_20_Emphasis"><text:span text:style-name="T47">Redis</text:span></text:span><text:span text:style-name="T47">: Crate </text:span><text:span text:style-name="Source_20_Text"><text:span text:style-name="T47">redis-rs</text:span></text:span><text:span text:style-name="T47"> для работы с Redis. Поддерживает синхронные и асинхронные операции. </text:span></text:p>
        </text:list-item>
      </text:list>
      <text:h text:style-name="P9" text:outline-level="4"><text:bookmark-start text:name="__RefHeading___Toc699_291603241"/>Связанные технологии:<text:bookmark-end text:name="__RefHeading___Toc699_291603241"/></text:h>
      <text:list xml:id="list3244531312" text:style-name="L54">
        <text:list-item>
          <text:p text:style-name="P217"><text:span text:style-name="Strong_20_Emphasis"><text:span text:style-name="T47">SeaORM</text:span></text:span><text:span text:style-name="T47">: Альтернатива Diesel для асинхронного программирования. </text:span></text:p>
        </text:list-item>
        <text:list-item>
          <text:p text:style-name="P216"><text:span text:style-name="Strong_20_Emphasis"><text:span text:style-name="T47">SurrealDB</text:span></text:span><text:span text:style-name="T47">: Rust-сервер базы данных с современными возможностями. </text:span></text:p>
        </text:list-item>
      </text:list>
      <text:h text:style-name="Heading_20_3" text:outline-level="3"><text:bookmark-start text:name="__RefHeading___Toc701_291603241"/><text:span text:style-name="Strong_20_Emphasis"><text:span text:style-name="T47">2. Работа с RTC (Real-Time Communication)</text:span></text:span><text:bookmark-end text:name="__RefHeading___Toc701_291603241"/></text:h>
      <text:p text:style-name="P11">Rust идеально подходит для создания высоконагруженных систем реального времени благодаря асинхронным библиотекам и инструментам:</text:p>
      <text:h text:style-name="P9" text:outline-level="4"><text:bookmark-start text:name="__RefHeading___Toc703_291603241"/>WebRTC:<text:bookmark-end text:name="__RefHeading___Toc703_291603241"/></text:h>
      <text:list xml:id="list1502182510" text:style-name="L55">
        <text:list-item>
          <text:p text:style-name="P219"><text:span text:style-name="Strong_20_Emphasis"><text:span text:style-name="T47">WebRTC Crates</text:span></text:span><text:span text:style-name="T47">: </text:span></text:p>
          <text:list>
            <text:list-item>
              <text:p text:style-name="P219"><text:span text:style-name="Source_20_Text"><text:span text:style-name="T47">webrtc</text:span></text:span><text:span text:style-name="T47">: Библиотека для работы с WebRTC, поддерживает P2P соединения для видео и аудио. </text:span></text:p>
            </text:list-item>
            <text:list-item>
              <text:p text:style-name="P168">Полностью открытый исходный код и активно поддерживается. </text:p>
            </text:list-item>
          </text:list>
        </text:list-item>
        <text:list-item>
          <text:p text:style-name="P218"><text:span text:style-name="Strong_20_Emphasis"><text:span text:style-name="T47">Janus Integration</text:span></text:span><text:span text:style-name="T47">: Rust может использоваться для интеграции с Janus SFU (Selective Forwarding Unit) через FFI. </text:span></text:p>
        </text:list-item>
      </text:list>
      <text:h text:style-name="P9" text:outline-level="4"><text:bookmark-start text:name="__RefHeading___Toc705_291603241"/><text:soft-page-break/>Сетевые библиотеки:<text:bookmark-end text:name="__RefHeading___Toc705_291603241"/></text:h>
      <text:list xml:id="list4219946654" text:style-name="L56">
        <text:list-item>
          <text:p text:style-name="P221"><text:span text:style-name="Strong_20_Emphasis"><text:span text:style-name="T47">Tokio</text:span></text:span><text:span text:style-name="T47">: Асинхронный фреймворк, который идеально подходит для реализации WebSocket-соединений. </text:span></text:p>
        </text:list-item>
        <text:list-item>
          <text:p text:style-name="P221"><text:span text:style-name="Strong_20_Emphasis"><text:span text:style-name="T47">Quinn</text:span></text:span><text:span text:style-name="T47">: Реализация протокола QUIC (современная альтернатива TCP), идеально подходящая для RTC. </text:span></text:p>
        </text:list-item>
        <text:list-item>
          <text:p text:style-name="P220"><text:span text:style-name="Strong_20_Emphasis"><text:span text:style-name="T47">Actix Web</text:span></text:span><text:span text:style-name="T47">: Быстрый фреймворк для создания API с WebSocket-поддержкой. </text:span></text:p>
        </text:list-item>
      </text:list>
      <text:h text:style-name="Heading_20_3" text:outline-level="3"><text:bookmark-start text:name="__RefHeading___Toc707_291603241"/><text:span text:style-name="Strong_20_Emphasis"><text:span text:style-name="T47">3. Работа с API</text:span></text:span><text:bookmark-end text:name="__RefHeading___Toc707_291603241"/></text:h>
      <text:p text:style-name="P11">Rust предоставляет удобные библиотеки для создания и взаимодействия с API:</text:p>
      <text:h text:style-name="P9" text:outline-level="4"><text:bookmark-start text:name="__RefHeading___Toc709_291603241"/>HTTP-серверы:<text:bookmark-end text:name="__RefHeading___Toc709_291603241"/></text:h>
      <text:list xml:id="list2868371498" text:style-name="L57">
        <text:list-item>
          <text:p text:style-name="P223"><text:span text:style-name="Strong_20_Emphasis"><text:span text:style-name="T47">Actix Web</text:span></text:span><text:span text:style-name="T47">: Высокопроизводительный фреймворк для создания REST и WebSocket API. </text:span></text:p>
        </text:list-item>
        <text:list-item>
          <text:p text:style-name="P222"><text:span text:style-name="Strong_20_Emphasis"><text:span text:style-name="T47">Warp</text:span></text:span><text:span text:style-name="T47">: Легковесный фреймворк с поддержкой асинхронного программирования. </text:span></text:p>
        </text:list-item>
      </text:list>
      <text:h text:style-name="P9" text:outline-level="4"><text:bookmark-start text:name="__RefHeading___Toc711_291603241"/>gRPC:<text:bookmark-end text:name="__RefHeading___Toc711_291603241"/></text:h>
      <text:list xml:id="list1246199131" text:style-name="L58">
        <text:list-item>
          <text:p text:style-name="P224"><text:span text:style-name="Strong_20_Emphasis"><text:span text:style-name="T47">Tonic</text:span></text:span><text:span text:style-name="T47">: Высокопроизводительный фреймворк для работы с gRPC. Поддерживает HTTP/2 и асинхронные вызовы. </text:span></text:p>
        </text:list-item>
      </text:list>
      <text:h text:style-name="P9" text:outline-level="4"><text:bookmark-start text:name="__RefHeading___Toc713_291603241"/>HTTP-клиенты:<text:bookmark-end text:name="__RefHeading___Toc713_291603241"/></text:h>
      <text:list xml:id="list4201837089" text:style-name="L59">
        <text:list-item>
          <text:p text:style-name="P226"><text:span text:style-name="Strong_20_Emphasis"><text:span text:style-name="T47">Reqwest</text:span></text:span><text:span text:style-name="T47">: Легкий и мощный HTTP-клиент с поддержкой </text:span><text:span text:style-name="Source_20_Text"><text:span text:style-name="T47">async/await</text:span></text:span><text:span text:style-name="T47">. </text:span></text:p>
        </text:list-item>
        <text:list-item>
          <text:p text:style-name="P225"><text:span text:style-name="Strong_20_Emphasis"><text:span text:style-name="T47">Surf</text:span></text:span><text:span text:style-name="T47">: Альтернатива Reqwest для простых HTTP-запросов. </text:span></text:p>
        </text:list-item>
      </text:list>
      <text:h text:style-name="Heading_20_3" text:outline-level="3"><text:bookmark-start text:name="__RefHeading___Toc715_291603241"/><text:span text:style-name="Strong_20_Emphasis"><text:span text:style-name="T47">Заключение</text:span></text:span><text:bookmark-end text:name="__RefHeading___Toc715_291603241"/></text:h>
      <text:p text:style-name="P11">Rust действительно предлагает богатую экосистему для работы с базами данных, RTC, и API:</text:p>
      <text:list xml:id="list2926260363" text:style-name="L60">
        <text:list-item>
          <text:p text:style-name="P228"><text:span text:style-name="Strong_20_Emphasis"><text:span text:style-name="T47">Базы данных</text:span></text:span><text:span text:style-name="T47">: Diesel, SQLx, MongoDB, Redis. </text:span></text:p>
        </text:list-item>
        <text:list-item>
          <text:p text:style-name="P228"><text:span text:style-name="Strong_20_Emphasis"><text:span text:style-name="T47">RTC</text:span></text:span><text:span text:style-name="T47">: WebRTC, Tokio, Quinn, Actix Web. </text:span></text:p>
        </text:list-item>
        <text:list-item>
          <text:p text:style-name="P227"><text:span text:style-name="Strong_20_Emphasis"><text:span text:style-name="T47">API</text:span></text:span><text:span text:style-name="T47">: Actix Web, Warp, Tonic, Reqwest. </text:span></text:p>
        </text:list-item>
      </text:list>
      <text:p text:style-name="P11">Эти библиотеки оптимизированы для производительности и безопасности, что делает Rust отличным выбором для мессенджеров с голосовой и видеосвязью.</text:p>
      <text:h text:style-name="P93" text:outline-level="2"><text:bookmark-start text:name="__RefHeading___Toc717_291603241"/>Язык программирования Python<text:bookmark-end text:name="__RefHeading___Toc717_291603241"/></text:h>
      <text:p text:style-name="P15">Python может быть фундаментальным выбором для разработки мессенджера, особенно если вы фокусируетесь на быстроте разработки, удобстве сопровождения и прототипировании. Однако Python имеет свои плюсы и минусы, которые стоит учитывать.</text:p>
      <text:h text:style-name="Heading_20_3" text:outline-level="3"><text:bookmark-start text:name="__RefHeading___Toc719_291603241"/><text:span text:style-name="Strong_20_Emphasis"><text:span text:style-name="T47">Плюсы Python как основного языка для мессенджера</text:span></text:span><text:bookmark-end text:name="__RefHeading___Toc719_291603241"/></text:h>
      <text:h text:style-name="Heading_20_4" text:outline-level="4"><text:bookmark-start text:name="__RefHeading___Toc721_291603241"/><text:span text:style-name="T47">1. </text:span><text:span text:style-name="Strong_20_Emphasis"><text:span text:style-name="T47">Быстрота разработки</text:span></text:span><text:bookmark-end text:name="__RefHeading___Toc721_291603241"/></text:h>
      <text:list xml:id="list2740647145" text:style-name="L61">
        <text:list-item>
          <text:p text:style-name="P169">Python известен своей простотой и читаемостью кода. </text:p>
        </text:list-item>
        <text:list-item>
          <text:p text:style-name="P169">Большое количество готовых библиотек и фреймворков для различных задач: </text:p>
          <text:list>
            <text:list-item>
              <text:p text:style-name="P230"><text:span text:style-name="Strong_20_Emphasis"><text:span text:style-name="T47">FastAPI</text:span></text:span><text:span text:style-name="T47"> или </text:span><text:span text:style-name="Strong_20_Emphasis"><text:span text:style-name="T47">Flask</text:span></text:span><text:span text:style-name="T47"> для создания REST API. </text:span></text:p>
            </text:list-item>
            <text:list-item>
              <text:p text:style-name="P229"><text:span text:style-name="Strong_20_Emphasis"><text:span text:style-name="T47">WebSocket</text:span></text:span><text:span text:style-name="T47"> через библиотеки, такие как </text:span><text:span text:style-name="Source_20_Text"><text:span text:style-name="T47">websockets</text:span></text:span><text:span text:style-name="T47"> или </text:span><text:span text:style-name="Source_20_Text"><text:span text:style-name="T47">aiohttp</text:span></text:span><text:span text:style-name="T47">. </text:span></text:p>
            </text:list-item>
          </text:list>
        </text:list-item>
      </text:list>
      <text:h text:style-name="Heading_20_4" text:outline-level="4"><text:bookmark-start text:name="__RefHeading___Toc723_291603241"/><text:soft-page-break/><text:span text:style-name="T47">2. </text:span><text:span text:style-name="Strong_20_Emphasis"><text:span text:style-name="T47">Асинхронное программирование</text:span></text:span><text:bookmark-end text:name="__RefHeading___Toc723_291603241"/></text:h>
      <text:list xml:id="list939103486" text:style-name="L62">
        <text:list-item>
          <text:p text:style-name="P232"><text:span text:style-name="T47">Python поддерживает асинхронное программирование с использованием </text:span><text:span text:style-name="Source_20_Text"><text:span text:style-name="T47">asyncio</text:span></text:span><text:span text:style-name="T47">, что позволяет эффективно обрабатывать множество запросов одновременно. </text:span></text:p>
        </text:list-item>
        <text:list-item>
          <text:p text:style-name="P231"><text:span text:style-name="T47">Фреймворки, такие как </text:span><text:span text:style-name="Strong_20_Emphasis"><text:span text:style-name="T47">FastAPI</text:span></text:span><text:span text:style-name="T47">, идеально подходят для построения асинхронных приложений. </text:span></text:p>
        </text:list-item>
      </text:list>
      <text:h text:style-name="Heading_20_4" text:outline-level="4"><text:bookmark-start text:name="__RefHeading___Toc725_291603241"/><text:span text:style-name="T47">3. </text:span><text:span text:style-name="Strong_20_Emphasis"><text:span text:style-name="T47">Богатая экосистема библиотек</text:span></text:span><text:bookmark-end text:name="__RefHeading___Toc725_291603241"/></text:h>
      <text:list xml:id="list1682341669" text:style-name="L63">
        <text:list-item>
          <text:p text:style-name="P170">Работа с базами данных: </text:p>
          <text:list>
            <text:list-item>
              <text:p text:style-name="P233"><text:span text:style-name="Strong_20_Emphasis"><text:span text:style-name="T47">SQLAlchemy</text:span></text:span><text:span text:style-name="T47"> для ORM. </text:span></text:p>
            </text:list-item>
            <text:list-item>
              <text:p text:style-name="P233"><text:span text:style-name="Strong_20_Emphasis"><text:span text:style-name="T47">asyncpg</text:span></text:span><text:span text:style-name="T47"> для асинхронного взаимодействия с PostgreSQL. </text:span></text:p>
            </text:list-item>
          </text:list>
        </text:list-item>
        <text:list-item>
          <text:p text:style-name="P170">Работа с WebRTC: </text:p>
          <text:list>
            <text:list-item>
              <text:p text:style-name="P170">Python может использовать сторонние библиотеки или серверы (например, Janus или Pion) через API. </text:p>
            </text:list-item>
          </text:list>
        </text:list-item>
        <text:list-item>
          <text:p text:style-name="P170">Обработка данных: </text:p>
          <text:list>
            <text:list-item>
              <text:p text:style-name="P171">Pandas, NumPy — для анализа данных, если нужно. </text:p>
            </text:list-item>
          </text:list>
        </text:list-item>
      </text:list>
      <text:h text:style-name="Heading_20_4" text:outline-level="4"><text:bookmark-start text:name="__RefHeading___Toc727_291603241"/><text:span text:style-name="T47">4. </text:span><text:span text:style-name="Strong_20_Emphasis"><text:span text:style-name="T47">Удобство интеграции</text:span></text:span><text:bookmark-end text:name="__RefHeading___Toc727_291603241"/></text:h>
      <text:list xml:id="list2433283861" text:style-name="L64">
        <text:list-item>
          <text:p text:style-name="P172">Python легко интегрируется с другими языками и технологиями: </text:p>
          <text:list>
            <text:list-item>
              <text:p text:style-name="P234"><text:span text:style-name="T47">Использование Rust или C++ для высокопроизводительных модулей через </text:span><text:span text:style-name="Strong_20_Emphasis"><text:span text:style-name="T47">PyO3</text:span></text:span><text:span text:style-name="T47">, </text:span><text:span text:style-name="Strong_20_Emphasis"><text:span text:style-name="T47">Cython</text:span></text:span><text:span text:style-name="T47"> или </text:span><text:span text:style-name="Strong_20_Emphasis"><text:span text:style-name="T47">FFI</text:span></text:span><text:span text:style-name="T47">. </text:span></text:p>
            </text:list-item>
          </text:list>
        </text:list-item>
      </text:list>
      <text:h text:style-name="Heading_20_4" text:outline-level="4"><text:bookmark-start text:name="__RefHeading___Toc729_291603241"/><text:span text:style-name="T47">5. </text:span><text:span text:style-name="Strong_20_Emphasis"><text:span text:style-name="T47">Широкий выбор хостинга и инструментов</text:span></text:span><text:bookmark-end text:name="__RefHeading___Toc729_291603241"/></text:h>
      <text:list xml:id="list2585364193" text:style-name="L65">
        <text:list-item>
          <text:p text:style-name="P173">Python поддерживается всеми крупными облачными провайдерами (AWS, GCP, Azure). </text:p>
        </text:list-item>
        <text:list-item>
          <text:p text:style-name="P174">Легко настроить CI/CD через инструменты, такие как GitHub Actions или Jenkins. </text:p>
        </text:list-item>
      </text:list>
      <text:h text:style-name="Heading_20_4" text:outline-level="4"><text:bookmark-start text:name="__RefHeading___Toc731_291603241"/><text:span text:style-name="T47">6. </text:span><text:span text:style-name="Strong_20_Emphasis"><text:span text:style-name="T47">Комьюнити и поддержка</text:span></text:span><text:bookmark-end text:name="__RefHeading___Toc731_291603241"/></text:h>
      <text:list xml:id="list900518441" text:style-name="L66">
        <text:list-item>
          <text:p text:style-name="P175">Огромное сообщество разработчиков, множество учебных материалов и примеров. </text:p>
        </text:list-item>
      </text:list>
      <text:h text:style-name="Heading_20_3" text:outline-level="3"><text:bookmark-start text:name="__RefHeading___Toc733_291603241"/><text:span text:style-name="Strong_20_Emphasis"><text:span text:style-name="T47">Минусы Python как основного языка для мессенджера</text:span></text:span><text:bookmark-end text:name="__RefHeading___Toc733_291603241"/></text:h>
      <text:h text:style-name="Heading_20_4" text:outline-level="4"><text:bookmark-start text:name="__RefHeading___Toc735_291603241"/><text:span text:style-name="T47">1. </text:span><text:span text:style-name="Strong_20_Emphasis"><text:span text:style-name="T47">Ограничения производительности</text:span></text:span><text:bookmark-end text:name="__RefHeading___Toc735_291603241"/></text:h>
      <text:list xml:id="list580404334" text:style-name="L67">
        <text:list-item>
          <text:p text:style-name="P176">Python интерпретируемый язык, что делает его медленнее компилируемых языков (Rust, C++). </text:p>
        </text:list-item>
        <text:list-item>
          <text:p text:style-name="P177">GIL (Global Interpreter Lock) ограничивает одновременное выполнение потоков, что может стать проблемой при высокой нагрузке. </text:p>
        </text:list-item>
      </text:list>
      <text:h text:style-name="Heading_20_4" text:outline-level="4"><text:bookmark-start text:name="__RefHeading___Toc737_291603241"/><text:span text:style-name="T47">2. </text:span><text:span text:style-name="Strong_20_Emphasis"><text:span text:style-name="T47">Меньшая поддержка мультимедиа</text:span></text:span><text:bookmark-end text:name="__RefHeading___Toc737_291603241"/></text:h>
      <text:list xml:id="list3235768671" text:style-name="L68">
        <text:list-item>
          <text:p text:style-name="P178">Для работы с аудио и видео Python не предлагает такой же глубокой поддержки, как C++ или Rust. </text:p>
        </text:list-item>
        <text:list-item>
          <text:p text:style-name="P179">Работа с WebRTC и обработка медиапотоков часто требует использования внешних серверов или библиотек. </text:p>
        </text:list-item>
      </text:list>
      <text:h text:style-name="Heading_20_4" text:outline-level="4"><text:bookmark-start text:name="__RefHeading___Toc739_291603241"/><text:soft-page-break/><text:span text:style-name="T47">3. </text:span><text:span text:style-name="Strong_20_Emphasis"><text:span text:style-name="T47">Ресурсоёмкость</text:span></text:span><text:bookmark-end text:name="__RefHeading___Toc739_291603241"/></text:h>
      <text:list xml:id="list3603486318" text:style-name="L69">
        <text:list-item>
          <text:p text:style-name="P180">Python более требователен к ресурсам, чем языки с низкоуровневым управлением памятью. </text:p>
        </text:list-item>
      </text:list>
      <text:h text:style-name="Heading_20_3" text:outline-level="3"><text:bookmark-start text:name="__RefHeading___Toc741_291603241"/><text:span text:style-name="Strong_20_Emphasis"><text:span text:style-name="T47">Когда Python подходит как фундаментальный язык</text:span></text:span><text:bookmark-end text:name="__RefHeading___Toc741_291603241"/></text:h>
      <text:list xml:id="list897110704" text:style-name="L70">
        <text:list-item>
          <text:p text:style-name="P236"><text:span text:style-name="Strong_20_Emphasis"><text:span text:style-name="T47">Прототипирование и быстрый запуск</text:span></text:span><text:span text:style-name="T47">: Python идеален для быстрого создания минимально жизнеспособного продукта (MVP). </text:span></text:p>
        </text:list-item>
        <text:list-item>
          <text:p text:style-name="P236"><text:span text:style-name="Strong_20_Emphasis"><text:span text:style-name="T47">API и управление</text:span></text:span><text:span text:style-name="T47">: Подходит для создания REST API и работы с базой данных. </text:span></text:p>
        </text:list-item>
        <text:list-item>
          <text:p text:style-name="P235"><text:span text:style-name="Strong_20_Emphasis"><text:span text:style-name="T47">Гибкость</text:span></text:span><text:span text:style-name="T47">: Если планируется интеграция с высокопроизводительными языками для отдельных частей. </text:span></text:p>
        </text:list-item>
      </text:list>
      <text:h text:style-name="Heading_20_3" text:outline-level="3"><text:bookmark-start text:name="__RefHeading___Toc743_291603241"/><text:span text:style-name="Strong_20_Emphasis"><text:span text:style-name="T47">Когда Python недостаточен</text:span></text:span><text:bookmark-end text:name="__RefHeading___Toc743_291603241"/></text:h>
      <text:list xml:id="list3786203857" text:style-name="L71">
        <text:list-item>
          <text:p text:style-name="P181">Если мессенджер ориентирован на обработку видео и аудио в реальном времени с низкой задержкой. </text:p>
        </text:list-item>
        <text:list-item>
          <text:p text:style-name="P181">Если ожидается высокая нагрузка (десятки тысяч одновременных подключений). </text:p>
        </text:list-item>
        <text:list-item>
          <text:p text:style-name="P182">Если важна минимальная задержка и максимальная производительность. </text:p>
        </text:list-item>
      </text:list>
      <text:h text:style-name="P21" text:outline-level="3"><text:bookmark-start text:name="__RefHeading___Toc745_291603241"/><text:span text:style-name="Strong_20_Emphasis"><text:span text:style-name="T47">Заключение</text:span></text:span><text:bookmark-end text:name="__RefHeading___Toc745_291603241"/></text:h>
      <text:p text:style-name="P16"><text:tab/>Python может быть отличным фундаментом для разработки текстового и базового функционала мессенджера. Однако для высоконагруженных задач (RTC, обработка мультимедиа) лучше использовать Python как основу для API и управления, дополняя его более производительными технологиями (например, Rust, C++ или специализированные RTC-серверы).</text:p>
      <text:p text:style-name="P17"/>
      <text:h text:style-name="P94" text:outline-level="2"><text:bookmark-start text:name="__RefHeading___Toc850_291603241"/>Заключени<text:span text:style-name="T43">е</text:span> по выбору языка программирования<text:bookmark-end text:name="__RefHeading___Toc850_291603241"/></text:h>
      <text:p text:style-name="P18"><text:tab/>Rust является отличным выбором для реализации мессенджера, если ваша цель — высокопроизводительное, безопасное и современное приложение. Несмотря на крутой порог входа и более сложный процесс разработки по сравнению с Python, Rust обеспечивает:</text:p>
      <text:list xml:id="list203911918" text:style-name="L72">
        <text:list-item>
          <text:p text:style-name="P237"><text:span text:style-name="Strong_20_Emphasis"><text:span text:style-name="T47">Максимальную производительность</text:span></text:span><text:span text:style-name="T47">: благодаря компиляции в машинный код и отсутствию глобальной блокировки интерпретатора (как в Python). Это особенно важно для работы в реальном времени (RTC), где критична минимальная задержка.</text:span></text:p>
        </text:list-item>
        <text:list-item>
          <text:p text:style-name="P237"><text:span text:style-name="Strong_20_Emphasis"><text:span text:style-name="T47">Безопасность</text:span></text:span><text:span text:style-name="T47">: уникальная система владения (ownership) предотвращает утечки памяти и ошибки работы с многопоточностью, что делает приложение надёжным.</text:span></text:p>
        </text:list-item>
        <text:list-item>
          <text:p text:style-name="P237"><text:span text:style-name="Strong_20_Emphasis"><text:span text:style-name="T47">Современные инструменты и библиотеки</text:span></text:span><text:span text:style-name="T47">: Rust предлагает богатую экосистему для работы с базами данных, WebRTC, API и асинхронными задачами (библиотеки, такие как Tokio, Actix Web, SQLx).</text:span></text:p>
        </text:list-item>
        <text:list-item>
          <text:p text:style-name="P237"><text:span text:style-name="Strong_20_Emphasis"><text:span text:style-name="T47">Кроссплатформенность</text:span></text:span><text:span text:style-name="T47">: код на Rust легко компилируется под разные платформы, что упрощает развертывание.</text:span></text:p>
        </text:list-item>
      </text:list>
      <text:p text:style-name="P11"><text:tab/>Хотя Python удобен для быстрого прототипирования, его производительность ограничена, особенно при обработке большого количества соединений или мультимедиа. <text:soft-page-break/><text:tab/>Использование Rust для всех частей приложения — API и RTC — позволит создать единое, высокопроизводительное решение, минимизируя потребление ресурсов и повышая надёжность.</text:p>
      <text:p text:style-name="P11"><text:tab/>Таким образом, Rust является оптимальным выбором для разработки мессенджера с учетом современных требований к производительности, безопасности и масштабируемости.</text:p>
      <text:p text:style-name="P18"/>
      <text:h text:style-name="P87" text:outline-level="1">Заключение</text:h>
      <text:p text:style-name="P19"><text:tab/>Проект мессенджера представляет собой не просто разработку приложения для обмена сообщениями, а полноценное исследование современных технологий и принципов построения коммуникационных систем. Этот мессенджер будет сочетать функциональность и гибкость, предоставляя пользователям мощный инструмент для общения, работы и управления сообществами.</text:p>
      <text:h text:style-name="Heading_20_3" text:outline-level="3"><text:span text:style-name="Strong_20_Emphasis"><text:span text:style-name="T47">Ключевые аспекты проекта</text:span></text:span></text:h>
      <text:list xml:id="list3381582822" text:style-name="L73">
        <text:list-item>
          <text:p text:style-name="P238"><text:span text:style-name="Strong_20_Emphasis"><text:span text:style-name="T47">Практическое значение</text:span></text:span><text:span text:style-name="T47">:</text:span></text:p>
          <text:list>
            <text:list-item>
              <text:p text:style-name="P183">Проект позволит не только создать полезное приложение, но и углубить понимание архитектуры мессенджеров, таких как Telegram и Discord.</text:p>
            </text:list-item>
            <text:list-item>
              <text:p text:style-name="P183">Опыт работы с шифрованием, масштабируемостью, сетевыми протоколами и пользовательскими интерфейсами станет незаменимым в дальнейшем профессиональном развитии.</text:p>
            </text:list-item>
          </text:list>
        </text:list-item>
        <text:list-item>
          <text:p text:style-name="P238"><text:span text:style-name="Strong_20_Emphasis"><text:span text:style-name="T47">Уникальность</text:span></text:span><text:span text:style-name="T47">:</text:span></text:p>
          <text:list>
            <text:list-item>
              <text:p text:style-name="P183">Мессенджер предложит серверную функциональность, аналогичную Discord, позволяя пользователям самостоятельно управлять своими данными.</text:p>
            </text:list-item>
            <text:list-item>
              <text:p text:style-name="P183">Благодаря встроенной системе шифрования, пользователи будут уверены в приватности своего общения.</text:p>
            </text:list-item>
          </text:list>
        </text:list-item>
        <text:list-item>
          <text:p text:style-name="P238"><text:span text:style-name="Strong_20_Emphasis"><text:span text:style-name="T47">Функциональность</text:span></text:span><text:span text:style-name="T47">:</text:span></text:p>
          <text:list>
            <text:list-item>
              <text:p text:style-name="P183">Поддержка текстовых, голосовых и видеосообщений, а также развёртывания серверов обеспечит широкие возможности для использования.</text:p>
            </text:list-item>
            <text:list-item>
              <text:p text:style-name="P183">Кроссплатформенность и масштабируемость сделают приложение удобным как для личного, так и для профессионального использования.</text:p>
            </text:list-item>
          </text:list>
        </text:list-item>
        <text:list-item>
          <text:p text:style-name="P238"><text:span text:style-name="Strong_20_Emphasis"><text:span text:style-name="T47">Образовательный аспект</text:span></text:span><text:span text:style-name="T47">:</text:span></text:p>
          <text:list>
            <text:list-item>
              <text:p text:style-name="P184">Проект станет отличной платформой для изучения сложных технологий, таких как WebRTC, асинхронное программирование, шифрование, и работы с базами данных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Заголовок_20__2116_1_5f_" style:display-name="Заголовок №1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22:39.421276819</meta:creation-date>
    <meta:generator>LibreOffice/7.3.7.2$Linux_X86_64 LibreOffice_project/30$Build-2</meta:generator>
    <dc:date>2025-01-12T12:56:59.844235607</dc:date>
    <meta:editing-duration>PT2H25M36S</meta:editing-duration>
    <meta:editing-cycles>27</meta:editing-cycles>
    <meta:document-statistic meta:table-count="23" meta:image-count="0" meta:object-count="0" meta:page-count="22" meta:paragraph-count="490" meta:word-count="3940" meta:character-count="30639" meta:non-whitespace-character-count="27050"/>
  </office:meta>
</office:document-meta>
</file>